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38000000388A09AE784570038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color="#bee3d3" draw:textarea-horizontal-align="justify" draw:textarea-vertical-align="middle" draw:auto-grow-height="false" fo:min-height="13.17cm" fo:min-width="18.625cm"/>
    </style:style>
    <style:style style:name="gr2" style:family="graphic" style:parent-style-name="standard">
      <style:graphic-properties draw:fill-color="#ffffff" draw:textarea-horizontal-align="justify" draw:textarea-vertical-align="middle" draw:auto-grow-height="false" fo:min-height="3.217cm" fo:min-width="8.984cm" draw:shadow="hidden"/>
    </style:style>
    <style:style style:name="gr3" style:family="graphic" style:parent-style-name="standard">
      <style:graphic-properties draw:stroke="none" draw:stroke-dash="Dashed_20__28_var_29__20_1" draw:stroke-linejoin="none" draw:fill-color="#43698c" draw:textarea-horizontal-align="center" draw:textarea-vertical-align="middle" draw:auto-grow-height="true" fo:min-height="0cm" fo:min-width="0cm" draw:shadow="hidden"/>
    </style:style>
    <style:style style:name="gr4" style:family="graphic" style:parent-style-name="standard">
      <style:graphic-properties draw:fill-color="#ffffff" draw:textarea-horizontal-align="justify" draw:textarea-vertical-align="middle" draw:auto-grow-height="false" fo:min-height="1.113cm" fo:min-width="0cm"/>
    </style:style>
    <style:style style:name="gr5" style:family="graphic" style:parent-style-name="standard">
      <style:graphic-properties draw:fill-color="#ffffff" draw:textarea-horizontal-align="justify" draw:textarea-vertical-align="middle" draw:auto-grow-height="false" fo:min-height="0.726cm" fo:min-width="9.753cm"/>
    </style:style>
    <style:style style:name="gr6" style:family="graphic" style:parent-style-name="standard">
      <style:graphic-properties draw:stroke="none" draw:stroke-dash="Dashed_20__28_var_29__20_1" svg:stroke-width="0cm" draw:stroke-linejoin="none" svg:stroke-linecap="butt" draw:fill="solid" draw:fill-color="#67aea2" draw:textarea-horizontal-align="center" draw:textarea-vertical-align="middle"/>
    </style:style>
    <style:style style:name="gr7" style:family="graphic" style:parent-style-name="standard">
      <style:graphic-properties draw:stroke="none" draw:stroke-dash="Dashed_20__28_var_29__20_1" svg:stroke-width="0cm" draw:stroke-linejoin="none" svg:stroke-linecap="butt" draw:fill="solid" draw:fill-color="#43698c" draw:textarea-horizontal-align="center" draw:textarea-vertical-align="middle"/>
    </style:style>
    <style:style style:name="gr8" style:family="graphic" style:parent-style-name="standard">
      <style:graphic-properties draw:stroke="none" draw:stroke-dash="Dashed_20__28_var_29__20_1" svg:stroke-width="0cm" draw:stroke-linejoin="none" svg:stroke-linecap="butt" draw:fill="solid" draw:fill-color="#6b6a60" draw:textarea-horizontal-align="center" draw:textarea-vertical-align="middle"/>
    </style:style>
    <style:style style:name="gr9" style:family="graphic" style:parent-style-name="standard">
      <style:graphic-properties draw:stroke="none" draw:stroke-dash="Dashed_20__28_var_29__20_1" svg:stroke-width="0cm" draw:stroke-linejoin="none" svg:stroke-linecap="butt" draw:fill="solid" draw:fill-color="#1f1d1e" draw:textarea-horizontal-align="center" draw:textarea-vertical-align="middle"/>
    </style:style>
    <style:style style:name="gr10"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stroke-dash="Dashed_20__28_var_29__20_1" svg:stroke-width="0cm" draw:stroke-linejoin="none" svg:stroke-linecap="butt" draw:fill="solid" draw:fill-color="#00d4aa" draw:textarea-horizontal-align="center" draw:textarea-vertical-align="middle"/>
    </style:style>
    <style:style style:name="gr12" style:family="graphic" style:parent-style-name="standard">
      <style:graphic-properties draw:stroke="solid" draw:stroke-dash="Dashed_20__28_var_29__20_1" svg:stroke-width="0.012cm" svg:stroke-color="#00d4aa" draw:stroke-linejoin="miter" svg:stroke-linecap="butt" draw:fill="none" draw:fill-color="#00d4aa" draw:textarea-horizontal-align="center" draw:textarea-vertical-align="middle" fo:padding-top="0.006cm" fo:padding-bottom="0.006cm" fo:padding-left="0.006cm" fo:padding-right="0.006cm"/>
    </style:style>
    <style:style style:name="gr13" style:family="graphic" style:parent-style-name="standard">
      <style:graphic-properties draw:stroke="solid" draw:stroke-dash="Dashed_20__28_var_29__20_1" svg:stroke-width="0.061cm" svg:stroke-color="#ffffff" draw:stroke-linejoin="miter" svg:stroke-linecap="butt" draw:textarea-horizontal-align="center" draw:textarea-vertical-align="middle" fo:padding-top="0.03cm" fo:padding-bottom="0.03cm" fo:padding-left="0.03cm" fo:padding-right="0.03cm"/>
    </style:style>
    <style:style style:name="gr14" style:family="graphic" style:parent-style-name="standard">
      <style:graphic-properties draw:stroke="none" draw:stroke-dash="Dashed_20__28_var_29__20_1" svg:stroke-width="0cm" svg:stroke-color="#ffffff" draw:stroke-linejoin="none" svg:stroke-linecap="butt" draw:fill="solid" draw:fill-color="#6b6a60" draw:textarea-horizontal-align="center" draw:textarea-vertical-align="middle"/>
    </style:style>
    <style:style style:name="gr15" style:family="graphic" style:parent-style-name="standard">
      <style:graphic-properties draw:stroke="none" draw:stroke-dash="Dashed_20__28_var_29__20_1" svg:stroke-width="0cm" svg:stroke-color="#ffffff" draw:stroke-linejoin="none" svg:stroke-linecap="butt" draw:fill="solid" draw:fill-color="#1f1d1e" draw:textarea-horizontal-align="center" draw:textarea-vertical-align="middle"/>
    </style:style>
    <style:style style:name="gr16" style:family="graphic" style:parent-style-name="standard">
      <style:graphic-properties draw:stroke="none" draw:stroke-dash="Dashed_20__28_var_29__20_1" svg:stroke-width="0cm" draw:stroke-linejoin="none" svg:stroke-linecap="butt" draw:fill="solid" draw:fill-color="#fbfcfc" draw:textarea-horizontal-align="center" draw:textarea-vertical-align="middle"/>
    </style:style>
    <style:style style:name="gr17" style:family="graphic" style:parent-style-name="standard">
      <style:graphic-properties draw:stroke="none" draw:stroke-dash="Dashed_20__28_var_29__20_1" svg:stroke-width="0cm" draw:stroke-linejoin="none" svg:stroke-linecap="butt" draw:fill="solid" draw:fill-color="#c9dee9" draw:textarea-horizontal-align="center" draw:textarea-vertical-align="middle"/>
    </style:style>
    <style:style style:name="gr18" style:family="graphic" style:parent-style-name="standard">
      <style:graphic-properties draw:stroke="none" draw:stroke-dash="Dashed_20__28_var_29__20_1" svg:stroke-width="0cm" draw:stroke-linejoin="none" svg:stroke-linecap="butt" draw:fill="solid" draw:fill-color="#dfc49f" draw:textarea-horizontal-align="center" draw:textarea-vertical-align="middle"/>
    </style:style>
    <style:style style:name="gr19" style:family="graphic" style:parent-style-name="standard">
      <style:graphic-properties draw:stroke="none" draw:stroke-dash="Dashed_20__28_var_29__20_1" svg:stroke-width="0cm" draw:stroke-linejoin="none" svg:stroke-linecap="butt" draw:fill="solid" draw:fill-color="#d9ba3c" draw:textarea-horizontal-align="center" draw:textarea-vertical-align="middle"/>
    </style:style>
    <style:style style:name="gr20" style:family="graphic" style:parent-style-name="standard">
      <style:graphic-properties draw:stroke="none" draw:stroke-dash="Dashed_20__28_var_29__20_1" svg:stroke-width="0cm" draw:stroke-linejoin="none" svg:stroke-linecap="butt" draw:fill="solid" draw:fill-color="#959694" draw:textarea-horizontal-align="center" draw:textarea-vertical-align="middle"/>
    </style:style>
    <style:style style:name="gr21" style:family="graphic" style:parent-style-name="standard">
      <style:graphic-properties draw:stroke="none" draw:stroke-dash="Dashed_20__28_var_29__20_1" svg:stroke-width="0cm" draw:stroke-linejoin="none" svg:stroke-linecap="butt" draw:fill="solid" draw:fill-color="#ac926e" draw:textarea-horizontal-align="center" draw:textarea-vertical-align="middle"/>
    </style:style>
    <style:style style:name="gr22" style:family="graphic" style:parent-style-name="standard">
      <style:graphic-properties draw:stroke="none" draw:stroke-dash="Dashed_20__28_var_29__20_1" svg:stroke-width="0cm" draw:stroke-linejoin="none" svg:stroke-linecap="butt" draw:fill="solid" draw:fill-color="#bb7250" draw:textarea-horizontal-align="center" draw:textarea-vertical-align="middle"/>
    </style:style>
    <style:style style:name="gr23" style:family="graphic" style:parent-style-name="standard">
      <style:graphic-properties draw:stroke="none" draw:stroke-dash="Dashed_20__28_var_29__20_1" svg:stroke-width="0cm" draw:stroke-linejoin="none" svg:stroke-linecap="butt" draw:fill="solid" draw:fill-color="#3d6a8e" draw:textarea-horizontal-align="center" draw:textarea-vertical-align="middle"/>
    </style:style>
    <style:style style:name="P1" style:family="paragraph">
      <loext:graphic-properties draw:fill-color="#bee3d3"/>
      <style:paragraph-properties fo:text-align="center"/>
    </style:style>
    <style:style style:name="P2" style:family="paragraph">
      <loext:graphic-properties draw:fill-color="#ffffff"/>
      <style:paragraph-properties fo:text-align="center"/>
    </style:style>
    <style:style style:name="P3" style:family="paragraph">
      <loext:graphic-properties draw:fill-color="#43698c"/>
      <style:paragraph-properties fo:text-align="center"/>
    </style:style>
    <style:style style:name="P4" style:family="paragraph">
      <loext:graphic-properties draw:fill="solid" draw:fill-color="#67aea2"/>
      <style:paragraph-properties fo:text-align="center"/>
    </style:style>
    <style:style style:name="P5" style:family="paragraph">
      <loext:graphic-properties draw:fill="solid" draw:fill-color="#43698c"/>
      <style:paragraph-properties fo:text-align="center"/>
    </style:style>
    <style:style style:name="P6" style:family="paragraph">
      <loext:graphic-properties draw:fill="solid" draw:fill-color="#6b6a60"/>
      <style:paragraph-properties fo:text-align="center"/>
    </style:style>
    <style:style style:name="P7" style:family="paragraph">
      <loext:graphic-properties draw:fill="solid" draw:fill-color="#1f1d1e"/>
      <style:paragraph-properties fo:text-align="center"/>
    </style:style>
    <style:style style:name="P8" style:family="paragraph">
      <style:paragraph-properties fo:text-align="center"/>
    </style:style>
    <style:style style:name="P9" style:family="paragraph">
      <loext:graphic-properties draw:fill="solid" draw:fill-color="#00d4aa"/>
      <style:paragraph-properties fo:text-align="center"/>
    </style:style>
    <style:style style:name="P10" style:family="paragraph">
      <loext:graphic-properties draw:fill="none" draw:fill-color="#00d4aa"/>
      <style:paragraph-properties fo:text-align="center"/>
    </style:style>
    <style:style style:name="P11" style:family="paragraph">
      <loext:graphic-properties draw:fill="solid" draw:fill-color="#fbfcfc"/>
      <style:paragraph-properties fo:text-align="center"/>
    </style:style>
    <style:style style:name="P12" style:family="paragraph">
      <loext:graphic-properties draw:fill="solid" draw:fill-color="#c9dee9"/>
      <style:paragraph-properties fo:text-align="center"/>
    </style:style>
    <style:style style:name="P13" style:family="paragraph">
      <loext:graphic-properties draw:fill="solid" draw:fill-color="#dfc49f"/>
      <style:paragraph-properties fo:text-align="center"/>
    </style:style>
    <style:style style:name="P14" style:family="paragraph">
      <loext:graphic-properties draw:fill="solid" draw:fill-color="#d9ba3c"/>
      <style:paragraph-properties fo:text-align="center"/>
    </style:style>
    <style:style style:name="P15" style:family="paragraph">
      <loext:graphic-properties draw:fill="solid" draw:fill-color="#959694"/>
      <style:paragraph-properties fo:text-align="center"/>
    </style:style>
    <style:style style:name="P16" style:family="paragraph">
      <loext:graphic-properties draw:fill="solid" draw:fill-color="#ac926e"/>
      <style:paragraph-properties fo:text-align="center"/>
    </style:style>
    <style:style style:name="P17" style:family="paragraph">
      <loext:graphic-properties draw:fill="solid" draw:fill-color="#bb7250"/>
      <style:paragraph-properties fo:text-align="center"/>
    </style:style>
    <style:style style:name="P18" style:family="paragraph">
      <loext:graphic-properties draw:fill="solid" draw:fill-color="#3d6a8e"/>
      <style:paragraph-properties fo:text-align="center"/>
    </style:style>
  </office:automatic-styles>
  <office:body>
    <office:drawing>
      <draw:page draw:name="page1" draw:style-name="dp1" draw:master-page-name="Default">
        <draw:custom-shape draw:style-name="gr1" draw:text-style-name="P1" draw:layer="layout" svg:width="19.125cm" svg:height="13.42cm" svg:x="2.449cm" svg:y="5.06cm">
          <text:p/>
          <draw:enhanced-geometry svg:viewBox="0 0 21600 21600" draw:type="rectangle" draw:enhanced-path="M 0 0 L 21600 0 21600 21600 0 21600 0 0 Z N"/>
        </draw:custom-shape>
        <draw:g>
          <draw:path draw:style-name="gr2" draw:text-style-name="P2" draw:layer="layout" svg:width="8.785cm" svg:height="2.738cm" svg:x="7.491cm" svg:y="10.134cm" svg:viewBox="0 0 8786 2739" svg:d="M0 2739v-2169c0-285 285-570 570-570h7645c285 0 571 285 571 570v2169z">
            <text:p/>
          </draw:path>
          <draw:path draw:style-name="gr3" draw:text-style-name="P3" draw:layer="layout" svg:width="8.456cm" svg:height="2.635cm" svg:x="7.656cm" svg:y="10.288cm" svg:viewBox="0 0 8457 2636" svg:d="M0 2636v-2087c0-275 274-549 549-549h7358c274 0 550 274 550 549v2087z">
            <text:p/>
          </draw:path>
        </draw:g>
        <draw:g>
          <draw:custom-shape draw:style-name="gr4" draw:text-style-name="P2" draw:layer="layout" svg:width="0.366cm" svg:height="1.363cm" svg:x="7.455cm" svg:y="15.509cm">
            <text:p/>
            <draw:enhanced-geometry svg:viewBox="0 0 21600 21600" draw:type="rectangle" draw:enhanced-path="M 0 0 L 21600 0 21600 21600 0 21600 0 0 Z N"/>
          </draw:custom-shape>
          <draw:custom-shape draw:style-name="gr4" draw:text-style-name="P2" draw:layer="layout" svg:width="0.366cm" svg:height="1.363cm" svg:x="15.939cm" svg:y="15.509cm">
            <text:p/>
            <draw:enhanced-geometry svg:viewBox="0 0 21600 21600" draw:type="rectangle" draw:enhanced-path="M 0 0 L 21600 0 21600 21600 0 21600 0 0 Z N"/>
          </draw:custom-shape>
        </draw:g>
        <draw:g>
          <draw:path draw:style-name="gr2" draw:text-style-name="P2" draw:layer="layout" svg:width="10.242cm" svg:height="3.192cm" svg:x="6.763cm" svg:y="11.343cm" svg:viewBox="0 0 10243 3193" svg:d="M0 3193v-2528c0-333 332-665 665-665h8912c333 0 666 332 666 665v2528z">
            <text:p/>
          </draw:path>
          <draw:path draw:style-name="gr3" draw:text-style-name="P3" draw:layer="layout" svg:width="9.858cm" svg:height="3.072cm" svg:x="6.955cm" svg:y="11.523cm" svg:viewBox="0 0 9859 3073" svg:d="M0 3073v-2433c0-320 320-640 640-640h8578c320 0 641 320 641 640v2433z">
            <text:p/>
          </draw:path>
        </draw:g>
        <draw:path draw:style-name="gr5" draw:text-style-name="P2" draw:layer="layout" svg:width="10.252cm" svg:height="0.975cm" svg:x="6.754cm" svg:y="14.544cm" svg:viewBox="0 0 10253 976" svg:d="M150 835h1158v-695h-1158zM1424 835h1158v-695h-1158zM2699 835h1158v-695h-1158zM3973 835h1158v-695h-1158zM5248 835h1158v-695h-1158zM6522 835h1158v-695h-1158zM7797 835h1158v-695h-1158zM9095 835h943v-695h-943zM0 976v-976h10253v976z">
          <text:p/>
        </draw:path>
      </draw:page>
      <draw:page draw:name="page2" draw:style-name="dp1" draw:master-page-name="Default">
        <draw:path draw:style-name="gr6" draw:text-style-name="P4" draw:layer="layout" svg:width="20.691cm" svg:height="18.985cm" svg:x="2.497cm" svg:y="1.263cm" svg:viewBox="0 0 20692 18986" svg:d="M0 9494v-9494h10347 10345v9494 9492h-10345-10347zM15124 18006c167-82 259-230 259-416s-92-334-259-416c-79-39-97-43-203-42-100 0-127 5-189 35-90 44-183 141-229 239-28 62-34 92-34 184 0 91 6 122 34 183 35 76 105 162 168 206 124 88 307 99 453 27zM14663 17953c-5-8 6-32 24-54l33-39-41-54c-23-30-44-57-46-60s-24 4-49 16-51 19-58 15c-16-10-38-94-38-145 0-41 1-42 56-42 56 0 57-1 64-48 4-27 11-59 15-71 7-16-4-28-44-49l-54-27 43-60c24-32 53-65 65-73 22-14 28-10 76 59 4 6 37-2 74-18l68-30-9-62-8-62 89 4 88 4-3 58c-2 58-2 58 61 88l64 30 40-43 39-42 40 45c21 25 47 60 57 79 17 33 16 34-33 57-43 19-50 28-43 50 5 15 13 47 17 72 7 43 11 46 62 49 45 4 55 9 55 30 0 38-27 140-40 148-5 3-31-4-56-16s-48-19-50-16c-1 3-23 31-46 61-43 56-44 56-18 84 46 51 45 58-13 92-30 17-70 36-89 40-31 8-34 5-42-43l-8-52-77-4-78-4-10 50c-5 28-16 53-23 55s-42-10-79-27c-36-17-70-37-75-45zM14046 17399c9-53 41-139 81-220 104-212 279-371 496-450 457-166 954 64 1141 528 18 44 39 114 47 155 12 65 18 75 43 75 36 0 36-9 10-140-12-57-46-152-79-222-50-102-77-140-172-234-97-97-130-121-247-178-82-39-174-73-234-85-513-103-1014 196-1134 677-36 146-36 182 2 182 26 0 31-10 46-88zM4825 14734h-1217-1217v379c0 208 4 485 9 614l8 234h1139c626 0 1145-5 1153-10l2465-9c7 17 493 19 4334 16l4327-3 3-611 3-610h-4284c-3419 0-4284 3-4284 16 0 4-5 59-12 147 3-45 8-94 12-147zM7252 14897c-10 110-25 271-41 447-29 318-50 587-46 598 41-532 55-679 87-1045zM3687 14449h3602l4197 3c2309 2 5096 5 6195 7 1797 3 2000 1 2026-17 94-66 138-323 81-473-36-95-70-137-121-150-29-8-50-26-70-62l-29-51v-720c-1-835 4-801-128-943-177-192-484-322-848-359-79-7-148-21-156-30-36-40-317-569-308-578 11-9 686-426 1472-909 185-113 342-214 351-224 45-56-119-376-259-504-33-31-62-55-65-55-5 0-155 92-1178 721-348 215-638 392-644 393-5 2-213-363-461-810-248-446-456-817-463-824-7-8-36 33-79 111l-66 123 426 769 425 769-163 102c-90 55-467 288-838 517l-674 416-1009-4-1008-3 83-200c124-297 277-602 478-950 98-171 263-456 365-634-20185 12-1864-513-2816 1789l-61 8c-281 36-447 80-610 161-190 96-309 208-378 358-29 62-29 66-33 835l-3 772h-1789-1790v113c0 97-19 301-45 485l-7 48c52-646 7-48 52-646l-4064 3-1556 4-37 27c-149 110-153 483-7 600l36 29 413-8c228-5 930-9 1561-9zM13958 13802v-982-982h569 568v167 167l-42 26c-34 21-97 127-332 554-160 290-305 553-322 585-18 31-27 53-20 49s168-104 359-222c192-118 351-214 353-214 3 0 4 195 4 433v433l-475-3c-261-1-517-4-568-7zM15383 13291l3-526 562-347c310-191 567-347 572-347 6 0 9 391 7 869l-3 869-572 4-573 3zM16802 12854v-963l56-33 56-33 516 4 515 3v989 988l-572 4-571 3zM18223 12828c0-558 5-991 12-995 6-4 65 90 131 209 65 119 302 546 525 949 320 579 405 742 405 779v46h-536-537zM11208 13037l3-766 31-61c61-125 215-238 412-305 76-26 276-67 327-67 23 0 24 36 28 721 5 687 6 725 32 818 38 135 88 250 148 340 27 42 50 78 50 81s-233 5-517 5h-518zM13617 13755c20-27 41-54 46-61 6-7 11 15 11 48v61h-46-46zM18960 12609c-181-327-352-635-378-684l-49-89 68 9c298 40 567 186 658 356 30 56 31 67 34 426 3 202 3 415 0 473l-3 105zM15380 11910v-85h130c71 0 127 5 123 11-5 8-180 119-244 154-5 3-9-33-9-80zM17183 11659c17-15 689-428 710-436 10-4 51 57 110 166 52 94 109 196 126 226l32 55h-495c-281 0-490-4-483-11z">
          <text:p/>
        </draw:path>
        <draw:path draw:style-name="gr7" draw:text-style-name="P5" draw:layer="layout" svg:width="20.691cm" svg:height="18.985cm" svg:x="2.497cm" svg:y="1.263cm" svg:viewBox="0 0 20692 18986" svg:d="M0 9494v-9494h10347 10345v9494 9492h-10345-10347zM14010 16605c-1 525-4 655-20 714-25 95-25 168 0 168 17 0 20 33 20 226v226h39c36 0 39-3 31-29-77-241-71-446 19-668 106-260 353-473 622-537 107-25 305-25 413 0 327 77 606 371 675 711 12 62 18 71 44 71s31-7 31-42c-1-132-97-366-202-489-133-157-336-285-514-325l-77-17 109-6 109-7 3-152 4-151h-498-299zM14320 15961h756 756v-613-614h-71-71v-130-129l1996-3 1996-3 34-33c50-46 80-112 98-211 32-184-46-391-156-415-23-6-42-23-56-53-19-41-22-119-22-748 0-664-1-707-25-785-89-285-495-506-1009-549l-103-8-161-292-160-291 54-34c29-19 435-268 900-555 466-287 858-532 871-544 22-21 23-30 9-84-44-178-269-497-337-480-12 3-425 254-917 557-738 456-898 550-911 535-9-9-80-133-158-276-79-142-280-507-449-810l-305-552 492-894c462-838 492-896 469-912-42-31-610-353-673-382-49-23-86-28-185-29-110 0-131 4-207 40-97 46-166 103-218 179-20 29-261 463-537 964s-561 1019-634 1150c-126 227-332 599-1107 2009-184 334-334 602-334 597 0-15 95-235 184-427-6153-133-7970-86-11169-79 56 14 52 15-110 24-261 15-358 29-435 66-247 117-443 459-501 877-9 64-14 409-14 940v839h-81c-111 0-161 28-207 119-67 129-61 346 12 459 59 91 72 94 365 94h260l2 578c1 319 3 588 3 598 1 14 20 21 69 24l67 3 4 139 4 138c5430 56 6272 50 11922 12zM14320 16706v-98h223l223 1-92 24c-89 24-224 86-312 144l-42 27zM14152 13793c0-5 49-96 108-202l108-193 218-135c120-74 284-175 364-224l145-89v426 427h-471c-260 0-472-4-472-10zM15380 13288v-514l475-293c261-161 517-319 568-351l94-59v866 866h-569-568zM16802 12849v-954l50-28c49-28 59-29 568-29h519v983 982h-569-568zM18223 12820c0-712 4-982 15-979 25 9 1058 1888 1058 1926v36h-536-537zM18918 12524c-204-369-372-674-372-677 0-9 147 17 246 44 211 57 392 180 463 315l35 65 4 395c2 216 2 424 0 462l-4 68zM15053 12152c19-34 36-64 38-67 3-3 4 15 4 39 0 36-7 49-38 67l-38 23zM15380 11916v-78h125c68 0 122 2 119 5-3 2-59 37-125 77l-119 74zM15328 11662c0-5 20-44 44-87 24-44 202-367 396-719 550-998 670-1216 821-1488 78-140 145-251 150-246s196 347 424 757c333 601 412 752 398 765-9 8-385 243-837 521l-820 505h-288c-158 0-288-3-288-8zM17209 11646c21-13 186-115 367-226 180-111 329-201 330-199 16 23 240 436 240 441s-220 8-488 8c-480 0-487 0-449-24zM15139 18005c332-163 335-659 4-832-75-39-88-42-216-42-118 0-144 5-200 32-87 43-181 140-224 230-30 64-34 91-34 197 0 100 5 134 29 186 60 130 153 214 296 265 92 33 236 18 345-36zM14736 17990l-81-41 33-43 33-44-45-59c-25-33-46-67-46-75 0-11-3-11-10-1-5 8-28 24-51 36l-41 21-20-67c-32-107-29-114 38-114 55 0 58-2 59-36 0-19 8-55 16-80 16-45 16-46-34-68l-50-23 22-34c12-19 37-51 56-72l34-38 34 42 34 42 58-28c31-16 64-28 73-28s14-10 10-23c-24-90-24-92 24-101 25-4 66-4 91 0 48 9 48 10 24 100-4 14 5 24 29 30 20 5 51 20 71 34l35 25 38-46 37-45 33 36c37 41 75 95 75 108 0 5-21 17-46 26-40 15-45 21-39 49 5 18 12 55 16 81 7 46 11 49 55 50 25 1 52 1 58 0 12-2 2 70-20 138l-13 41-49-25-50-25-36 48c-20 27-44 54-53 61-14 10-9 23 21 60l39 46-63 34c-34 19-72 35-84 35-21 0-25-7-38-66-7-30-12-32-85-32l-78 1-16 55-16 56z">
          <text:p/>
        </draw:path>
        <draw:path draw:style-name="gr8" draw:text-style-name="P6" draw:layer="layout" svg:width="13.057cm" svg:height="11.422cm" svg:x="5.269cm" svg:y="8.346cm" svg:viewBox="0 0 13058 11423" svg:d="M11994 11406c-87-16-217-58-235-76-5-5-18-9-31-9-12 0-25-4-27-9-2-6-42-39-88-76-170-136-266-272-317-450-64-220-54-417 31-626 106-260 353-473 622-537 107-25 305-25 413 0 270 63 519 283 624 549 60 150 79 262 69 408-9 135-54 295-92 324-11 8-19 26-19 40 0 28-66 122-147 209-59 62-214 168-246 168-12 0-21 5-21 11 0 16-155 65-253 79-112 16-169 15-283-5zM12367 10923c332-163 335-659 4-832-75-39-88-42-216-42-118 0-144 5-200 32-87 43-181 140-224 230-30 64-34 91-34 197 0 100 5 134 29 186 60 130 153 214 296 265 92 33 236 18 345-36zM11964 10908l-81-41 33-43 33-44-45-59c-25-33-46-67-46-75 0-11-3-11-10-1-5 8-28 24-51 36l-41 21-20-67c-32-107-29-114 38-114 55 0 58-2 59-36 0-19 8-55 16-80 16-45 16-46-34-68l-50-23 22-34c12-19 37-51 56-72l34-38 34 42 34 42 58-28c31-16 64-28 73-28s14-10 10-23c-24-90-24-92 24-101 25-4 66-4 91 0 48 9 48 10 24 100-4 14 5 24 29 30 20 5 51 20 71 34l35 25 38-46 37-45 33 36c37 41 75 95 75 108 0 5-21 17-46 26-40 15-45 21-39 49 5 18 12 55 16 81 7 46 11 49 55 50 25 1 52 1 58 0 12-2 2 70-20 138l-13 41-49-25-50-25-36 48c-20 27-44 54-53 61-14 10-9 23 21 60l39 46-63 34c-34 19-72 35-84 35-21 0-25-7-38-66-7-30-12-32-85-32l-78 1-16 55-16 56zM32 3894l-32-36 36 31c33 30 41 40 31 40-2 0-18-16-35-35zM6525 3416c12-3 30-3 38 1 9 3-1 6-22 6-22-1-29-4-16-7zM6130 3390c16-3 40-3 52 0 12 4-1 6-29 6-29 0-39-3-23-6zM1694 3348c4-8 13-13 21-13 7 0 9 5 4 13-4 7-13 12-20 12-8 0-10-5-5-12zM5717 3261c8-3 23-4 32 0 9 3 1 7-16 7-18 0-25-3-16-7zM5206 3173c3-86 12 3 6 36-3 16-6 0-6-36zM1199 1816c0-21 3-29 6-16s3 30 0 39c-4 9-7-2-6-23zM382 1791c0-2 9-8 20-12 11-5 17-3 12 5-8 12-32 18-32 7zM770 1662c0-3 9-8 20-13 11-4 16-2 12 6-8 12-32 18-32 7zM11192 853c-4-7-1-13 6-13 8 0 14 6 14 13s-3 13-6 13-9-6-14-13zM12010 250c9-4 23-4 32 0s2 6-16 6-25-2-16-6zM12362 34c0-3 10-13 23-23 20-16 21-15 5 5-17 22-28 29-28 18z">
          <text:p/>
        </draw:path>
        <draw:path draw:style-name="gr9" draw:text-style-name="P7" draw:layer="layout" svg:width="1.529cm" svg:height="1.544cm" svg:x="16.655cm" svg:y="18.078cm" svg:viewBox="0 0 1530 1545" svg:d="M598 1536l37-19c20-11 50-16 65-12 16 4 32 1 37-5 13-22-43-41-92-32-33 6-50 3-58-9-20-33-12-36 63-18 40 9 77 15 82 12s23 0 39 7c28 12 27 13-8 6-30-6-35-4-24 8 10 9 56 16 114 16 59 1 89 6 75 11-18 8-16 10 9 7 18-1 33-11 33-21s8-21 18-24c11-4 14-1 9 8-5 8-3 15 6 15 8 0 11-9 7-19-9-24 6-26 30-4 14 13 16 12 10-6-6-15-2-19 11-14 10 4 19 12 19 19s13 3 29-8 29-27 29-35 7-17 16-20 16 2 16 12c0 22-85 80-103 69-7-5-13-1-13 8-1 13-4 12-13-2-10-16-13-16-20 3-11 29-107 56-127 37-7-8-25-14-40-13-15 0-19 3-10 7 9 3 16 11 16 16 0 9-161 12-225 4zM705 1525c0-7-6-13-13-13s-13 6-13 13 6 13 13 13 13-6 13-13zM792 1517c-5-4-16-5-25-1-10 4-7 7 8 8 13 0 21-3 17-7zM588 1507c18-10 47-22 65-26l32-9-32 18c-18 10-47 22-65 27l-32 9zM521 1503c10-4 21-3 25 1s-3 7-17 7c-15-1-18-4-8-8zM433 1473c-16-10-15-13 7-13s23-2 6-14c-16-12-15-13 5-7 13 5 34 8 48 8s25 6 25 13-8 9-18 5-22 0-27 7c-10 17-21 17-46 1zM900 1443c26-3 66-15 90-26 23-12 54-18 68-14 16 5 22 3 16-6-4-7 3-19 17-27 35-18 52 10 20 34-16 12-18 17-5 17 14 0 13 3 1 16-13 12-18 13-26 0-5-9-21-14-35-12-56 11-96 26-96 35 0 6-11 8-25 4s-42-1-63 6c-27 10-37 9-37-3 0-16 1-17 75-24zM537 1453c0-12 7-19 15-16 24 8 28 36 5 36-11 0-20-9-20-20zM401 1448c8-13 5-16-11-10-13 5-26-1-35-18-8-15-17-24-21-20-12 12-133-95-133-116 0-12-7-16-16-10-9 5-12 5-7-1 5-5-2-19-16-31-49-42-97-157-66-157 16 0 29 38 20 56-4 9 1 4 13-10 22-27 23-37 6-85-9-26-10-22-6 20l6 52-16-50c-9-27-20-44-25-39s-10-2-10-16c0-23-1-24-18-2-15 21-18 21-25 3-5-12-3-17 5-13 7 5 13-8 14-28 0-20 3-29 7-20s14 16 24 16c9 0 20-7 24-16 3-9 7-6 7 7 1 27 100 222 125 247 10 10 12 23 4 34-7 12-15 14-21 6-14-19-46-23-40-6 3 8 10 13 15 12 6-1 19 9 28 22 14 19 21 20 34 7s13-16-2-16c-14 0-15-3-1-16 13-13 24-7 57 29 22 25 45 44 51 42s14 5 18 16 12 17 18 13 15 0 20 8c6 10 4 12-6 6-8-5-14-3-14 5 0 7 13 13 29 12s49 7 74 19c25 11 38 21 30 21s-25 4-38 9c-14 6-19 4-13-6 4-7 2-18-5-22s-13 0-13 9c0 13-3 13-12-1-10-16-15-16-32 2-12 12-21 25-20 29 1 5-3 12-8 17s-5 0 1-10zM402 1403c-14 6-18 0-14-19 3-15-1-27-8-27s-10-6-6-12c5-7-6-10-23-8-19 2-30-3-27-11s-6-29-20-47-23-23-19-12c5 13-3 25-21 33-25 11-25 14-6 30 18 15 20 14 13-4-5-11-3-21 4-21s16 12 20 28c6 20 14 25 35 20 16-4 25-4 21 0s2 16 15 26c12 10 15 15 6 10-25-12-73-20-62-9 5 5 13 9 18 10 26 4 52 23 46 34-5 7 4 6 19-2s27-17 27-20-8-2-18 1zM217 1221c20 4 20 1 2-34-10-20-22-37-26-37s-3 7 2 15c6 9 4 11-6 5-9-5-13-17-10-26 4-9 2-23-4-33-7-12-13-8-20 15-5 16-16 35-24 41-9 6-5 8 10 6 14-2 27 4 30 12 4 11-2 14-18 9-19-7-20-5-4 6 11 8 15 14 9 14s-7 7-2 14c5 8 14 9 23 2 8-7 25-11 38-9zM162 1223c0-3 10-13 23-23 20-16 21-16 4 5-16 21-27 28-27 18zM1183 1394c-17-7-36-20-41-28-2-3-2-6-2-10l40 14c23 8 42 20 42 27 0 6-2 11-3 11-2-1-18-7-36-14zM1141 1353l-3 3h2c0-1 0-2 1-3zM1188 1305c8 0 0 12-18 26l-29 22c4-20 29-48 47-48zM1191 1329c12-13 17-24 11-24s3-14 19-32c17-17 35-29 41-25 7 4 12 1 13-7 3-29 6-34 36-74 17-23 36-39 43-35 6 4 10 0 9-10-2-10 4-34 12-54s15-42 15-48c0-7 10-12 22-13 17 0 19-2 6-10-18-12-8-54 13-54 7 0 10 8 7 18-4 9 4 34 17 55 14 20 25 43 25 50 0 25-70 123-88 123-12 0-16 9-11 26 4 17-2 30-19 39-13 7-22 18-18 24 3 5-10 25-29 43-35 32-97 51-130 39-13-5-11-12 6-31zM1249 1312c17-25 36-46 42-46s5 8-3 18c-8 9-10 22-5 27 6 6 2 6-8 0-13-7-15-5-8 7 7 11 5 14-4 8s-15-4-15 4 5 14 11 14c17 0 41-34 32-43-8-8 14-14 37-11 6 1 9-2 8-8-4-17 17-55 27-49 5 3 7-11 4-32-7-43-12-45-48-18-24 18-41 64-18 50 6-4 9-12 6-17s5-16 18-24c20-13 22-11 17 10-8 30-30 49-63 55-36 5-59 22-50 37 5 7-2 24-14 38-13 13-17 25-10 25s27-21 44-46zM1413 1149c4-15 2-15-8-1-10 15-13 15-18 0-4-10-11-14-16-9-13 12 5 39 22 33 8-2 17-13 20-23zM1431 1039c-4 17-8 19-15 8s-12-10-18 6c-5 12-3 17 5 13 7-5 13-2 13 5s-10 18-21 25c-15 8-17 14-7 20 9 6 21-4 30-24 15-34 45-47 31-13-20 49-20 61-1 29 17-29 17-41 4-65-15-27-16-27-21-4zM710 1043c8-51 6-56-33-78s-41-22-57 0c-55 77-49 75-94 24-22-26-41-52-41-59s21-21 47-32c43-18 46-23 39-60-5-22-8-45-8-52 0-6-27-11-59-11-38 0-58-6-58-16 0-23 26-113 33-113 3 0 26 10 51 22l47 22 30-38 31-39-31-41c-17-22-31-44-31-48 0-13 103-60 115-53 6 4 15 29 20 57 8 48 10 50 58 50s51-2 59-50c4-28 12-53 17-56 11-7 118 40 118 51 0 5-14 28-33 51l-32 43 31 37 32 37 47-23c25-12 49-22 51-22 4 0 34 106 34 122 0 4-25 7-56 7-54 0-56 2-69 51-13 50-13 50 36 73 27 12 50 27 50 33 0 5-19 31-41 56l-41 47-37-45c-36-44-37-45-76-25-38 19-40 23-32 77l9 56h-67-67zM1463 1003c-12-19-16-34-9-34 21 0 16-52-6-60-11-4-17-11-14-16 3-4 8-63 12-131 4-67 3-111-3-97-8 20-12 14-21-33-6-31-12-63-13-70 0-7-11-33-24-56-13-24-20-47-16-50 4-4-6-19-22-33-15-13-20-21-11-16 10 5 23 1 29-8 17-27 14-43-4-29-9 7-23 12-32 12-20-1-108-105-114-134-2-12-5-25-5-29-1-3-7 2-14 13-9 14-16 15-23 5-5-8-49-35-98-60-55-28-82-48-71-53 10-5 2-5-17-2-19 4-39 1-43-7-5-7-21-10-37-6-25 7-25 6-5-6 13-8 50-17 84-20 41-3 54-1 42 7-13 8-14 13-4 13s13 9 8 21c-5 14-3 19 5 14 7-5 29 6 48 23 19 18 38 32 43 32 8 0-46-64-68-80-7-5-13-17-13-26 0-20-84-23-146-5-34 10-46 9-55-6-10-16-12-16-12 1 0 15-19 20-87 21-58 1-79-2-62-10 23-9 22-10-6-7-18 2-31 10-29 20 2 9-4 15-13 13-15-2-28 1-94 27-14 5-39 9-55 7-20-1-28 4-23 15 5 15-11 25-22 14-2-2-17 10-34 25-18 16-39 25-51 21s-17-3-12 3-20 41-55 79c-64 67-88 81-80 46 3-10-1-15-8-10-14 8-49-28-37-40 5-4 17-1 27 8 16 13 22 11 36-11 21-34 41-35 30-1-12 38 5 31 20-7 7-21 18-30 28-25 9 4 5-1-9-13-19-16-10-30 11-17 3 2 18-8 34-22s31-25 34-23c2 2 12 3 21 3 11 0 10-4-3-13-16-10-17-12-1-12 10 0 14-4 10-8s-23 3-43 16c-34 22-36 22-28 1 5-12 6-22 3-22-4 0-12 14-19 32-8 21-21 32-35 30-16-3-22 3-19 18 3 23-16 32-27 13-3-5-3-2-1 7 4 17-39 45-52 33-8-8 90-112 98-105 3 2 30-18 61-44 31-27 61-45 67-41 6 3 11 1 11-5 0-16 64-44 79-35 7 4 12 1 12-6 0-8 17-14 38-14s42-6 46-13c12-19 67-15 75 6 4 10 1 21-8 24-8 3 16 9 54 14s73 6 76 2c4-4-6-7-24-7-17 0-38-5-48-11s10-10 49-9c36 0 65-3 65-8s10-8 23-8c12 1 37-3 55-8 21-6 26-5 14 3-14 10-14 14 0 22 9 6 18 4 21-4 8-22 29-19 29 4 0 10 6 19 13 19s13-6 13-13c0-13 128 30 141 48 4 6 23 18 41 27 18 10 65 47 103 83 39 36 62 61 53 55-12-6-16-4-12 8 4 10 13 17 21 15 7-1 26 15 41 36s21 38 13 38c-9 0-12 11-7 25 4 14 3 28-4 32-9 6-10 36-3 73 1 3 7-3 14-13 6-11 9-29 5-41-3-12 0-26 7-30 8-5 11-14 7-21-5-7-4-12 0-12 13 0 72 143 64 156-4 7 0 12 10 13 12 0 11 3-3 12-11 8-13 13-4 13 22 0 34 46 20 74-14 27-33 154-21 143 4-5 15-39 24-77l16-69v104c-1 74-3 90-10 58l-8-45-5 38c-2 22-2 56-1 76 1 21-3 33-11 28-17-11-16 33 1 58 11 15 12 13 6-10-5-17-3-29 5-29 18 0 17 36-3 83l-16 37zM1479 849c-1-28-1-28-12-3-15 36-15 48 0 39 7-5 13-21 12-36zM1505 602c0-8-6-3-12 11-10 24-11 24-14-6-1-18-4-38-6-45-1-7-3-28-4-45-2-26-5-29-15-13-9 14-12 8-13-26v-46l-19 33c-20 36-26 69-6 39 9-15 13-11 14 19 2 21 2 51 0 67-1 18 7 31 24 36 21 7 25 16 19 43-6 30-4 28 13-9 11-23 20-50 19-58zM1379 359c22 3-8-45-37-59-34-16-56-12-56 11 0 7 7 9 16 4 10-7 12-2 6 13-14 37 9 51 56 33 4-1 10-2 15-2zM1317 346c4-20 34-30 34-11 0 8-5 12-12 8-6-4-15-2-18 6-4 7-5 6-4-3zM245 322c-4-7-13-9-20-5-6 4-8 13-4 20 4 6 13 9 20 4 6-4 8-13 4-19zM1260 290c-13-16-11-19 14-16 16 2 32-5 36-16 5-16 3-17-14-3-16 13-22 14-30 2-6-10-4-13 4-8s17 0 21-10c5-13 1-16-14-10-13 5-17 2-12-7 5-7-3-22-18-33-21-15-35-16-64-4-23 8-32 17-23 23 8 5 21 6 30 3 9-4 20 0 25 8 5 7 14 10 21 6 6-4 12 2 12 14s-6 17-15 11c-10-6-12-3-5 9 16 28 35 51 42 51 4 0-1-9-10-20zM1215 194c-4-8 1-10 13-6 22 9 26 18 7 18-6 0-15-5-20-12zM441 150c-1-21 8-26 57-27 92-3 182-59 109-68-25-4-25-3 0 7 37 16 3 24-86 20-50-2-78 3-88 15-9 10-21 15-27 12-6-4-6 7 1 24 6 18 9 34 6 38-3 3 1 5 11 5 9 0 17-11 17-26zM472 103c-12-8-13-13-4-13s19 6 24 13c9 16 5 16-20 0zM538 93c29-2 32 4 6 14-11 4-22 3-25-2-4-5 5-10 19-12zM1162 128c-45-17-64-3-36 28 27 30 52 32 62 5 5-14-4-24-26-33zM388 131c-4-4-14 0-23 9-12 13-11 14 8 7 12-5 19-12 15-16zM1097 96c-8-21-30-26-30-7 0 10 9 16 35 26 1 0-1-8-5-19zM895 56c-4-4-15-4-25-1-10 4-7 8 8 8 14 1 21-2 17-7zM20 937c-8-22-11-58-7-83 5-26 3-47-5-52s-10-29-6-56c5-27 14-45 21-40s7-2-1-17c-16-30 13-175 29-148 6 10 23 13 40 9 30-8 52 7 36 23-4 4-10 29-13 55s-11 58-17 71c-12 21-9 82 8 164l6 31-33-33c-18-18-33-46-33-63-1-16-7-41-13-55-8-18-10-3-4 44 4 39 14 80 21 92 9 14 9 33 0 59l-13 37zM34 888c-10-11-14-9-14 5 0 11 4 24 9 29 5 6 12 3 15-5 2-8-2-21-10-29zM70 701c-1-62-5-100-8-84s-11 26-18 21c-7-4-10 5-6 23 3 16 10 58 14 91 5 34 11 62 14 62s5-51 4-113zM93 610c-3-12-6-5-6 16 0 22 2 32 6 23 3-8 4-26 0-39zM86 930c0-18 3-25 7-16s4 23 0 32-7 2-7-16zM1520 884c1-15 4-18 8-8 4 9 3 20-1 25-4 4-7-4-7-17zM55 520c-7-29 80-200 98-194 8 3 16 12 19 22 4 9 0 13-7 9-16-10-55 24-54 47 0 9 11 1 25-17 14-17 25-27 26-20 0 6-10 23-22 36-20 22-20 23 10 19 22-4 30-12 27-30-3-19-1-21 11-9s12 24-1 54c-10 21-23 35-30 31s-9 2-4 14c5 14 2 22-10 22-21 0-13-37 12-56 8-7 1-9-16-5-16 4-26 1-22-5 4-7 2-12-6-12s-14 12-14 27c0 14-6 23-13 18-7-4-12 7-11 29 1 20 4 26 7 14 5-18 11-20 37-8 17 8 28 20 24 26s-15 5-25-3c-14-11-19-12-19-1 0 23-36 16-42-8zM698 12c-21-9-21-11-4-12 12 0 26 5 30 12 9 15 9 15-26 0zM753 4c9-4 24-4 33 0 8 4 0 6-17 6-18 0-25-2-16-6z">
          <text:p/>
        </draw:path>
        <draw:frame draw:style-name="gr10" draw:text-style-name="P8" draw:layer="layout" svg:width="1.487cm" svg:height="1.487cm" svg:x="5.701cm" svg:y="17.947cm">
          <draw:image xlink:href="Pictures/1000020100000038000000388A09AE784570038A.png" xlink:type="simple" xlink:show="embed" xlink:actuate="onLoad">
            <text:p/>
          </draw:image>
        </draw:frame>
        <draw:polygon draw:style-name="gr11" draw:text-style-name="P9" draw:layer="layout" svg:width="1.305cm" svg:height="1.651cm" svg:x="5.42cm" svg:y="17.362cm" svg:viewBox="0 0 1306 1652" draw:points="1306,11 1299,314 310,321 440,1631 0,1652 0,318 497,0">
          <text:p/>
        </draw:polygon>
        <draw:polygon draw:style-name="gr12" draw:text-style-name="P10" draw:layer="layout" svg:width="1.305cm" svg:height="1.651cm" svg:x="5.42cm" svg:y="17.362cm" svg:viewBox="0 0 1306 1652" draw:points="1306,11 1299,314 310,321 440,1631 0,1652 0,318 497,0">
          <text:p/>
        </draw:polygon>
        <draw:path draw:style-name="gr13" draw:text-style-name="P8" draw:layer="layout" svg:width="1.89cm" svg:height="0.814cm" svg:x="5.521cm" svg:y="17.691cm" svg:viewBox="0 0 1891 815" svg:d="M0 815c211-615 526-794 931-814 730-35 960 813 960 813">
          <text:p/>
        </draw:path>
        <draw:path draw:style-name="gr14" draw:text-style-name="P6" draw:layer="layout" svg:width="13.056cm" svg:height="11.422cm" svg:x="5.566cm" svg:y="8.122cm" svg:viewBox="0 0 13057 11423" svg:d="M1064 11406c86-16 217-58 235-76 4-5 19-9 31-9 13 0 24-4 27-9 2-6 42-39 88-76 169-136 265-272 317-450 63-220 54-417-31-626-106-260-353-473-622-537-108-25-306-25-414 0-269 63-519 283-624 549-59 150-78 262-69 408 9 135 55 295 93 324 10 8 19 26 19 40 0 28 66 122 147 209 59 62 214 168 246 168 11 0 20 5 20 11 0 16 155 65 253 79 112 16 169 15 284-5zM691 10923c-333-163-335-659-4-832 75-39 87-42 215-42 118 0 144 5 201 32 87 43 181 140 223 230 30 64 35 91 35 197 0 100-5 134-29 186-60 130-154 214-296 265-92 33-237 18-345-36zM1093 10908l82-41-33-43-34-44 46-59c25-33 46-67 46-75 0-11 3-11 9-1 6 8 29 24 51 36l42 21 20-67c31-107 29-114-39-114-54 0-58-2-58-36-1-19-8-55-17-80-15-45-15-46 35-68l50-23-22-34c-13-19-38-51-56-72l-34-38-34 42-34 42-58-28c-32-16-65-28-74-28s-13-10-10-23c25-90 24-92-23-101-25-4-66-4-91 0-48 9-48 10-24 100 4 14-6 24-30 30-19 5-51 20-70 34l-36 25-37-46-37-45-33 36c-38 41-76 95-76 108 0 5 21 17 47 26 40 15 45 21 38 49-4 18-11 55-15 81-8 46-11 49-55 50-26 1-52 1-58 0-12-2-2 70 19 138l13 41 50-25 49-25 37 48c20 26 44 54 53 61 13 10 9 23-22 60l-38 46 62 34c35 19 73 35 84 35 22 0 26-7 39-66 6-30 12-32 85-32l78 1 16 55 16 56zM13026 3894l31-36-35 31c-34 30-42 40-32 40 3 0 19-16 36-35zM6534 3416c-13-3-30-3-39 1-9 3 2 6 23 6 21-1 29-4 16-7zM6928 3390c-16-3-39-3-51 0-13 4 0 6 29 6 28 0 38-3 22-6zM11365 3348c-4-8-14-13-21-13s-10 5-5 13c4 7 14 12 21 12s9-5 5-12zM7342 3261c-9-3-23-3-32 0-9 4-2 7 16 7s25-3 16-7zM7852 3173c-2-86-11 3-5 36 3 16 5 0 5-36zM11860 1816c0-21-3-29-6-16-4 13-3 30 0 39 4 9 6-2 6-23zM12677 1791c0-2-9-8-20-12-12-5-17-3-12 5 7 12 32 18 32 7zM12289 1662c0-3-9-8-20-13-11-4-17-2-12 6 7 12 32 18 32 7zM1865 853c4-7 2-13-6-13-7 0-13 6-13 13s2 13 5 13c4 0 10-6 14-13zM1048 250c-9-4-24-3-33 0-9 4-1 6 16 6 18 0 25-3 17-6zM695 34c0-3-10-13-22-23-21-16-21-15-5 5 17 22 27 29 27 18z">
          <text:p/>
        </draw:path>
        <draw:path draw:style-name="gr15" draw:text-style-name="P7" draw:layer="layout" svg:width="1.529cm" svg:height="1.544cm" svg:x="5.674cm" svg:y="17.892cm" svg:viewBox="0 0 1530 1545" svg:d="M598 1535l37-19c20-11 50-16 65-12 16 4 32 2 37-5 13-22-43-41-92-32-33 6-50 4-58-9-20-33-12-35 62-18 41 10 78 15 83 12s23 1 39 8c28 12 27 12-8 5-30-6-35-4-24 8 9 9 56 16 114 17 59 1 89 5 75 11-18 8-16 9 9 7 18-2 33-11 33-22 0-10 8-21 18-24 11-3 14 0 9 9-5 8-3 14 6 14 8 0 11-8 7-19-9-24 6-25 30-3 14 13 16 12 10-6-6-16-2-20 11-15 10 4 19 13 19 20 0 6 13 3 29-8 16-12 29-28 29-36s7-17 16-20 16 2 16 12c0 23-85 80-103 69-7-4-13 0-13 9-1 12-4 12-13-2-10-17-13-16-20 3-11 28-107 56-127 36-7-8-25-13-40-13-15 1-19 5-10 8 9 4 16 10 16 15 0 10-161 13-225 5zM705 1524c0-7-6-13-13-13s-13 6-13 13 6 13 13 13 13-6 13-13zM792 1516c-5-4-16-4-25-1-10 4-7 8 8 8 13 1 21-2 17-7zM588 1507c18-10 47-22 65-27l32-9-32 19c-18 10-47 22-65 27l-32 8zM521 1502c10-3 21-3 25 1 4 5-3 8-17 7-15 0-18-3-8-8zM433 1472c-16-10-15-12 7-12 22-1 23-3 6-15-16-11-15-12 5-6 13 4 34 8 48 8s25 5 25 12-8 10-18 6-22-1-27 7c-10 16-21 17-46 0zM900 1442c26-3 66-14 90-26 23-12 54-18 68-13 16 5 22 3 16-6-4-8 3-20 17-27 35-19 52 10 20 33-16 12-18 18-5 18 14 0 14 3 1 16-12 13-18 13-26 0-5-9-21-15-35-12-56 11-96 25-96 35 0 5-11 7-25 3-14-3-42 0-63 7-27 9-37 8-37-3 0-17 1-17 75-25zM537 1452c0-11 7-18 15-15 24 8 28 35 5 35-11 0-20-9-20-20zM401 1448c8-14 5-17-11-11-14 6-26-1-35-18-8-14-18-23-22-19-11 11-132-96-132-117 0-11-7-15-16-10-9 6-13 5-8 0 6-6-1-20-15-32-49-41-97-156-66-156 16 0 29 37 20 56-4 8 1 3 13-10 22-28 23-38 6-85-9-26-10-22-6 19l5 52-15-49c-9-27-20-45-25-40-6 5-10-2-10-15 0-24-1-24-18-2-15 20-18 20-25 2-5-11-3-17 5-12 7 4 13-8 14-29 0-20 3-29 7-20s14 16 24 16c9 0 20-7 24-16 3-9 7-6 7 8 1 27 100 221 125 246 10 11 12 23 4 35-7 11-15 13-21 5-14-18-46-23-40-6 3 8 10 14 15 13 6-1 19 9 28 21 14 19 21 21 34 8s13-16-2-16c-14 0-15-3-1-17 13-12 24-7 57 30 22 24 45 43 51 41 6-1 14 6 18 17 4 10 12 16 18 12 6-3 15 1 20 9 6 9 4 12-6 6-8-5-15-3-15 4 0 8 14 13 30 12s49 8 74 19 38 21 30 21c-8 1-25 5-38 9-14 6-19 4-13-5 4-8 2-18-5-23-7-4-13 0-13 9 0 13-3 13-12-1-10-16-15-15-32 3-12 11-21 24-20 29 1 4-3 12-8 16-5 5-5 1 1-9zM402 1403c-14 5-18 0-14-20 3-15-1-27-8-27s-10-5-6-12c4-6-6-10-24-8s-29-2-26-11c3-8-6-28-20-46-15-17-23-24-19-12 5 13-3 25-21 32-25 12-25 14-6 30 18 15 20 15 13-3-5-12-3-22 4-22s16 13 20 28c6 21 14 26 35 20 16-4 25-4 21 0-4 5 2 16 15 26 12 11 15 15 6 11-25-13-73-20-62-10 5 5 13 10 18 11 26 3 52 22 46 33-5 8 4 7 19-1s27-18 27-21-8-2-18 2zM217 1221c20 3 20 1 2-34-10-21-22-38-26-38s-3 7 2 15c6 10 4 12-6 5-9-5-13-17-10-25 4-9 2-24-4-33-7-12-13-8-20 14-5 17-16 35-24 41-9 6-5 9 10 6 14-2 27 4 30 13 4 11-2 13-18 8-19-6-20-5-4 7 11 7 15 14 9 14s-7 6-2 13c5 9 14 10 23 2 8-6 25-10 38-8zM162 1222c0-3 10-13 23-23 20-16 20-15 4 5-17 22-27 29-27 18zM1183 1393c-17-7-36-19-41-28-2-2-2-5-2-9l40 14c23 8 42 20 42 26 0 7-2 11-3 11-2 0-18-7-36-14zM1141 1353l-3 2 2 1c0-1 0-2 1-3zM1188 1305c8 0 0 11-18 25l-29 23c4-20 29-49 47-48zM1191 1329c12-14 17-25 11-25s3-14 19-31c17-18 35-29 41-26 6 4 12 1 13-6 3-29 6-35 36-75 17-23 36-38 43-34 6 4 10-1 9-10-2-10 4-34 12-54s15-42 15-49c0-6 10-12 22-12 17 0 19-3 6-11-18-11-8-53 13-53 7 0 10 7 6 17-3 10 5 34 18 55 14 21 25 43 25 51 0 25-70 122-88 122-12 0-16 9-11 26 4 17-2 31-19 40-13 7-22 18-18 23 3 6-10 25-29 43-35 33-97 52-130 40-13-5-12-12 6-31zM1249 1311c17-25 36-45 42-45s5 7-3 17-10 22-5 28c6 6 2 6-8 0-13-8-16-6-8 6 7 11 5 14-4 8-9-5-15-3-15 4 0 8 5 14 11 14 17 0 41-33 32-43-8-8 14-14 37-10 6 1 9-3 8-8-4-17 17-55 27-49 5 3 7-12 4-33-7-43-12-45-48-18-24 19-42 65-18 50 6-4 9-11 6-16-3-6 5-16 18-25 20-12 22-11 17 10-8 31-30 50-63 55-36 6-59 22-50 37 5 7-2 24-14 38-13 14-17 25-10 25s27-20 44-45zM1413 1149c4-16 2-16-8-1-10 14-13 14-18 0-4-10-11-14-16-9-13 12 5 39 22 33 8-3 17-13 20-23zM1452 1043c-15-27-16-28-21-5-4 17-8 20-15 9-7-12-12-11-18 5-5 12-3 18 5 13 7-4 13-2 13 5 0 8-10 19-21 25-15 8-17 15-7 21 8 5 21-5 30-24 15-35 45-47 31-14-20 49-20 62-1 29 17-29 17-40 4-64zM710 1043c7-52 6-57-33-78-39-22-41-22-57 0-55 77-49 75-94 24-22-26-41-53-41-60 0-6 21-21 47-32 43-18 46-22 39-60-5-22-8-45-8-51s-27-12-59-12c-38 0-58-5-58-16 0-23 26-113 33-113 3 0 26 10 51 22l47 22 30-38 31-38-31-41c-17-23-32-45-32-48 0-13 104-61 116-54 6 4 15 30 20 57 8 48 10 50 58 50s51-2 59-50c4-27 12-52 17-55 11-7 118 39 118 51 0 4-15 27-33 51l-32 43 31 36 32 37 47-22c25-13 49-23 51-23 4 0 33 107 33 122 0 4-24 7-55 7-54 0-56 2-69 51-14 51-14 51 36 73 27 12 50 27 50 33s-19 31-41 57l-41 46-37-45c-36-44-37-44-76-25-38 19-40 23-32 77l9 57h-67-67zM1463 1003c-12-19-16-35-9-35 21 0 16-51-6-60-11-4-17-11-14-15 3-5 8-64 12-131 4-68 2-112-3-98-8 20-12 14-21-32-6-32-12-64-13-71 0-7-12-32-24-56-13-24-20-46-16-50s-6-18-22-32c-15-14-20-21-11-16 10 5 23 1 29-9 17-26 14-42-4-28-9 6-23 11-32 11-20-1-108-104-114-133-2-13-5-26-5-29-1-4-7 2-14 13-9 13-16 15-23 4-5-8-49-34-98-59-55-29-82-49-71-54 10-4 2-5-17-1-19 3-39 0-43-7-5-8-21-10-37-6-25 7-25 6-5-7 13-8 50-16 84-19 41-3 54-1 42 7-13 8-14 12-4 12s13 9 8 22-3 18 5 13c7-5 29 7 48 24 19 18 38 32 43 32 8 0-46-65-68-80-7-6-13-17-13-26 0-21-84-23-146-5-34 10-46 8-55-6-10-16-12-16-12 1 0 15-19 19-87 20-58 1-79-2-62-9 23-10 22-11-6-8-18 2-31 11-29 20s-4 15-13 14c-15-3-28 1-94 26-14 6-39 9-55 8-20-2-28 3-23 15 5 14-11 24-22 14-2-2-17 9-34 25-18 16-39 25-51 20-12-4-17-3-12 3s-20 42-55 79c-64 68-88 82-80 46 2-10-1-14-8-10-14 9-49-28-37-39 5-5 17-1 27 7 16 13 22 11 36-11 21-34 41-35 30-1-12 38 5 32 20-7 7-20 18-30 28-25 9 5 5-1-9-12-19-16-10-31 11-17 3 2 18-9 34-23s31-24 34-22c2 1 12 3 21 3 11-1 9-5-3-13-16-10-17-13-2-13 11 0 15-3 11-8-4-4-23 4-43 17-34 22-36 22-28 1 5-13 6-23 3-23-4 0-12 15-19 33-8 21-21 31-35 29-16-3-22 3-19 19 3 22-16 32-27 13-3-6-4-3-1 6 4 18-39 46-52 33-8-7 90-112 98-105 3 3 30-17 61-44 31-26 61-45 67-41s11 2 11-5c0-16 64-44 79-34 6 4 12 1 12-7 0-7 17-13 38-13s41-6 46-13c12-20 67-16 75 5 4 11 0 21-8 24s16 9 54 15c38 5 73 6 76 2 4-4-7-8-24-8s-38-5-48-10c-10-7 10-11 49-10 36 1 65-3 65-8s10-8 23-7c12 1 37-3 55-8 21-7 26-6 14 2-14 10-14 14 0 23 9 6 18 4 21-5 8-22 29-19 29 4 0 11 6 20 13 20s13-6 13-13c0-14 128 30 141 48 4 5 23 18 41 27s65 46 103 82c39 36 62 61 53 56-12-7-16-4-12 8 4 10 13 16 21 15 7-2 26 14 41 35 15 22 21 39 13 39-9 0-12 10-7 25 4 13 3 28-4 31-9 6-10 36-3 73 1 4 7-2 14-13 6-10 9-29 5-41-3-12 0-25 7-30 8-4 11-14 7-20-5-7-4-12 0-12 13 0 72 143 64 156-4 6 0 12 10 12 12 0 11 4-3 13-11 7-13 12-4 12 22 1 34 47 20 74s-33 155-21 143c4-4 15-39 24-76l16-69v103c-1 74-3 91-10 58l-9-45-4 39c-2 21-2 55-1 75 1 22-3 33-11 28-17-10-16 34 1 58 11 16 12 13 6-9-5-17-3-29 5-29 18 0 17 36-3 82l-16 38zM1479 848c-1-27-1-27-12-2-15 35-15 48 0 38 7-4 13-20 12-36zM1505 602c0-8-6-3-12 11-10 24-11 23-14-7-1-17-5-38-6-45-2-7-3-27-4-45-2-26-5-28-15-13-9 15-12 8-13-26v-45l-19 32c-21 36-26 69-6 39 9-15 13-11 14 19 2 22 1 52 0 67-1 18 7 31 24 37 21 6 25 16 19 43-6 29-4 28 13-9 11-24 20-50 19-58zM1364 360c3-1 10-2 15-1 22 3-8-45-37-59-34-16-56-12-56 11 0 7 7 8 15 3 11-6 13-2 7 14-14 37 9 51 56 32zM1351 335c0 8-5 11-12 7-6-4-15-1-18 6-4 8-5 6-4-2 4-21 34-30 34-11zM245 321c-4-7-13-9-20-5-6 4-8 13-4 20s13 9 20 5c6-4 8-13 4-20zM1260 290c-13-17-11-19 14-17 16 2 32-4 36-16 5-16 3-16-14-2-16 13-22 13-30 1-6-9-4-12 4-7s17 0 21-10c5-13 1-17-14-11-13 5-18 3-12-6 5-8-3-23-18-33-21-15-35-16-65-5-22 9-31 18-22 23 8 5 21 7 30 3 9-3 20 0 25 8s14 11 21 7c6-4 12 2 12 13 0 13-6 17-15 12-10-6-12-3-5 9 16 28 35 50 42 50 4 0-1-9-10-19zM1215 193c-4-7 1-9 13-5 22 9 26 18 7 18-6 0-15-6-20-13zM441 150c-1-22 8-26 57-28 92-3 182-59 109-68-25-3-25-3 0 7 37 16 3 24-86 21-50-2-78 2-88 15-9 10-21 15-27 11s-6 7 1 25c6 17 9 34 6 37s1 6 11 6c9 0 17-12 17-26zM472 102c-12-7-13-12-4-12s19 5 23 12c10 16 6 16-19 0zM519 105c-4-6 5-11 19-12 29-2 32 4 6 14-11 4-22 3-25-2zM1188 160c5-13-4-24-26-32-45-17-64-3-36 27 27 30 52 32 62 5zM388 131c-4-4-14 0-23 9-12 12-11 14 7 7 13-5 20-12 16-16zM1067 88c0 10 9 17 35 26 1 1-1-7-5-18-8-21-30-27-30-8zM895 56c-4-4-15-5-25-1s-7 7 8 8c14 0 21-3 17-7zM20 936c-8-21-11-58-7-82 5-26 3-48-5-53s-10-28-6-56c5-26 14-44 21-40 7 5 7-1-1-16-16-30 13-175 29-149 6 10 22 14 40 9 30-7 52 7 36 23-5 5-10 30-13 56s-11 57-18 70c-11 22-8 83 9 165l6 30-33-33c-18-18-33-46-33-62-1-17-7-42-13-56-8-17-10-3-4 45 4 39 14 80 21 91 9 15 9 34 0 59l-13 38zM34 887c-10-10-14-9-14 6 0 10 4 24 9 29s12 3 15-6c2-8-2-21-10-29zM62 616c-3 16-11 26-18 22-7-5-10 5-6 22 3 17 10 58 14 92s11 61 14 61 5-51 4-113-5-100-8-84zM93 610c-3-13-6-5-6 16s2 31 6 23c3-9 4-26 0-39zM86 930c0-17 3-25 7-17 4 9 3 24 0 33-4 9-7 2-7-16zM1520 883c1-15 4-18 8-8s3 21-1 25c-4 5-8-3-7-17zM55 519c-7-28 80-199 98-193 8 2 16 12 19 21 4 10 0 14-7 9-16-9-55 25-55 48 1 8 12 1 26-17s25-27 26-21c0 7-10 23-22 36-20 23-20 24 10 19 22-4 30-12 27-29-3-19-1-21 11-10 12 12 12 24-1 54-10 22-23 36-30 32-7-5-9 1-4 14s2 21-11 21c-20 0-12-37 12-56 9-6 2-8-15-4-16 3-26 1-22-6 4-6 1-11-6-11-8 0-14 11-14 26s-6 23-13 19c-7-5-12 7-11 28s4 27 7 14c5-18 11-19 37-7 17 7 28 19 24 25-4 7-15 5-26-3-13-11-18-11-18-1 0 24-36 17-42-8zM698 12c-21-9-22-11-4-12 12-1 26 5 30 12 9 15 9 15-26 0zM753 3c9-3 24-3 33 0 8 4 0 7-17 7-18 0-25-3-16-7z">
          <text:p/>
        </draw:path>
      </draw:page>
      <draw:page draw:name="page3" draw:style-name="dp1" draw:master-page-name="Default">
        <draw:polygon draw:style-name="gr16" draw:text-style-name="P11" draw:layer="layout" svg:width="20.691cm" svg:height="18.985cm" svg:x="0.549cm" svg:y="3.11cm" svg:viewBox="0 0 20692 18986" draw:points="0,9494 0,0 10347,0 20692,0 20692,9494 20692,18986 10347,18986 0,18986">
          <text:p/>
        </draw:polygon>
        <draw:path draw:style-name="gr17" draw:text-style-name="P12" draw:layer="layout" svg:width="20.691cm" svg:height="18.985cm" svg:x="0.549cm" svg:y="3.11cm" svg:viewBox="0 0 20692 18986" svg:d="M0 9494v-9494h10347 10345v9494 9492h-10345-10347zM7376 18306c-48-36-131-91-185-121l-97-56-131 41c-172 53-248 66-379 66-142 0-229-32-302-111-30-32-62-78-73-103-18-44-19-44-102-44-68 0-84 4-84 20 0 12-6 90-15 175-8 85-12 157-9 160 14 14 915 114 1149 128 115 6 270-4 300-20 44-23 21-65-72-135zM5722 18178l-102-55-87 37c-198 83-424 100-539 40-60-31-157-134-168-179-7-28-14-30-106-30-144-1-196-11-196-41 0-15-9-24-25-24-25 0-40 24-40 65 0 13-10 30-21 36-16 9-2 14 55 20 42 4 90 6 108 5 37-4 35-12 46 185l8 149 306 24c168 13 370 28 448 34 172 12 502 6 556-11 104-31 28-110-243-255zM15035 18031c-8-1-20-23-26-50-11-48-12-48-84-52l-73-4-9 52c-4 29-15 53-23 54-30 3 63 21 107 21 25 0 63-4 84-10 22-5 32-10 24-11zM4278 17959c-12-16-9-27 18-59l34-40-42-54c-23-30-43-56-44-59-1-2-26 9-55 23-49 25-52 30-39 56 14 28 128 152 139 152 3 0-2-9-11-19zM14624 17748l-47 24c-26 13-51 20-57 15-26-25 38 80 74 121l42 47 41-49 41-49-47-55zM15333 17788c-6 3-32-4-57-17l-45-24-46 53-47 54 34 47c38 55 55 52 107-16 38-51 69-107 54-97zM4106 17691c-4-10-7-7-8 8 0 13 3 22 7 17 4-4 5-16 1-25zM14484 17665c-4-10-7-7-8 8-1 14 3 21 7 17s5-16 1-25zM15375 17639c-3-8-6-1-6 16 0 18 3 25 6 16 4-9 4-23 0-32zM4155 17590c54 0 55-1 63-51 5-27 12-58 15-68 5-13-10-27-44-42-50-23-51-24-34-57 10-19 38-57 64-86 50-56 45-57 103 22 15 21 20 20 77-6l60-29-7-61-8-61 43-2c24-1 60-1 80 1 26 2 34-2 28-13-15-23-155-4-236 33-158 72-259 221-268 397-3 52-2 78 2 59 5-33 11-36 62-36zM14622 17247c-69 58-134 182-143 272l-8 71h58 58l20-70 19-70-50-22c-27-13-49-27-49-32 0-13 70-106 100-133 26-23 27-23 60 20l34 45 65-33c46-22 63-38 58-53-26-88-26-88 31-94 29-2 76-2 105 0 46 5 52 9 46 33-3 15-10 44-15 63-6 26-4 36 9 36 10 0 39 11 65 25l48 26 35-45 35-46 37 36c21 20 50 56 65 79 29 48 25 56-44 82-31 11-33 17-23 45 7 18 13 49 13 69 0 36 3 38 61 42 59 3 61 2 65-32 3-20-4-67-15-104-94-321-482-431-740-210zM3743 17164c152-300 463-491 797-491 100-1 100-1 100-35v-34l-132 8c-326 19-599 170-768 425-68 102-128 263-142 375-8 70-7 75 19 75 21 0 28-8 28-31 0-49 50-200 98-292zM14265 16969c170-184 374-281 617-293 170-8 287 17 446 95 102 50 142 80 233 172 93 92 121 131 170 233 54 111 70 158 94 275 5 23 16 36 31 36 21 0 23-8 13-81-74-545-636-906-1189-766-45 12-129 44-186 72-290 142-469 392-516 720-6 48-4 55 17 55s29-18 47-98c32-144 119-307 223-420zM4710 15919c3-16 27-261 53-546 25-284 49-544 54-578l7-61h-1210-1210v607 608h1150 1150zM6184 15800c4-43 31-290 59-549s52-481 52-494c0-22-18-23-232-23h-232l-7 93c-9 114-46 960-46 1054v68h192 193l7-36c4-20 9-70 14-113zM15826 14740l-4275-3-4274-3-6 29c-3 16-27 268-52 559-25 292-50 551-54 578l-7 49h4337 4337l-3-605zM4822 14133l3-311-1547-3c-1349-3-1552-1-1584 16-24 12-51 46-74 94-33 68-37 87-37 217s3 147 36 209c19 37 50 75 68 85 27 14 309 16 1580 12 851-3 1549-7 1550-8s4-141 5-311zM19722 14412c84-87 112-251 71-409-23-91-76-163-131-180-22-6-51-29-64-51-23-38-24-88-31-783-6-739-6-744-35-807-121-262-509-460-972-496l-121-9-159-288c-88-158-160-295-159-304 0-9 413-269 918-578l917-562-5-53c-13-135-251-495-326-495-9 0-421 249-917 554-495 306-905 556-909 556-8 0-332-582-777-1391-75-137-140-249-145-249-11 0-127 212-127 233 0 9 63 130 140 270 580 1046 702 1268 698 1271-2 2-118 74-257 159-138 86-513 318-833 516l-582 361h-1013c-955 0-1014-1-1017-23-2-12 3-22 10-22s10-9 6-20c-4-10-3-19 3-19 15 0 119-246 110-260-4-7-1-12 5-12 13 0 50-77 45-93-2-6 2-10 9-10s13-7 13-16 15-44 33-78 29-61 24-61 0-10 10-23c33-38 43-60 23-48-10 5-5-3 11-19 17-16 27-38 23-48-4-12-2-15 8-9s12 2 6-13c-5-13-3-19 5-15 11 7 15-1 11-27 0-5 5-12 12-16 11-8 44-65 120-209 17-32 34-61 38-64 20-18 88-153 81-160-5-4-3-8 4-8 18 0 59-76 50-91-5-7-2-12 6-10s32-28 54-67 46-79 53-88c7-8 9-16 3-16-5 0 1-13 16-29 28-31 56-79 55-96 0-6-9 1-19 15-11 13-19 18-19 10 0-14 21-33 42-37 5-1 13-2 17-3 5-1 1-11-8-22-13-16-13-18 2-12 20 7 62-60 215-343 18-32 46-82 64-112 17-29 28-60 24-66-4-7 0-18 10-23 21-13 91-147 77-147-6 0-4-4 4-10 27-18 139-295 127-314-4-7-2-12 5-12 32 0 73-411 46-455-5-8-11-30-13-48-5-48-58-182-72-182-6 0-8-6-4-13 5-7 2-13-6-13-7 0-12-4-10-9 5-18-32-94-46-94-7 0-10-4-5-8 22-22-176-322-202-306-7 4-9 2-4-6 4-7-1-20-11-29-11-9-20-24-20-34 0-28-53 4-61 36-4 15-10 20-15 13-5-9-29-2-63 19-32 18-51 38-46 46s3 11-5 6c-7-4-77 24-156 63s-212 94-296 122c-149 49-380 104-439 104-34 0-87 46-75 65 4 7 3 12-3 12-12 0-139 229-131 236 2 2-9 18-25 35s-29 36-29 43c0 6-12 23-27 39s-36 46-47 67-28 46-37 56c-10 10-14 24-10 31 5 9 3 11-5 5-9-5-23 7-34 28-10 19-51 70-91 113-42 46-68 85-64 97 3 10 2 14-3 9-10-10-108 79-108 98 0 6 6 7 15 2 9-6 11-4 5 6-5 8-14 12-19 9-18-11-96 79-85 98 6 9 6 14 1 9-9-8-98 64-98 79 0 4-29 39-65 78-35 38-65 77-65 85 0 9-9 19-20 23s-16 13-12 20-5 18-20 26c-20 11-23 19-13 32 11 13 9 16-8 15-26-2-189 246-179 273 3 9 0 16-7 16s-28 33-46 74c-47 104-150 417-150 452 0 16-5 30-11 30s-8 11-5 26c2 14-1 25-7 25s-20 28-30 62c-11 34-23 71-28 84-14 35 27 30 414-48 532-107 606-123 616-133 10-11 36-88 186-553 55-170 127-393 161-496 79-244 123-392 140-472 17-86 80-237 129-313 110-171 282-260 480-246 173 12 308 97 377 239 79 161 28 445-128 716-23 40-42 76-42 80s-33 61-73 126c-113 186-191 323-211 373-9 25-22 51-27 58s-51 95-103 194c-51 100-106 204-122 232-16 29-83 157-148 285-79 153-136 248-167 278-26 24-46 48-45 51 1 4-11 8-26 9-52 3-195 29-422 76-125 26-461 93-748 149-288 56-525 104-528 107s-8 87-13 186l-7 181-99 9c-455 41-845 255-943 517-27 71-27 91-27 841v769h-1796-1797v145c0 80-8 204-19 275-10 71-19 148-19 171v42l4196 3c2309 2 5093 5 6187 7l1989 3zM11205 12270l33-67c89-177 367-327 675-362l93-11 1 615c0 338 6 670 12 738 21 207 78 379 177 533 31 48 56 91 56 94s-236 6-524 6h-523v-773zM13622 13738c29-42 55-77 59-77 3 0 6 35 6 77v78h-59-59zM13954 13808c-10-11-11-1936-1-1962 7-18 74-21 582-21h573v173 173l-48 33c-35 23-68 67-115 153-36 67-144 264-240 438-97 174-194 351-217 394s-57 103-75 135c-20 33-26 52-15 46 10-7 172-107 359-222 188-116 343-211 346-211s5 198 5 439v440h-573c-315 0-576-4-581-8zM15380 13289v-526l520-321c286-176 545-335 575-353l55-32v879 880h-575-575zM16802 12850v-966l51-29c50-29 55-30 575-30h524v996 995h-575-575zM18236 11825c17 0 8-15 330 569 155 281 383 693 506 915 184 333 224 414 224 456v51h-536-537v-995c0-640 5-996 13-996zM18560 11891l-29-56 80 9c285 32 568 189 652 361l33 67-3 470-3 470-93-166c-276-496-612-1106-637-1155zM15380 11909v-84h135c75 0 136 3 136 6 0 7-252 162-263 162-4 0-8-37-8-84zM17158 11671c16-15 747-466 750-462 12 13 251 454 251 463 0 6-215 11-507 11-310 0-502-4-494-12zM14533 10262c-4-8 1-10 12-5 23 8 27 17 8 17-6 0-15-5-20-12zM13507 8721c9 9 13 19 9 23s-11-3-16-16c-7-18-6-20 7-7zM6339 14352l10-98-88-219-87-219h-151-151l-8 223c-5 123-12 265-17 317l-9 93h246 246zM2928 10766c-8-30-7-30 17 6 14 21 40 56 57 77l32 38 69-30c39-16 186-77 329-136 142-58 292-123 334-141 42-19 78-32 82-29 3 3-3 109-15 235-12 125-19 230-16 233 12 12 48-12 48-32 0-11 8-105 18-208 16-160 71-812 90-1067 15-190-42-547-99-632-91-134-169-179-310-178-232 2-407 74-509 207-76 100-97 179-108 422-6 121-29 368-52 550-50 396-56 582-21 685 38 109 70 166 134 234 54 58 64 63 118 63h60l-55-27c-85-42-173-160-203-270zM2895 10498c1-96 10-118 56-127 222-44 574-217 866-427l102-73-9 89c-13 142-10 138-141 223-248 160-517 286-722 338-59 15-117 30-129 33-19 6-23-3-23-56zM2980 9756c10-75 14-80 83-107 86-34 166-85 382-246 212-158 364-255 392-249 18 3 39 51 58 129 8 32 3 37-57 68-96 48-178 105-374 259-205 163-320 240-412 276-91 36-96 35-87-22 4-27 11-75 15-108zM10819 10919c94-38 101-43 82-62-14-14-47-21-107-23-76-2-90-7-116-36-37-44-42-144-6-129 61 25 104 30 238 29 171-1 212 8 444 94 96 35 177 64 180 64 4 0 1-15-6-33-15-40-32-34 238-87 121-23 221-49 224-57 4-12-85-50-149-62-12-3-24-5-25-5-2-1-7-1-12 0-4 0-12-4-16-11-4-6-31-18-60-26-57-17-840-73-908-65-23 3-42 0-42-6s-24-10-54-9c-52 1-965-55-1168-72l-93-8 7 224c4 123 8 225 10 227s58 7 125 10c67 4 153 10 192 13 147 12 413 31 568 39 89 5 196 13 239 18 43 6 85 11 94 12 10 1 64-17 121-39zM6582 10451c-12-4-170-20-350-36l-327-29 9-96 9-96-44 9c-24 5-71 18-105 29-115 37-249 0-329-91-36-41-53-79-92-203-8-24-58-327-112-671s-109-691-122-769-20-145-16-149c11-10 738-95 746-88 3 3 31 301 64 663 32 361 60 660 63 662 2 3 9-44 14-102 4-59 19-226 33-372 40-416 99-1050 130-1389 16-171 29-311 30-312 1-2 83 5 183 15 99 9 253 24 342 32s176 17 193 21l30 6-6-120c-14-246-90-374-425-715-133-135-271-286-308-336s-102-126-144-170c-69-70-86-81-163-100-121-30-319-127-579-286-124-75-237-136-255-136-28 0-46 29-168 269-190 372-237 535-252 869-9 217 15 648 47 842 13 81 54 280 89 444 95 433 110 553 102 801-8 221-31 354-100 587-48 160-263 768-290 819-59 109 15 192 238 269 210 72 408 99 918 122 238 10 529 30 647 43 117 13 238 24 268 25l55 2v-128c0-112-3-130-23-135zM7864 10394c11-69 46-454 46-504 0-35-5-42-30-42-29 0-30 4-52 255-12 141-26 271-29 290-6 33 0 40 49 48 4 1 12-20 16-47zM8001 8951c14-150 34-368 45-485s32-343 47-501 24-292 19-296c-13-14-307-34-318-22-5 6-22 159-39 341l-29 329 105 280c60 160 105 300 105 327 0 25 6 46 13 46 23 0 14 96-13 136-17 26-26 60-26 106 0 64 2 68 32 68 25 0 33-6 33-29 0-16 12-151 26-300z">
          <text:p/>
        </draw:path>
        <draw:path draw:style-name="gr18" draw:text-style-name="P13" draw:layer="layout" svg:width="20.691cm" svg:height="18.985cm" svg:x="0.549cm" svg:y="3.11cm" svg:viewBox="0 0 20692 18986" svg:d="M0 9494v-9494h10347 10345v9494 9492h-10345-10347zM7450 18367c-38-46-95-87-249-181l-105-63-107 36c-299 103-566 101-679-3-43-40-106-133-106-157 0-14-21-20-87-24-48-2-89-3-92-2-2 1-11 82-18 178-8 97-20 176-26 176s-30-14-52-31c-23-17-100-64-172-104l-131-72-90 37c-187 77-363 98-495 59-53-16-86-37-138-91-38-39-72-85-77-102-7-31-12-32-106-32-146-1-196-11-196-42 0-18-8-24-29-21-20 3-31 18-39 50-7 25-18 49-26 54-19 11 95 27 151 21 52-6 59 7 59 114 0 36 4 100 8 142l8 77 254 23c528 47 918 60 1028 35 68-16 92-41 73-77-13-25-12-26 21-21 121 21 713 87 1032 114 123 11 326 6 367-8 58-20 61-36 19-85zM15124 17174c-77-38-98-43-197-43-98 0-119 5-196 43-167 82-260 231-260 416 0 123 36 221 113 307 51 57 182 143 196 129 3-3-18-16-46-29-79-35-86-50-48-99l33-42-37-41c-20-23-39-49-42-59-5-14-15-13-53 5-27 13-53 23-59 23-15 0-40-92-40-147v-47h58c56 0 58-2 58-38 0-21 6-52 12-69 11-29 8-34-38-55-28-13-51-25-51-29 0-10 54-86 88-122l33-36 36 44 37 45 64-28 64-29-8-62-8-62 96 4c54 2 94 10 93 17s-5 33-10 58c-8 44-6 46 58 74l66 28 37-41 37-41 31 29c17 16 43 51 59 79l28 49-52 24c-38 17-50 29-44 44 4 11 11 42 15 69 7 47 8 48 63 48s57 1 57 42c0 50-23 135-38 145-6 4-33-2-59-13-27-11-49-19-50-16-1 2-21 28-44 58l-42 54 34 39c18 22 29 46 24 54-10 16-133 76-157 76-8 0-19-23-24-51l-8-52h-77-76l-8 52c-6 35-15 52-29 53-13 1-8 6 11 12 18 6 75 9 128 6 74-4 114-14 177-45 341-168 338-661-5-830zM4264 17950l34-45 33-44-41-58c-23-32-45-58-50-57-4 0-22 9-39 19-18 11-40 18-48 18-17 1-56-113-56-163 0-27 6-30 57-30 52 0 57-3 64-37 4-21 11-53 16-71 7-29 2-36-38-56-26-12-47-29-47-37 0-9 26-44 58-79l58-62 36 41 37 42 64-33c35-18 63-37 62-42-1-4-6-30-10-57l-9-48h78c44 0 78-6 78-13 0-20-103-16-181 7-301 87-431 442-257 702 46 68 164 170 199 169 7 0-12-15-42-33zM3657 17406c45-228 191-444 393-582 140-95 329-152 506-152 71 0 82-3 88-26 10-38-13-43-163-35-454 25-827 360-886 795-10 78-9 81 18 81 25 0 31-11 44-81zM14533 16769c155-74 230-90 407-89 124 1 166 7 253 35 243 80 444 256 550 483 40 85 76 209 76 259 0 23 7 30 33 30 38 0 39-7 12-140-12-57-46-152-79-222-50-102-77-140-172-234-97-97-130-121-247-178-157-76-283-105-448-105-324 0-627 164-804 434-66 100-125 258-138 373-9 72-8 74 21 70 25-4 32-17 46-82 57-275 242-515 490-634zM4705 15932c6-16 23-168 38-339 15-170 39-429 53-575 13-146 25-269 25-275 0-5-544-9-1208-9h-1209v613 614h1144l1145-1zM6166 15929c5-14 16-93 24-174 8-82 21-201 28-265 57-521 77-710 77-732 0-23-12-24-232-24h-232l-7 55c-3 30-13 220-21 423-8 202-19 452-23 553-5 102-6 188-3 192 4 4 90 5 193 2 172-3 186-5 196-30zM15832 14734l-4281 3-4280 3-54 600c-30 331-52 606-48 611 3 6 1953 9 4331 7l4326-3 3-611zM4817 14445c1 0 4-145 6-319l5-317h-1554-1553l-37 28c-146 108-153 484-12 596 31 24 72 24 1587 19 856-3 1556-6 1558-7zM19707 14442c94-66 138-323 81-473-36-95-70-137-121-150-29-8-50-26-70-62l-29-51v-720c-1-835 4-801-128-943-177-192-484-322-848-359-79-7-148-21-156-30-36-40-317-569-308-578 11-9 686-426 1472-909 185-113 342-214 351-224 45-56-119-376-259-504-33-31-62-55-65-55-5 0-155 92-1178 721-348 215-638 392-644 393-5 2-213-363-461-810-248-446-456-817-463-824-7-8-36 33-79 111l-66 123 426 769 426 769-164 102c-90 56-467 288-838 517l-674 416-1009-4-1008-3 83-200c124-297 277-602 478-950 98-171 263-456 365-634 486-842 588-1170 474-1514-58-175-194-422-312-567-23-29-43-60-43-68 0-25-24-16-113 42-259 171-577 294-913 354l-128 23-83 155c-156 290-263 436-614 836-210 239-288 337-381 474-144 214-194 326-320 724-48 153-94 284-102 292s-63 24-123 35c-104 20-110 20-174-6-223-89-277-101-551-121-416-30-1881-122-1935-122h-48l4 229c3 126 6 230 7 231s287 21 637 44c585 39 637 41 677 22 24-11 66-29 92-40 27-11 49-25 49-32 0-20-74-44-145-47-55-3-73-10-97-38-17-20-30-52-30-74 0-35 3-39 29-31 16 5 114 14 217 20 203 11 301 32 496 109 64 26 123 46 132 46 19 0 23 14 44 136 9 50 24 130 34 178 10 49 15 93 11 100-4 6-1 14 6 19 8 4 14 21 14 36 0 59 10 61 196 23 98-20 179-34 181-32s2 82 0 178l-4 175-61 8c-279 36-452 82-619 166-181 91-301 206-369 353-29 62-29 66-33 835l-3 772h-1789-1790v152c0 83-9 210-19 281s-19 148-19 171v42l4196 3c2309 2 5093 5 6188 7 1792 3 1994 1 2020-17zM14052 13806l-94-4v-982-982h568 568l4 139c5 182 3 192-45 222-33 20-100 131-332 553-160 290-305 553-322 585-18 31-27 53-20 49s168-104 359-222c192-118 352-214 356-214 6 0 7 575 2 856-1 10-850 10-1044 0zM15383 13291l3-526 562-347c310-191 567-347 572-347 6 0 9 391 7 869l-3 869-572 4-573 3zM16802 12854v-963l56-33 56-33 516 4 515 3v989 988l-572 4-571 3zM18223 12828c0-558 5-991 12-995 6-4 65 90 131 209 65 119 301 546 525 948 322 583 405 742 405 779v47h-536-537zM11208 13037l3-766 31-61c61-125 215-238 412-305 76-26 276-67 328-67 23 0 24 24 24 659 0 679 7 787 54 942 30 98 102 248 148 308 17 23 31 45 31 49s-233 7-517 7h-518zM13617 13755c20-27 41-54 46-61 6-7 11 15 11 48v61h-46-46zM18582 11925l-49-89 68 9c298 40 567 186 658 356 30 56 31 67 34 426 3 202 3 415 0 473l-3 105-330-596c-181-327-352-635-378-684zM15380 11825h130c71 0 127 5 123 11-5 8-180 119-244 154-5 3-9-33-9-80zM17893 11223c10-4 51 57 110 166 52 94 109 196 126 226l32 55h-495c-281 0-490-4-483-11 17-15 689-428 710-436zM6350 14251l-89-221-89-221-150-3-150-4-8 224c-5 122-12 268-17 323l-9 100h247 246l9-99zM3862 11017c2-1 9-66 15-143 7-77 21-240 32-360 11-121 32-348 46-505 29-321 32-431 13-587-44-357-174-530-401-530-79 0-301 53-368 88-90 46-181 155-213 255-9 28-22 59-29 68-7 8-15 101-17 205-2 105-16 293-31 417-62 516-68 580-62 679 8 135 48 254 115 343 52 70 123 133 139 123 5-3 177-15 383-27 206-13 376-24 378-26zM3083 10968c11-5 17-3 13 4s7 16 25 21c18 4 33 16 33 26 0 21 2 22-42-7-50-32-53-35-29-44zM3516 11011c0-7 21-12 48-12 39 1 43 3 23 12-36 16-71 16-71 0zM3722 10987c0-17 9-28 21-28 18 0 19 4 4 23-9 13-19 25-21 28s-4-7-4-23zM3448 10963c16-3 39-3 52 1 12 3-1 5-30 5-28 0-38-3-22-6zM3037 10941c0-11-10-25-22-32-13-7-17-14-10-14s4-6-6-13c-17-11-16-13 3-13 12 0 23 10 23 22 0 11 3 17 8 13 12-12 43 16 43 38 0 9-9 17-19 17-11 0-20-8-20-18zM3802 10934c0-17 3-25 7-17 3 9 3 24 0 33-4 9-7 2-7-16zM3744 10839c-6-42-7-79-3-83 16-16 21 10 18 82l-4 76zM3802 10843c0-18 3-25 7-16 3 9 3 23 0 32-4 9-7 2-7-16zM3787 10720c0-19-7-31-16-29-20 4-30-77-11-97 8-8 15-1 21 24 4 21 13 48 20 60 16 30 15 75-1 75-7 0-13-15-13-33zM3044 10430c-8-13 43-46 54-35 3 4-6 10-21 15s-24 14-20 20c4 7 5 12 1 12-3 0-10-5-14-12zM3277 10352c-5-7-3-13 5-13 7 0 14 6 14 13s-3 13-6 13-9-6-13-13zM3522 10210c4-7 17-13 27-13 11 0 16 6 12 13-5 7-17 13-27 13-11 0-17-6-12-13zM3832 9951c4-7 11-13 14-13s6 6 6 13-6 13-14 13-11-6-6-13zM2986 9887c0-7 6-13 13-13s13 6 13 13-6 13-13 13-13-6-13-13zM3010 9721c8-2 11-10 7-16-4-7-1-12 6-12 11 0 8 68-6 139-12 58-32 29-27-38 3-37 12-70 20-73zM3066 9783c0-25 3-35 6-22 3 12 3 32 0 45-3 12-6 2-6-23zM3092 9723c-20-8-21-43-1-43 9 0 12 4 7 8-5 5-2 17 6 26 15 19 14 19-12 9zM3429 9534c7 4 17-1 23-10 6-10 14-15 18-11s-7 20-25 35c-29 25-31 25-29 3 1-14 7-21 13-17zM3729 9293c-4-7-2-13 6-13 7 0 13 6 13 13s-2 13-5 13c-4 0-10-6-14-13zM3859 9284c-7-18-6-20 7-7 9 9 13 19 9 23s-11-3-16-16zM3803 9209c6-42 28-43 33 0 3 23-2 32-16 32-15 0-20-9-17-32zM6589 10452c-16-4-177-20-357-37l-327-29 9-96 9-95-50 9c-28 5-59 14-70 19-75 39-212 24-300-34-112-72-143-168-224-689-32-203-69-438-83-524-67-417-92-589-88-610 3-19 34-26 191-44 103-12 268-31 367-43 99-11 181-19 183-17s27 277 57 611c49 554 73 766 77 697 5-70 30-351 66-729 83-885 129-1384 129-1409 0-20 7-25 29-21 16 4 110 13 210 22 99 8 254 22 343 31s166 13 173 10c6-4 7-45 2-92-28-274-109-410-455-758-112-114-252-268-309-343-118-152-183-215-235-227-186-41-313-103-749-371-66-41-130-73-143-73-16 0-60 72-160 268-231 448-265 605-252 1153 9 390 23 515 98 860 82 373 114 542 131 691 28 250-4 543-93 841-45 154-259 756-296 836-14 30-26 63-26 73 0 32 66 98 131 131 223 113 519 164 1032 180 245 7 529 28 802 58 46 5 111 10 145 11l62 2v-128c0-122-2-128-29-134zM7864 10394c11-69 46-454 46-504 0-35-5-42-30-42-29 0-30 4-52 255-12 141-26 271-29 290-6 33 0 40 49 48 4 1 12-20 16-47zM7932 9582c-4-5-15-5-24-1-11 4-8 7 8 7 13 1 21-2 16-6zM8026 8679c7-64 18-184 26-265 7-82 26-281 41-443 16-174 23-299 16-306-6-6-81-13-166-15l-155-5-31 336-31 336 105 280c59 157 105 300 105 326 0 25 6 49 13 53 21 14 15 75-13 127-16 29-26 73-26 113 0 59 3 64 30 64 30 0 31-3 52-242 12-133 28-295 34-359zM7014 4995c81-60 146-113 146-117 0-7-59-88-91-126-5-6-28 2-50 19-29 22-62 31-124 35l-85 5-31 63c-18 34-32 72-32 83 0 24 91 148 108 148 7 0 78-49 159-110z">
          <text:p/>
        </draw:path>
        <draw:path draw:style-name="gr19" draw:text-style-name="P14" draw:layer="layout" svg:width="20.691cm" svg:height="18.985cm" svg:x="0.549cm" svg:y="3.11cm" svg:viewBox="0 0 20692 18986" svg:d="M0 9494v-9494h10347 10345v9494 9492h-10345-10347zM7480 18422c12-37-133-156-320-261l-71-40-87 31c-151 55-339 88-455 79-142-10-223-51-291-146-29-40-52-80-52-88 0-16-67-32-137-32-47 0-50 8-65 229-4 73-14 133-20 133-7 0-31-14-53-31-23-17-101-64-174-105l-132-73-81 32c-154 61-232 79-353 79-90 0-129-6-174-27-65-29-159-120-182-174-18-44-41-50-191-50-115 0-121-2-114-26 5-21 0-26-30-26-32 0-36 6-44 52-4 28-13 51-19 51-14 0-70-24-129-56l-43-23 34-43c18-24 33-49 32-54 0-6-20-33-44-60l-43-49-49 20c-57 24-62 19-82-74-21-98-21-100 44-100 47 0 59-4 59-23 0-12 8-44 18-70l17-47-50-22c-28-13-50-25-50-28 0-18 43-81 77-114l41-38 35 42 34 42 52-26c28-14 59-26 68-26 14 0 16-11 9-42-18-81-18-81 62-85 42-2 74-10 74-18 0-9-29-12-88-7-168 12-316 113-388 266-29 63-34 90-34 196s5 133 34 196c74 158 222 256 401 267l100 6 7 66c3 36 10 110 14 164l8 99 99 8c55 5 198 18 319 28 278 24 727 39 824 27 93-12 136-43 115-83-14-26-13-27 20-22 121 21 713 87 1032 114 123 11 326 6 367-8 24-8 46-22 49-30zM15383 17590c0-186-92-334-259-416-79-39-97-43-203-42-100 0-127 5-189 35-90 44-183 141-229 239-28 62-34 92-34 184 0 91 6 122 34 183 35 76 105 162 168 206 124 88 307 99 453 27 167-82 259-230 259-416zM14663 17953c-5-8 6-32 24-54l33-39-41-54c-23-30-44-57-46-60s-24 4-49 16-51 19-58 15c-16-10-38-94-38-145 0-41 1-42 56-42 56 0 57-1 64-48 4-27 11-59 15-71 7-16-4-28-44-49l-54-27 43-60c24-32 53-65 65-73 22-14 28-10 76 59 4 6 37-2 74-18l68-30-9-62-8-62 89 4 88 4-3 58c-2 58-2 58 61 88l64 30 40-43 39-42 40 45c21 25 47 60 57 79 17 33 16 34-33 57-43 19-50 28-43 50 5 15 13 47 17 72 7 43 11 46 62 49 45 4 55 9 55 30 0 38-27 140-40 148-5 3-31-4-56-16s-48-19-50-16c-1 3-23 31-46 61-43 56-44 56-18 84 46 51 45 58-13 92-30 17-70 36-89 40-31 8-34 5-42-43l-8-52-77-4-78-4-10 50c-5 28-16 53-23 55s-42-10-79-27c-36-17-70-37-75-45zM4152 16771c148-71 215-88 372-93 122-5 123-5 127-40l4-34-153 7c-171 8-280 36-418 108-262 137-450 401-489 687-10 78-10 81 19 81 25 0 31-11 44-75 57-278 245-522 494-641zM14127 17179c104-212 279-371 496-450 457-166 954 64 1141 528 18 44 39 114 47 155 12 65 18 75 43 75 36 0 36-9 10-140-12-57-46-152-79-222-50-102-77-140-172-234-97-97-130-121-247-178-82-39-174-73-234-85-513-103-1014 196-1134 677-36 146-36 182 2 182 26 0 31-10 46-88 9-53 41-139 81-220zM4700 15951c13-8 81-657 117-1117l8-100h-1217-1217v379c0 208 4 485 9 614l8 234h1139c626 0 1145-5 1153-10zM6164 15949c6-4 38-263 71-576 33-312 64-584 68-604l6-35h-246-247v55c0 30-11 301-25 602-15 301-23 553-18 560 7 13 372 11 391-2zM15829 15344l3-610h-4284c-3419 0-4284 3-4284 16 0 9-24 276-53 594s-50 587-46 598c7 17 493 19 4334 16l4327-3zM3687 14449h1147v-324-323l-1557 4-1556 3-37 28c-149 110-153 483-7 600l36 29 413-9c228-4 930-8 1561-8zM19707 14442c94-66 138-323 81-473-36-95-70-137-121-150-29-8-50-26-70-62l-29-51v-720c-1-835 4-801-128-943-177-192-484-322-848-359-79-7-148-21-156-30-36-40-317-569-308-578 11-9 686-426 1472-909 185-113 342-214 351-224 45-56-119-376-259-504-33-31-62-55-65-55-5 0-155 92-1178 721-348 215-638 392-644 393-5 2-213-363-461-810-248-446-456-817-463-824-7-8-36 33-79 111l-66 123 426 769 425 769-163 102c-90 55-467 288-838 517l-674 416-1009-4-1008-3 83-200c124-297 277-602 478-950 98-171 263-456 365-634 486-842 588-1170 474-1514-58-175-194-422-312-567-23-29-43-60-43-68 0-22-24-18-67 13-21 15-43 22-48 16-6-6-32-66-58-133l-48-121 23-87 22-88 54-6c89-10 170-60 270-166 71-75 100-118 122-178 35-95 66-236 66-300 0-67-34-173-72-217-106-127-366-150-716-64-179 44-289 52-231 17 7-5 27-38 43-73 21-44 47-75 87-101 194-129 713-780 991-1243l28-47-43-27c-230-142-690-189-1024-105-140 35-325 128-411 207-114 104-323 438-485 775-46 96-120 227-164 291-105 152-213 332-280 463-39 78-53 122-54 170l-2 64 59 11c32 6 97 8 146 5 67-4 86-1 81 11-3 9-27 95-54 189-45 164-47 180-40 309 13 233 66 389 167 500 101 108 120 114 425 114 172 0 265 4 263 12s-16 52-32 99l-27 86-72 11-72 11-84 155c-156 291-263 437-614 837-210 239-288 337-381 474-144 214-194 326-320 724-48 153-94 284-102 292s-63 24-123 35c-104 20-110 20-174-6-223-89-277-101-551-121-433-31-1882-122-1939-122h-53l9 53 9 54-76-8c-41-4-189-15-328-23-247-15-252-16-299-53-94-73-247-101-562-101h-234l-9 110c-5 60-15 113-21 117s-74 1-151-7c-76-7-209-19-294-27s-207-19-271-25-189-18-278-26-232-22-317-32c-177-21-219-25-452-45-93-8-188-18-212-21l-44-7 7-96 8-96-35 8c-19 5-61 17-93 26-77 23-183 22-242-2-102-43-159-122-202-284-23-85-258-1569-250-1577 11-12 727-91 734-81 3 5 31 297 62 647s59 646 62 659c13 47 30 5 30-73 0-44 6-126 12-183 13-105 25-235 60-619 29-315 41-443 70-756 14-153 30-332 37-398 6-66 15-123 19-127s73-1 153 7c200 20 387 37 499 47l94 8-1-43c-1-95-26-233-56-308-58-142-147-257-382-491-125-125-274-288-332-362-152-196-173-213-306-252-62-18-158-55-213-83-98-50-154-82-435-252-78-47-154-85-168-85-21 0-54 53-164 268-231 448-265 605-252 1153 9 390 23 515 98 860 82 373 114 542 131 691 28 250-4 543-93 841-45 154-259 756-296 836-34 73-33 84 15 139 54 61 164 115 312 154 246 65 398 82 836 98 196 6 466 24 601 38s268 26 294 26c30 0 49 6 50 16 3 24-1 64-9 99l-6 31 100-9c56-4 354-23 664-42 573-34 721-35 1118-5 92 7 345 24 562 39 217 14 423 29 459 33 76 8 1178 83 1230 84h35l-32 19c-18 10-107 48-197 85-175 71-229 103-229 139 0 31 26 54 58 53 15 0 95-29 181-63 92-38 159-59 167-52 16 16 23 12-159 83-160 62-208 95-208 139 0 30 47 48 90 36 17-6 107-40 198-77 92-36 169-64 172-61s-55 30-129 59c-144 58-179 91-150 144 17 34 46 32 135-7 41-19 77-31 80-27 3 3-1 18-9 33-17 32-7 73 20 83 11 4 50-5 87-20 70-28 402-146 559-198 49-16 128-32 173-34l84-5 9 43c4 23 11 45 13 47 3 3 85-11 182-31 98-20 179-34 181-32s2 82 0 178l-4 175-61 8c-281 36-447 80-610 161-190 96-309 208-378 358-29 62-29 66-33 835l-3 772h-1789-1790v113c0 97-19 301-45 485l-7 48 4197 3c2309 2 5096 5 6195 7 1797 3 2000 1 2026-17zM13958 13802v-982-982h569 568v167 167l-42 26c-34 21-97 127-332 554-160 290-305 553-322 585-18 31-27 53-20 49s168-104 359-222c192-118 351-214 353-214 3 0 4 195 4 433v433l-475-3c-261-1-517-4-568-7zM15383 13291l3-526 562-347c310-191 567-347 572-347 6 0 9 391 7 869l-3 869-572 4-573 3zM16802 12854v-963l56-33 56-33 516 4 515 3v989 988l-572 4-571 3zM18235 11833c6-4 65 90 131 209 65 119 302 546 525 949 320 579 405 742 405 779v46h-536-537v-988c0-558 5-991 12-995zM11211 12271l31-61c61-125 215-238 412-305 76-26 276-67 327-67 23 0 24 36 28 721 5 687 6 725 32 818 38 135 88 250 148 340 27 42 50 78 50 81s-233 5-517 5h-518l4-766zM13617 13755c20-27 41-54 46-61 6-7 11 15 11 48v61h-46-46zM18582 11925l-49-89 68 9c298 40 567 186 658 356 30 56 31 67 34 426 3 202 3 415 0 473l-3 105-330-596c-181-327-352-635-378-684zM15380 11825h130c71 0 127 5 123 11-5 8-180 119-244 154-5 3-9-33-9-80zM17893 11223c10-4 51 57 110 166 52 94 109 196 126 226l32 55h-495c-281 0-490-4-483-11 17-15 689-428 710-436zM6338 14407c23-148 25-134-71-375l-93-229h-150-151l-16 294c-9 162-19 308-23 324l-8 28h253 253zM4299 10992c8-3 19-44 24-93 12-114 61-282 111-380l39-78-94 8-94 8-149-125c-82-68-159-135-172-147-23-22-23-31-2-261 24-258 20-468-13-621-16-78-16-93 2-136 16-38 19-80 13-203-8-182-32-271-87-324-78-74-215-38-284 76-22 36-30 39-82 36-47-3-64 3-101 35-33 29-49 35-71 27-39-15-110 8-146 46-17 18-40 32-52 32-37 0-80 42-112 109-17 36-42 83-56 105-22 34-26 71-31 317-4 195-18 375-47 612-22 185-45 395-51 466-7 83-23 163-46 225-71 198 2 305 228 336 38 5 72 8 76 6 4-1 271-18 595-37 323-19 594-37 602-39zM7918 9922l8-74h-40c-47 0-44-12-72 297-28 301-28 297 18 297 37 0 37-1 45-87 12-126 33-347 41-433zM7894 9711c-5-4-16-5-25-1-10 4-7 7 8 8 13 0 21-3 17-7zM7939 9581c-8-4-26-4-38-1-13 4-6 7 16 7 21 0 31-3 22-6zM7983 9283c-3-5 1-88 11-184 9-96 30-308 45-471 14-164 32-356 39-427s18-196 26-278c7-82 17-176 21-210l7-61h-43c-24 0-100-7-169-16-69-8-129-13-132-9-7 5-31 243-59 560l-11 128 59 156c33 86 70 186 82 221 12 36 35 96 50 134 19 47 25 83 20 111-6 32-3 44 13 51 17 6 20 17 13 50-5 23-17 55-27 70-9 16-21 60-26 99-7 62-5 71 16 77 40 10 72 10 65-1zM7014 4995c81-61 146-113 146-118s-23-39-51-77c-52-68-53-69-77-44-31 31-123 57-169 48-18-4-40-3-48 2-23 14-81 147-71 164 34 54 100 135 111 135 7 0 78-50 159-110z">
          <text:p/>
        </draw:path>
        <draw:path draw:style-name="gr20" draw:text-style-name="P15" draw:layer="layout" svg:width="20.691cm" svg:height="18.985cm" svg:x="12.821cm" svg:y="8.279cm" svg:viewBox="0 0 20692 18986" svg:d="M0 9494v-9494h10347 10345v9494 9492h-10345-10347zM7480 18422c12-37-133-156-320-261l-71-40-87 31c-151 55-339 88-455 79-142-10-223-51-291-146-29-40-52-80-52-88 0-16-67-32-137-32-47 0-50 8-65 229-4 73-14 133-20 133-7 0-31-14-53-31-23-17-101-64-174-105l-132-73-81 32c-154 61-232 79-353 79-90 0-129-6-174-27-65-29-159-120-182-174-18-44-41-50-191-50-115 0-121-2-114-26 5-21 0-26-30-26-32 0-36 6-44 52-4 28-13 51-19 51-14 0-70-24-129-56l-43-23 34-43c18-24 33-49 32-54 0-6-20-33-44-60l-43-49-49 20c-57 24-62 19-82-74-21-98-21-100 44-100 47 0 59-4 59-23 0-12 8-44 18-70l17-47-50-22c-28-13-50-25-50-28 0-18 43-81 77-114l41-38 35 42 34 42 52-26c28-14 59-26 68-26 14 0 16-11 9-42-18-81-18-81 62-85 42-2 74-10 74-18 0-9-29-12-88-7-168 12-316 113-388 266-29 63-34 90-34 196s5 133 34 196c74 158 222 256 401 267l100 6 7 66c3 36 10 110 14 164l8 99 99 8c55 5 198 18 319 28 278 24 727 39 824 27 93-12 136-43 115-83-14-26-13-27 20-22 121 21 713 87 1032 114 123 11 326 6 367-8 24-8 46-22 49-30zM15383 17590c0-186-92-334-259-416-79-39-97-43-203-42-100 0-127 5-189 35-90 44-183 141-229 239-28 62-34 92-34 184 0 91 6 122 34 183 35 76 105 162 168 206 124 88 307 99 453 27 167-82 259-230 259-416zM14663 17953c-5-8 6-32 24-54l33-39-41-54c-23-30-44-57-46-60s-24 4-49 16-51 19-58 15c-16-10-38-94-38-145 0-41 1-42 56-42 56 0 57-1 64-48 4-27 11-59 15-71 7-16-4-28-44-49l-54-27 43-60c24-32 53-65 65-73 22-14 28-10 76 59 4 6 37-2 74-18l68-30-9-62-8-62 89 4 88 4-3 58c-2 58-2 58 61 88l64 30 40-43 39-42 40 45c21 25 47 60 57 79 17 33 16 34-33 57-43 19-50 28-43 50 5 15 13 47 17 72 7 43 11 46 62 49 45 4 55 9 55 30 0 38-27 140-40 148-5 3-31-4-56-16s-48-19-50-16c-1 3-23 31-46 61-43 56-44 56-18 84 46 51 45 58-13 92-30 17-70 36-89 40-31 8-34 5-42-43l-8-52-77-4-78-4-10 50c-5 28-16 53-23 55s-42-10-79-27c-36-17-70-37-75-45zM4152 16771c148-71 215-88 372-93 122-5 123-5 127-40l4-34-153 7c-171 8-280 36-418 108-262 137-450 401-489 687-10 78-10 81 19 81 25 0 31-11 44-75 57-278 245-522 494-641zM14127 17179c104-212 279-371 496-450 457-166 954 64 1141 528 18 44 39 114 47 155 12 65 18 75 43 75 36 0 36-9 10-140-12-57-46-152-79-222-50-102-77-140-172-234-97-97-130-121-247-178-82-39-174-73-234-85-513-103-1014 196-1134 677-36 146-36 182 2 182 26 0 31-10 46-88 9-53 41-139 81-220zM4700 15951c13-8 81-657 117-1117l8-100h-1217-1217v379c0 208 4 485 9 614l8 234h1139c626 0 1145-5 1153-10zM6164 15949c6-4 38-263 71-576 33-312 64-584 68-604l6-35h-246-247v55c0 30-11 301-25 602-15 301-23 553-18 560 7 13 372 11 391-2zM15829 15344l3-610h-4284c-3419 0-4284 3-4284 16 0 9-24 276-53 594s-50 587-46 598c7 17 493 19 4334 16l4327-3zM3687 14449h1147v-324-323l-1557 4-1556 3-37 28c-149 110-153 483-7 600l36 29 413-9c228-4 930-8 1561-8zM19707 14442c94-66 138-323 81-473-36-95-70-137-121-150-29-8-50-26-70-62l-29-51v-720c-1-835 4-801-128-943-177-192-484-322-848-359-79-7-148-21-156-30-36-40-317-569-308-578 11-9 686-426 1472-909 185-113 342-214 351-224 45-56-119-376-259-504-33-31-62-55-65-55-5 0-155 92-1178 721-348 215-638 392-644 393-5 2-213-363-461-810-248-446-456-817-463-824-7-8-36 33-79 111l-66 123 426 769 425 769-163 102c-90 55-467 288-838 517l-674 416-1009-4-1008-3 83-200c124-297 277-602 478-950 98-171 263-456 365-634 486-842 588-1170 474-1514-58-175-194-422-312-567-23-29-43-60-43-68 0-22-24-18-67 13-21 15-43 22-48 16-6-6-32-66-58-133l-48-121 23-87 22-88 54-6c89-10 170-60 270-166 71-75 100-118 122-178 35-95 66-236 66-300 0-67-34-173-72-217-106-127-366-150-716-64-179 44-289 52-231 17 7-5 27-38 43-73 21-44 47-75 87-101 194-129 713-780 991-1243l28-47-43-27c-230-142-690-189-1024-105-140 35-325 128-411 207-114 104-323 438-485 775-46 96-120 227-164 291-105 152-213 332-280 463-39 78-53 122-54 170l-2 64 59 11c32 6 97 8 146 5 67-4 86-1 81 11-3 9-27 95-54 189-45 164-47 180-40 309 13 233 66 389 167 500 101 108 120 114 425 114 172 0 265 4 263 12s-16 52-32 99l-27 86-72 11-72 11-84 155c-156 291-263 437-614 837-210 239-288 337-381 474-144 214-194 326-320 724-48 153-94 284-102 292s-63 24-123 35c-104 20-110 20-174-6-223-89-277-101-551-121-433-31-1882-122-1939-122h-53l9 53 9 54-76-8c-41-4-189-15-328-23-247-15-252-16-299-53-95-74-247-101-565-101h-238l9-81c5-44 14-143 20-218 7-76 16-159 21-185 9-49-1-59-27-24-15 21-74 24-181 10-21-2-164-8-316-13-265-8-286-7-436 24-87 19-178 41-201 51-44 19-76 29-436 144-216 68-274 85-556 157-201 52-294 39-390-54-50-50-74-98-106-218-23-85-258-1569-250-1577 11-12 727-91 734-81 3 5 31 297 62 647s58 645 61 656c4 16 32 18 189 10 102-4 292-12 424-18l239-10 155-75c85-43 173-90 194-106 101-76 291-201 353-232 72-37 214-85 249-85 12 0 55-19 97-39 41-21 80-34 86-31 14 9 0 80-23 116-9 15-51 39-93 55-42 15-89 42-106 59l-29 31 75 8c42 4 102 13 134 20 32 6 80 15 107 19l48 8v-81c0-45 7-129 15-186l15-105 73-7c163-15 194-64 220-352 8-85 26-273 40-416 35-361 34-402-11-459-53-70-91-79-481-114-89-8-176-17-194-21-18-3-102-11-187-18-86-8-211-19-278-25-68-7-170-16-227-21l-104-9-14-137c-26-258-103-386-430-712-125-125-274-288-332-362-152-196-173-213-306-252-62-18-158-55-213-83-98-50-154-82-435-252-78-47-154-85-168-85-21 0-54 53-164 268-231 448-265 605-252 1153 9 390 23 515 98 860 82 373 114 542 131 691 28 250-4 543-93 841-45 154-259 756-296 836-34 73-33 84 15 139 54 61 164 115 312 154 246 65 398 82 836 98 196 6 466 24 601 38s268 26 294 26c30 0 49 6 50 16 3 24-1 64-9 99l-6 31 100-9c56-4 354-23 664-42 573-34 721-35 1118-5 92 7 345 24 562 39 217 14 423 29 459 33 76 8 1178 83 1230 84h35l-32 19c-18 10-107 48-197 85-175 71-229 103-229 139 0 31 26 54 58 53 15 0 95-29 181-63 92-38 159-59 167-52 16 16 23 12-159 83-160 62-208 95-208 139 0 30 47 48 90 36 17-6 107-40 198-77 92-36 169-64 172-61s-55 30-129 59c-144 58-179 91-150 144 17 34 46 32 135-7 41-19 77-31 80-27 3 3-1 18-9 33-17 32-7 73 20 83 11 4 50-5 87-20 70-28 402-146 559-198 49-16 128-32 173-34l84-5 9 43c4 23 11 45 13 47 3 3 85-11 182-31 98-20 179-34 181-32s2 82 0 178l-4 175-61 8c-281 36-447 80-610 161-190 96-309 208-378 358-29 62-29 66-33 835l-3 772h-1789-1790v113c0 97-19 301-45 485l-7 48 4197 3c2309 2 5096 5 6195 7 1797 3 2000 1 2026-17zM13958 13802v-982-982h569 568v167 167l-42 26c-34 21-97 127-332 554-160 290-305 553-322 585-18 31-27 53-20 49s168-104 359-222c192-118 351-214 353-214 3 0 4 195 4 433v433l-475-3c-261-1-517-4-568-7zM15383 13291l3-526 562-347c310-191 567-347 572-347 6 0 9 391 7 869l-3 869-572 4-573 3zM16802 12854v-963l56-33 56-33 516 4 515 3v989 988l-572 4-571 3zM18235 11833c6-4 65 90 131 209 65 119 302 546 525 949 320 579 405 742 405 779v46h-536-537v-988c0-558 5-991 12-995zM11211 12271l31-61c61-125 215-238 412-305 76-26 276-67 327-67 23 0 24 36 28 721 5 687 6 725 32 818 38 135 88 250 148 340 27 42 50 78 50 81s-233 5-517 5h-518l4-766zM13617 13755c20-27 41-54 46-61 6-7 11 15 11 48v61h-46-46zM18582 11925l-49-89 68 9c298 40 567 186 658 356 30 56 31 67 34 426 3 202 3 415 0 473l-3 105-330-596c-181-327-352-635-378-684zM15380 11825h130c71 0 127 5 123 11-5 8-180 119-244 154-5 3-9-33-9-80zM17893 11223c10-4 51 57 110 166 52 94 109 196 126 226l32 55h-495c-281 0-490-4-483-11 17-15 689-428 710-436zM6338 14407c23-148 25-134-71-375l-93-229h-150-151l-16 294c-9 162-19 308-23 324l-8 28h253 253zM4299 10992c8-3 19-44 24-93 12-114 61-282 111-380l39-78-94 8-94 8-149-125c-82-68-159-135-172-147-23-22-23-31-2-261 24-258 20-468-13-621-16-78-16-93 2-136 16-38 19-80 13-203-8-182-32-271-87-324-78-74-215-38-284 76-22 36-30 39-82 36-47-3-64 3-101 35-33 29-49 35-71 27-39-15-110 8-146 46-17 18-40 32-52 32-37 0-80 42-112 109-17 36-42 83-56 105-22 34-26 71-31 317-4 195-18 375-47 612-22 185-45 395-51 466-7 83-23 163-46 225-71 198 2 305 228 336 38 5 72 8 76 6 4-1 271-18 595-37 323-19 594-37 602-39zM8014 9752c0-20-24-40-34-30-9 9 9 48 22 48 6 0 12-8 12-18zM7894 9711c-5-4-16-5-25-1-10 4-7 7 8 8 13 0 21-3 17-7zM7939 9581c-8-4-26-4-38-1-13 4-6 7 16 7 21 0 31-3 22-6zM8032 9449c4-6 2-16-6-20-19-12-55 3-45 19 10 17 42 17 51 1zM7014 4995c81-61 146-113 146-118s-23-39-51-77c-52-68-53-69-77-44-31 31-123 57-169 48-18-4-40-3-48 2-23 14-81 147-71 164 34 54 100 135 111 135 7 0 78-50 159-110z">
          <text:p/>
        </draw:path>
        <draw:path draw:style-name="gr6" draw:text-style-name="P4" draw:layer="layout" svg:width="20.691cm" svg:height="18.985cm" svg:x="0.516cm" svg:y="3.076cm" svg:viewBox="0 0 20692 18986" svg:d="M0 9494v-9494h10347 10345v9494 9492h-10345-10347zM7296 18242c-104-68-304-178-262-144 32 26 30 29-32 52-200 76-456 101-587 56-72-25-166-112-198-185-19-43-55-56-156-56h-47l-8 118c-5 65-9 147-9 181 0 35-3 63-7 63s-32-17-62-38c-30-20-111-67-181-105l-126-67-99 39c-143 55-228 73-345 72-74-1-121-8-162-27-60-26-157-121-183-177-18-40-43-46-190-46-113 0-121-2-115-25 5-18-2-27-26-33-40-10-42-8-51 55-6 42-11 50-31 45-13-4-24-12-24-19 0-6-6-8-12-4-13 7-105-41-105-55 0-5 16-24 35-44l35-37-33-35c-18-20-41-48-52-64-17-27-21-27-55-10-20 11-44 19-53 19-19 0-45-76-45-132 0-33 4-36 50-36h50l19-79 19-78-43-21c-24-11-43-27-43-35 0-24 78-123 98-123 9 0 30 16 44 36l27 37 71-34 70-33-7-53c-6-47-4-54 23-61 16-4 48-8 71-8s42-6 42-13c0-24-150-15-225 13-92 35-203 135-246 223-93 192-62 388 87 551 26 29 52 53 57 53s18 8 29 18c36 31 152 61 238 61h82l9 106c4 58 8 133 8 167s6 61 13 61c6 0 148 13 313 28 213 20 402 29 644 29 310 1 346-1 379-22 26-17 33-30 27-48-10-32 6-32 189-7 74 11 190 25 258 32 618 66 556 61 769 64 123 1 191-4 213-15 73-37 35-90-149-210zM5532 18062c0-3-13-12-29-20-28-13-28-13-4 6 26 21 33 24 33 14zM15139 18005c332-163 335-659 4-832-75-39-88-42-216-42-118 0-144 5-200 32-87 43-181 140-224 230-30 64-34 91-34 197 0 100 5 134 29 186 60 130 153 214 296 265 92 33 236 18 345-36zM14736 17990l-81-41 33-43 33-44-45-59c-25-33-46-67-46-75 0-11-3-11-10-1-5 8-28 24-51 36l-41 21-20-67c-32-107-29-114 38-114 55 0 58-2 59-36 0-19 8-55 16-80 16-45 16-46-34-68l-50-23 22-34c12-19 37-51 56-72l34-38 34 42 34 42 58-28c31-16 64-28 73-28s14-10 10-23c-24-90-24-92 24-101 25-4 66-4 91 0 48 9 48 10 24 100-4 14 5 24 29 30 20 5 51 20 71 34l35 25 38-46 37-45 33 36c37 41 75 95 75 108 0 5-21 17-46 26-40 15-45 21-39 49 5 18 12 55 16 81 7 46 11 49 55 50 25 1 52 1 58 0 12-2 2 70-20 138l-13 41-49-25-50-25-36 48c-20 27-44 54-53 61-14 10-9 23 21 60l39 46-63 34c-34 19-72 35-84 35-21 0-25-7-38-66-7-30-12-32-85-32l-78 1-16 55-16 56zM14087 17936c0-2-12-41-26-87-57-187-44-407 38-607 106-260 353-473 622-537 107-25 305-25 413 0 327 77 606 370 675 711 12 63 17 71 46 71 32 0 32-2 24-71-12-107-64-256-122-353-67-112-205-249-325-320-88-53-257-119-317-125-14-1 20-5 77-9l104-8 3-152 4-151h-492-491v-169-168h756 756v-613-614h-71-71v-130-129h1981c1935 0 1981-1 2021-25 149-90 173-427 43-585-21-26-55-51-75-55-25-6-43-22-58-53-19-41-22-117-22-720 0-371-5-709-12-750-22-132-99-247-240-354-54-42-252-146-277-146-7 0-24-6-36-13-65-35-233-71-447-95-114-14-129-18-146-47-10-18-82-149-159-290l-141-258 57-36c59-38 111-71 254-158 44-28 117-72 159-99 43-26 251-155 464-285 212-131 503-311 646-400l260-162-3-45c-3-63-70-205-155-333-66-97-148-182-176-182-9 0-104 55-203 116-75 47-357 221-491 302-167 102-213 131-784 483-185 115-342 209-349 209-6 0-51-74-100-165-90-165-328-596-646-1168-93-169-173-307-178-307s-39 54-75 121c-72 134-72 126-3 247 70 123 170 302 220 393 25 46 55 102 67 123s102 184 200 362 203 368 234 423c32 54 57 104 57 110-1 5-72 53-159 106-139 84-522 320-1121 689-103 64-232 145-288 179l-100 63h-1001c-816 0-1002-3-1002-17 0-25 170-416 272-624 82-168 193-367 498-890 418-717 553-987 628-1254 22-80 28-138 28-264 0-148-3-171-40-275-64-182-244-498-326-572-14-13-26-31-26-40 0-26-36-21-74 9l-34 26-55-137c-42-105-52-144-43-165 6-16 18-53 25-82l14-54 106-10c59-6 109-11 113-12s69-6 146-12l140-10 77-64c255-212 546-647 673-1003 34-95 46-285 24-393-21-107-76-246-94-235-8 5-10 2-5-6 37-59-303-466-514-616-298-213-812-262-1219-117-131 47-276 136-341 211-100 114-315 473-441 737-43 90-108 208-145 261-187 268-345 558-363 661-13 78 7 89 165 89 69 0 126 3 126 7s-20 78-45 164c-39 134-45 177-45 291 0 315 101 544 278 630 68 34 71 34 325 30l256-4-32 96-33 97-64 11c-77 12-82 17-137 125-131 258-292 487-525 750-229 258-406 475-494 606-142 211-196 338-355 831l-62 190-53 15c-117 32-210 22-390-42-151-54-183-61-317-68-82-4-230-14-329-21-303-22-672-46-1189-78-113-7-286-17-384-21l-178-8v47c0 57 28 55-366 28l-283-20-43-38c-50-43-108-63-216-74-41-4-74-13-74-20 0-8-96-11-254-8l-253 5 8-78c5-42 14-140 20-215 7-76 16-159 21-185 9-49-1-59-27-24-15 21-74 24-181 10-21-2-164-8-316-13-265-8-286-7-436 24-87 19-178 41-201 51-44 19-76 29-436 144-219 69-377 114-485 138-28 6-75 19-103 27-29 9-97 16-151 16-90 1-104-2-155-38-75-52-140-153-140-215 0-26-6-49-13-52-7-2-33-135-58-295-25-159-54-342-65-406-26-161-69-443-76-498-3-24-17-115-32-200s-22-159-17-164c18-18 686-96 717-84 16 6 22 24 22 64 0 30 9 142 19 249 10 106 34 365 52 575s36 392 39 406c5 25 12 26 190 17 102-4 292-12 424-18l239-10 155-75c85-43 173-90 194-106 101-76 291-201 353-232 72-37 214-85 249-85 12 0 55-18 97-39 41-21 78-35 81-32 13 13 2 84-17 113-12 19-51 43-95 59-41 15-88 42-105 59l-29 31 75 8c42 4 102 13 134 20 32 6 79 15 105 19l47 8 8-60c4-33 5-65 1-72-5-7-1-64 8-128l16-116h44c127 0 194-45 221-150 13-46 45-310 44-354 0-10 11-134 24-274 35-358 34-396-13-455-21-26-43-48-48-48-6-1-20-6-31-12-21-11-221-42-264-41-29 1-262-21-323-30-22-3-109-12-194-19-86-7-211-19-278-25-68-7-171-16-230-21l-106-9v-88c0-58 5-89 16-94 10-4 9-7-5-7-13-1-23-17-28-45-9-54-74-220-89-226-6-2-11-10-11-17 0-16-152-213-192-249-21-19-24-27-11-35 11-7 8-11-10-11-34 0-336-305-436-440-83-111-205-232-236-232-64 0-289-97-477-207-249-145-363-221-371-249-7-21-9-23-10-6-1 15-12 23-33 23-27 0-46 30-160 249-219 423-263 597-262 1037 0 417 29 702 104 1021 206 871 190 1118-121 1963-26 71-65 179-86 239-21 61-48 128-59 150-81 152 191 287 713 355 56 7 263 19 458 26 196 6 466 24 601 38s268 26 294 26c30 0 49 6 50 16 4 46-5 97-22 124-11 16-17 36-13 45 3 8 6 5 7-7 1-26 30-32 227-42 78-5 233-14 343-21 110-6 305-17 433-24s277-16 331-21 164-2 245 5c81 8 249 21 374 28 124 8 304 19 400 26 261 19 548 37 808 52 128 8 294 19 369 25 74 7 247 19 384 28 139 9 242 20 232 26-9 6-104 46-212 89-157 64-197 85-209 112-13 27-12 39 5 64 11 17 28 31 37 31 19 0 192-69 230-91 12-7 33-13 46-13s30-7 39-15c12-12 19-12 31 0 8 8 10 16 3 16-50 5-93 16-109 30-11 9-44 24-74 33-129 41-208 118-169 165 19 23 129 17 137-8 2-8 13-14 24-14 13 0 16 8 10 27-11 36 3 85 27 94 11 4 50-4 87-18 86-32 85-32 84 12-2 81 37 85 188 22 58-25 155-60 216-78 60-19 121-39 135-45 131-57 260-91 344-91 57 0 64 2 64 29 0 61 9 62 197 23l177-36v163c0 90-5 171-11 180s-54 22-113 28c-302 34-585 143-766 293-71 60-154 187-176 270-16 64-19 193-19 817v740h-1789-1791v113c0 62-11 209-25 326-15 118-26 249-26 291 0 43-6 113-13 155-13 83-117 1178-117 1238v35h3425 3425l-1 644c0 515-4 658-19 720-25 103-25 162 0 162 17 0 20 33 20 226v226h39c21 0 38-1 38-3zM14323 16703c2-72 8-101 20-100 8 0 107 2 219 4l204 2-95 26c-92 24-222 84-310 142l-42 28zM11211 12271l30-60c60-122 231-246 432-313 80-27 307-65 318-53 5 4 12 332 16 728l7 719 33 110c39 130 76 214 136 308 24 37 43 73 43 80 0 8-186 13-511 13h-511l4-766zM13637 13738c6 0 11-8 11-19s6-19 13-19 13 23 13 51c0 49-3 52-39 52s-38-2-24-32c9-18 20-33 26-33zM13958 11838h569 568v169 168l-33 15c-31 14-87 91-134 182-10 19-23 35-29 35s-10 10-10 23c0 12-11 40-24 61s-50 89-83 149c-32 61-138 252-235 426-96 174-172 318-170 321 3 2 36-16 74-40 38-25 133-85 211-133 79-48 201-123 272-167s136-84 145-89c13-8 16 79 16 418v427h-568-569v-982zM15380 12773l158-97c342-210 872-537 924-570l55-35v866 866h-569-568v-515zM16802 11891l51-26c49-25 75-27 568-27h518v983 982h-569-568v-956zM18223 12821c0-588 5-983 12-983 14 0 39 41 118 188 30 57 97 176 146 265 50 89 103 185 119 213s59 108 97 175c38 68 86 154 106 193 21 39 49 89 61 110 13 22 73 129 133 239 60 111 123 224 139 252 99 177 142 265 142 296v34h-536-537zM19180 12999c-60-109-174-314-253-456s-172-311-206-375-66-122-72-129c-19-27-104-190-100-194 8-8 161 21 249 47 217 63 392 184 460 317 31 62 32 67 36 444 2 209 2 417 0 462l-4 81zM15389 11836c6-2 60-1 122 2l112 7-122 74-121 74v-76c0-43 4-79 9-81zM17319 11577c75-46 172-106 216-134 45-28 91-56 104-63 46-27 128-77 194-121 37-24 70-42 72-39 5 5 63 108 106 187 16 29 53 97 82 150s53 100 53 105-219 8-487 8-485-2-482-4c3-3 68-43 142-89zM14940 7290c26-17 43-17 33 0-5 7-18 13-30 13-19-1-19-2-3-13zM15039 7220c18-7 19-5 5 11-19 23-26 25-26 8 0-6 9-15 21-19zM15134 7117c0-3 10-13 23-23 20-16 21-15 5 5-17 22-28 29-28 18zM15266 6792c0-21 3-28 6-16 4 13 3 30 0 39-4 9-6-2-6-23zM15219 6479c-7-18-5-20 7-7 9 9 13 19 9 23s-11-3-16-16zM14242 6438c0-7 6-16 13-21 7-4 13-2 13 5s-6 17-13 21c-7 5-13 2-13-5zM15160 6424c-17-11-16-13 3-13 13 0 23 6 23 13 0 16-2 16-26 0zM14368 6415c9-4 24-4 33 0 9 3 2 7-16 7-17 0-25-4-17-7zM14455 6386c4-7 16-9 27-5 27 10 23 17-8 17-14 0-23-6-19-12zM15070 6372c-17-11-17-12 3-13 12 0 22 6 22 13 0 16-1 16-25 0zM14595 6363c12-3 30-3 39 1 8 3-2 6-23 6-22-1-29-4-16-7zM14692 6350c10-3 21-3 25 1 4 5-3 8-17 7-15 0-18-4-8-8zM14834 6337c23-3 61-3 84 0s5 5-42 5c-46 0-65-2-42-5zM14333 6295c7-15 20-26 28-26s4 11-9 26c-13 14-25 25-28 25s1-11 9-25zM14456 6191c5-7 10-13 13-13s6 6 6 13-6 13-14 13c-7 0-9-6-5-13zM14664 5978c4-11 10-19 13-19s5 8 5 19-6 19-13 19-9-8-5-19zM14695 5947c0-7 6-16 13-21 7-4 13-2 13 5s-6 17-13 21-13 2-13-5zM14830 5778c5-8 11-13 14-13s6 5 6 13c0 7-6 12-14 12-7 0-10-5-6-12zM14953 5623c0-6 6-16 13-20s10 1 5 12c-8 23-18 27-18 8zM15050 5493c17-14 19-13 12 5s-31 31-31 16c0-3 9-12 19-21zM15108 5416c0-6 6-15 13-20 7-4 10 1 5 13-8 22-18 26-18 7zM15285 5151c4-11 9-20 12-20s5 9 5 20c0 10-5 19-12 19s-9-9-5-19zM15322 5102c5-13 13-20 17-16 3 4 0 14-9 23-13 13-15 11-8-7zM3676 17364c60-248 236-470 467-585 126-63 210-85 361-93l143-7 8-147c5-81 12-166 17-191l8-43h-402-401l3 151 4 152 252 4 252 5-96 25c-375 100-655 411-705 784-9 67-9 68 25 68 18 0 36-8 38-17 2-8 14-56 26-106zM4784 15218c37-377 41-461 44-956 2-299 1-524-3-501l-6 42h-1538c-1708 0-1598-6-1652 85-71 122-84 321-27 446 62 137 72 141 385 141h262v561c0 308 4 578 8 600 7 37 11 39 63 37 31-1 61 3 67 8 6 6 12 67 14 136 1 69 3 129 3 135 0 5 520 9 1155 9h1155l15-164c8-91 33-351 55-579zM6235 15383c34-318 65-619 68-669s12-134 19-187c7-54 18-135 25-181l11-84-91-229-91-229-152-3-151-4-18 303c-9 167-16 327-15 356 2 28-3 121-11 207-9 111-64 1208-64 1290 0 5 91 8 204 8h204zM7334 13733c-5-26-11-45-14-42s-2 27 3 53 11 45 14 42c4-4 2-27-3-53zM6134 13704c-10-20-20-33-20-28-1 16 29 76 35 70 3-3-4-22-15-42zM4817 13658c-4-8-7-2-7 16s3 25 7 16c3-9 3-23 0-32zM6104 13634c-4-14-10-23-13-19-7 7 5 46 14 46 4 0 3-12-1-27zM5864 13554c-3-16-6-6-6 23 0 28 3 41 6 29s3-36 0-52zM7299 13594c-5-11-8-7-8 8-1 13 2 22 7 17 4-4 4-16 1-25zM4804 13541c-4-9-7-1-7 16 0 18 3 25 7 17 3-9 3-24 0-33zM4791 13464c-4-9-7-2-7 16s3 25 7 16c3-9 3-23 0-32zM6003 13392c-3 3 4 30 16 60 22 57 38 74 23 25-19-61-33-91-39-85zM5851 13451c-4-9-7-2-7 16s3 25 7 16c3-9 3-23 0-32zM7260 13452c-4-11-7-8-8 7-1 14 2 22 7 17 4-4 5-15 1-24zM4778 13393c-3-13-6-6-6 16 0 21 2 31 6 23 3-9 4-27 0-39zM7226 13344c-6-21-12-29-13-17-1 24 13 66 20 59 2-2-1-22-7-42zM5838 13309c-4-9-7-2-7 16s3 25 7 16c3-9 3-23 0-32zM5989 13331c-4-10-10-19-13-19-2 0-5 9-5 19 0 11 6 20 13 20s9-9 5-20zM5949 13265c-3 4-2 13 2 20 13 21 21 17 12-6-4-11-10-17-14-14zM5825 13245c-4-11-7-7-8 8 0 13 3 22 7 17 4-4 5-16 1-25zM7195 13245c-4-11-7-7-8 8 0 13 3 22 7 17 4-4 5-16 1-25zM4739 13192c-4-9-6-1-6 16 0 18 3 25 6 17 4-9 3-24 0-33zM4724 13092c-12-53-22-42-11 11 4 23 11 39 14 36 3-4 2-25-3-47zM5812 13096c-3-13-6-6-6 16 0 21 2 31 6 22 3-8 4-26 0-38zM7149 13070c-15-26-19-17-6 15 4 12 10 18 14 15 3-3 0-17-8-30zM5857 13019c-16-26-19-18-7 14 5 12 11 19 14 15 4-3 0-16-7-29zM4697 12957c-4-19-11-32-14-29s-1 21 3 40c5 19 11 32 14 29 4-3 2-21-3-40zM5810 12922c4-4 3-17-2-29-6-18-10-19-19-6-6 10-11 26-10 37 0 13 4 11 11-6 7-16 12-19 12-8 1 10 4 15 8 12zM7097 12902c-15-26-18-17-6 15 4 12 11 18 14 15s0-17-8-30zM5773 12830c-4-8-6 0-6 17 0 18 2 25 6 16 3-9 3-24 0-33zM4662 12831c-4-10-7-7-8 8 0 14 3 21 7 17s5-15 1-25zM4635 12775c5 12 10 18 14 15 3-3 0-17-7-30-16-26-19-18-7 15zM7046 12766c-13-13-14-12-7 7 4 13 12 20 16 16s0-15-9-23zM7020 12683c-15-26-19-18-7 14 5 12 11 19 15 15 3-3-1-16-8-29zM4597 12611c-4-10-7-7-8 8 0 14 2 22 7 17 4-4 5-15 1-25zM4563 12501c-15-22-15-22-8 1 4 13 8 30 9 39 0 11 2 10 7-1 3-9 0-26-8-39zM6903 12390c-1 20 14 58 20 52 3-3 0-19-7-36s-13-24-13-16zM6880 12335c-4 3-3 12 2 20 13 20 20 16 12-7-5-11-11-17-14-13zM4499 12299c-1 21 14 59 20 52 3-2 0-19-7-36s-13-24-13-16zM4491 12234c-5-19-12-32-15-29s-1 21 3 40c5 19 12 33 15 29 3-3 1-22-3-40zM6854 12236c-4-20-12-36-18-36-15 0-15 5 3 45 19 41 24 38 15-9zM4429 12003c-4-9-7-1-7 16 0 18 3 25 7 17 4-9 4-24 0-33zM4416 11952c-4-10-7-7-8 8 0 14 2 21 7 17 4-4 5-15 1-25zM6736 11920c-16-26-19-18-7 15 5 11 10 19 14 15 3-3 0-17-7-30zM4403 11901c-4-11-7-8-7 7-1 14 1 22 6 17 4-4 5-15 1-24zM4390 11835c-4-9-6-1-6 16 0 18 3 25 6 16 4-8 3-23 0-32zM6672 11745c-5 17 5 55 15 55 2 0 2-16-2-36-4-19-10-28-13-19zM4365 11700c-4-13-6-6-7 16 0 21 3 31 6 22 4-8 4-26 1-38zM6658 11687c-15-26-19-17-6 15 4 12 10 18 14 15 3-3 0-17-8-30zM6632 11615c-13-12-14-11-7 7 5 13 12 20 16 16s0-14-9-23zM4332 11488c-9-31-13-36-14-16-1 32 12 73 21 65 3-3 0-26-7-49zM6605 11495c-6-21-11-28-12-16-1 24 12 66 19 59 3-3 0-22-7-43zM6575 11384c-4-11-7-8-8 7-1 14 2 22 7 17 4-4 5-15 1-24zM4305 11190l-14-43 7 44c3 24 7 67 8 96l3 54 4-54c3-29-1-73-8-97zM6562 11306c-4-10-7-7-8 8-1 13 3 21 7 17s5-16 1-25zM6549 11241c-4-10-7-7-8 8 0 14 3 21 7 17s5-15 1-25zM6537 10989c-3-33-5-7-5 61s2 95 5 61c2-33 2-88 0-122zM4435 10517l37-75h-95c-105 0-92 8-267-141-32-27-82-69-111-93-61-49-58-25-30-312 18-184 15-413-7-535-10-59-22-113-26-120-4-6 1-29 12-51 68-130 16-493-80-569-71-56-200-21-266 72-34 50-42 54-80 48-43-7-105 18-134 53-11 13-29 17-54 12-50-10-91 2-128 38-17 16-55 39-84 50-42 17-60 35-89 90-20 38-48 90-64 115-26 42-28 64-31 317-2 148-9 311-16 361-8 50-20 151-27 226s-21 203-32 284c-11 82-19 185-19 228 0 58-10 99-35 155-27 59-35 97-36 169 0 86 2 96 38 134 88 92 165 105 521 83 265-17 719-41 882-48l84-3 4 68c5 103 15 81 14-33-2-175 43-372 119-523zM8015 9755c-11-30-40-48-40-25 0 12 35 53 46 53 2 0 0-12-6-28zM8119 9716c-94 6-106 12-25 14 40 1 76-3 79-8s-21-8-54-6zM7894 9711c-5-4-16-5-25-1-10 4-7 7 8 8 13 0 21-3 17-7zM8179 9633c-11-11-45-22-76-25l-57-5 63 16c35 8 67 24 70 33 3 10 9 13 13 9s-2-17-13-28zM8233 9597c0-2-20-7-45-10s-45-1-45 5 20 10 45 10 45-2 45-5zM8324 9576c-44 23-47 26-23 26 11 0 28-9 37-21 17-20 15-20-14-5zM7939 9581c-8-4-26-4-38-1-13 4-6 7 16 7 21 0 31-2 22-6zM8324 9499c-11-6-28-11-39-11-13 1-11 5 6 11 36 15 56 15 33 0zM8243 9478c-12-3-36-3-52 0s-6 6 23 6c28 0 41-3 29-6zM8120 9466c-8-4-26-4-38-1-13 3-6 6 16 7 21 0 31-3 22-6zM8032 9449c4-6 2-16-6-20-19-12-55 3-45 19 10 17 42 17 51 1zM8364 9426c16-20 15-21-2-8-11 9-54 18-97 21l-77 4 79 3c62 2 83-3 97-20zM8127 9426c-13-3-33-3-46 0-12 4-2 6 23 6s35-2 23-6zM8282 9323c-20-3-52-3-71 0-20 3-4 5 35 5s55-2 36-5zM7034 7294c-9-4-23-4-32 0-9 3-2 7 16 7 17 0 24-4 16-7zM7105 7282c-4-4-15-5-24-1-11 4-8 7 7 8 14 0 22-3 17-7zM7164 7268c-9-4-25-4-33 0-9 3-1 7 17 7 17 0 25-4 16-7zM7306 7242c-9-4-24-4-32 0-9 3-2 7 16 7s25-4 16-7zM7458 7212c14-10 9-11-20-5-47 11-57 18-24 18 13 0 33-6 44-13zM7519 7191c-4-4-16-4-25-1-10 5-7 8 8 8 14 1 21-2 17-7zM7626 7140c0-3-12 0-26 8-14 7-26 16-26 20 0 3 12 0 26-7 14-8 26-17 26-21zM7740 6954c0-12-4-10-11 6-6 14-11 35-11 45 0 13 4 10 11-6 6-14 11-35 11-45zM7738 6867c-3-13-6-6-6 16-1 21 2 31 6 23 3-9 3-27 0-39zM6744 6712c-13-3-33-3-46 0-12 3-2 6 23 6s35-3 23-6zM6970 6687c-9-4-26-4-39-1-12 4-5 6 16 7 22 0 32-3 23-6zM7156 6595c-3-12-5-2-5 23s2 35 5 22c4-12 4-32 0-45zM7143 6498c-4-9-6-2-6 16 0 17 2 24 6 16 3-9 3-23 0-32zM7609 6434c-4-10-7-7-8 8-1 14 2 21 7 17 4-4 5-15 1-25zM7131 6304c-3-16-6-6-6 23 0 28 2 41 6 29 3-12 3-36 0-52zM7117 6123c-4-9-6-2-6 16 0 17 2 25 6 17 3-9 3-24 0-33zM5946 5960c25 90 26 93 33 86 4-4-3-40-15-80-27-84-40-88-18-6zM7105 5936c-3-13-6-2-6 23 0 24 3 35 6 22 3-12 3-33 0-45zM7428 5917c-4-10-7-7-8 8-1 14 3 21 7 17s5-15 1-25zM5929 5853c-5-11-8-8-8 7-1 14 2 21 7 17 4-5 4-15 1-24zM7085 5852c-13-13-15-12-8 7 5 13 12 20 16 16s0-15-8-23zM7381 5812c-1 20 14 58 20 52 3-3 0-19-7-36s-13-24-13-16zM7376 5762c-4-10-7-7-8 8 0 14 3 21 7 17s5-15 1-25zM5903 5684c-3-16-6-7-6 22 0 28 2 42 6 30 3-13 3-36 0-52zM6992 5674c-7-14-16-26-20-26-3 0 0 12 8 26 7 14 16 26 20 26 3 0 0-12-8-26zM6895 5526c-19-25-38-46-41-46-7 0 9 23 46 68 34 41 30 24-5-22zM5129 5454c0-12-4-9-11 7-6 14-11 34-11 45 0 12 4 10 11-6 6-15 11-35 11-46zM5903 5471c-3-13-6-6-7 16 0 21 3 31 6 23 4-9 4-27 1-39zM7311 5438c-4-9-6-2-6 16 0 17 2 25 6 17 3-9 3-24 0-33zM6824 5429c0-8-6-13-13-13-8 0-10 5-6 13 4 7 11 13 14 13s5-6 5-13zM5155 5345c0-21-3-20-11 6-5 18-10 44-10 58 0 21 2 19 10-6 6-18 11-44 11-58zM5930 5351c1-12-3-9-10 6-6 15-11 38-11 52 0 21 2 20 11-6 5-18 10-41 10-52zM6307 5396c-32-10-64-18-71-18-22 1 77 36 104 36 14 0-1-8-33-18zM6509 5396c24-20 24-20-1-9-14 7-35 15-45 19-17 7-17 8 0 9 11 0 32-8 46-19zM6799 5390c0-7-7-13-14-13-8 0-10 6-6 13 5 7 11 13 14 13s6-6 6-13zM6204 5364c0-7-10-13-23-13-19 0-19 2-3 13 25 16 26 16 26 0zM6579 5324c20-36 6-30-19 9-13 19-16 30-8 25 7-4 20-20 27-34zM6139 5338c-11-7-25-12-32-12s-4 5 7 12c10 7 25 13 32 13s3-6-7-13zM6081 5312c-4-7-15-13-23-12-9 0-8 5 4 12 25 16 29 16 19 0zM5166 5264c-3-13-6-5-6 16-1 21 2 32 6 23 3-9 3-26 0-39zM6010 5273c-35-27-54-27-61 1-4 13-2 14 5 4 8-12 19-11 43 3 46 25 51 22 13-8zM6605 5202c-17-17-34-29-38-25s7 19 25 32c44 34 49 32 13-7zM6671 5180c-13-13-14-12-7 7 5 13 12 20 16 16s0-15-9-23zM7324 5167c-4-9-6-2-6 16s2 25 6 16c3-9 3-23 0-32zM5196 5118c0-29-2-51-5-51s-8 23-10 51c-3 29-1 52 5 52 5 0 10-24 10-52zM6553 5165c0-3-16-15-36-27l-35-21 30 26c30 26 41 32 41 22zM6649 5113c-5-19-11-32-14-29s-2 21 3 40 11 32 14 29 2-21-3-40zM6423 5040c-1-14-3-15-8-1-6 15 41 79 59 79 3 0-7-13-22-30-16-16-29-38-29-48zM7160 4879c0-8-21-44-48-81-47-65-81-86-81-50 0 21-83 46-168 50-55 4-60 7-93 68-20 36-36 74-36 84 0 34 115 170 135 159 9-5 78-57 154-113 75-57 137-110 137-117zM6608 5058c-9-3-26-4-39 0-12 3-5 6 16 6 22 0 32-2 23-6zM5205 4986c-3-16-6-6-6 23 0 28 3 41 6 29 3-13 3-36 0-52zM6518 5045c-9-3-26-3-39 0s-5 6 16 6 31-2 23-6zM7325 4915c-3-20-6-4-6 35s3 55 6 36c3-20 3-52 0-71zM5218 4922c-4-10-8-7-8 8-1 14 2 21 7 17 4-4 4-16 1-25zM7310 4823c-19-19-19-18-4 14 9 19 18 29 21 21 2-7-5-23-17-35zM7221 4689c-4-9-7-2-7 16s3 25 7 16c3-9 3-23 0-32zM7206 4653c-5-7-18-12-30-12-18 1-17 3 4 12 34 15 35 15 26 0zM7054 4498c-8 0-3 12 10 26 26 29 44 24 19-6-9-11-22-20-29-20zM6937 4320c-3-12-6-5-7 16 0 22 3 32 6 23 4-8 4-26 1-39zM6924 4153c-2-27-5-9-5 41s2 72 5 49 3-64 0-90zM7009 4006c40-40 8-20-48 29-25 23-46 46-46 51 0 9 25-12 94-80z">
          <text:p/>
        </draw:path>
        <draw:path draw:style-name="gr21" draw:text-style-name="P16" draw:layer="layout" svg:width="20.691cm" svg:height="18.985cm" svg:x="0.549cm" svg:y="3.11cm" svg:viewBox="0 0 20692 18986" svg:d="M0 9494v-9494h10347 10345v9494 9492h-10345-10347zM7471 18382c-24-41-214-174-356-248-57-30-93-46-81-36 32 26 30 29-32 52-200 76-456 101-587 56-72-25-166-112-198-185-19-43-55-56-157-56h-46l-9 139c-5 76-12 157-16 180l-7 41-86-56c-47-30-129-77-182-103l-95-48-99 38c-141 55-226 73-343 72-74-1-121-8-162-27-60-26-157-121-183-177-18-40-43-46-190-46-113 0-121-2-115-25 5-18-2-27-26-33-40-10-42-8-51 55-6 42-11 50-31 45-13-4-24-12-24-19 0-6-6-8-12-4-13 7-105-41-105-55 0-5 16-24 35-44l35-37-33-35c-18-20-41-48-52-64-17-27-21-27-55-10-20 11-44 19-53 19-19 0-45-76-45-132 0-33 4-36 50-36h50l19-79 19-78-43-21c-24-11-43-27-43-35 0-24 78-123 98-123 9 0 30 16 44 36l27 37 71-34 70-33-7-53c-6-47-4-54 23-61 16-4 48-8 71-8s42-6 42-13c0-24-150-15-225 13-92 35-203 135-246 223-93 192-62 388 87 551 26 29 52 53 57 53s18 8 29 18c36 31 152 61 238 61h82l9 106c4 58 8 133 8 167 0 50 4 61 23 62 12 0 81 6 152 13 512 50 1062 67 1156 34 38-13 46-22 45-51 0-21 7-35 16-35 10 0 158 17 330 38 496 61 675 76 885 74 170-2 200-6 220-25 21-21 21-27 4-58zM5532 18062c0-3-13-12-29-20-28-13-28-13-4 6 26 21 33 24 33 14zM15139 18005c332-163 335-659 4-832-75-39-88-42-216-42-118 0-144 5-200 32-87 43-181 140-224 230-30 64-34 91-34 197 0 100 5 134 29 186 60 130 153 214 296 265 92 33 236 18 345-36zM14736 17990l-81-41 33-43 33-44-45-59c-25-33-46-67-46-75 0-11-3-11-10-1-5 8-28 24-51 36l-41 21-20-67c-32-107-29-114 38-114 55 0 58-2 59-36 0-19 8-55 16-80 16-45 16-46-34-68l-50-23 22-34c12-19 37-51 56-72l34-38 34 42 34 42 58-28c31-16 64-28 73-28s14-10 10-23c-24-90-24-92 24-101 25-4 66-4 91 0 48 9 48 10 24 100-4 14 5 24 29 30 20 5 51 20 71 34l35 25 38-46 37-45 33 36c37 41 75 95 75 108 0 5-21 17-46 26-40 15-45 21-39 49 5 18 12 55 16 81 7 46 11 49 55 50 25 1 52 1 58 0 12-2 2 70-20 138l-13 41-49-25-50-25-36 48c-20 27-44 54-53 61-14 10-9 23 21 60l39 46-63 34c-34 19-72 35-84 35-21 0-25-7-38-66-7-30-12-32-85-32l-78 1-16 55-16 56zM14087 17936c0-2-12-41-26-87-57-187-44-407 38-607 106-260 353-473 622-537 107-25 305-25 413 0 327 77 606 370 675 711 12 62 18 71 44 71s31-7 31-42c-1-76-39-209-91-314-92-187-241-334-433-426-64-31-150-64-192-74l-77-17 109-6 109-7 3-152 4-151h-498-498v-169-168h756 756v-613-614h-71-71v-130-129l1996-3 1996-3 34-33c50-46 80-112 98-211 32-184-46-391-156-415-23-6-42-23-56-53-19-41-22-119-22-748 0-664-1-707-25-785-89-285-495-506-1009-549l-103-8-161-292-160-291 54-34c29-19 435-268 900-555 466-287 858-532 871-544 22-21 23-30 9-84-44-178-269-497-337-480-12 3-425 254-917 557-738 456-898 550-911 535-9-9-79-133-158-276-78-142-280-507-449-810l-305-552 492-894c462-838 492-896 469-912-42-31-610-353-673-382-49-23-86-28-185-29-110 0-131 4-207 40-97 46-166 103-218 179-20 29-261 463-537 964s-561 1019-634 1150c-126 227-332 599-1107 2009-184 334-334 602-334 597 0-15 95-235 184-427 95-206 212-420 511-933 472-811 586-1035 663-1311 25-90 30-139 30-277 0-153-3-177-36-265-74-196-187-400-299-537-32-39-58-79-58-90 0-27-14-25-64 13l-44 32-55-137c-42-104-52-143-43-164 6-16 18-53 25-82l14-54 106-10c59-6 109-11 113-12s69-6 146-12l140-10 77-64c256-213 546-644 673-1003 34-95 46-285 24-393-21-107-76-246-94-235-8 5-10 2-5-6 37-59-303-466-514-616-298-213-812-262-1219-117-131 47-276 136-341 211-100 114-317 477-442 739-42 89-107 206-144 259-188 270-345 558-363 661-13 78 7 89 165 89 69 0 126 3 126 7s-20 78-45 164c-39 134-45 177-45 291 0 315 101 544 278 630 68 34 71 34 325 30l256-4-33 96-32 97-70 10c-38 6-71 12-72 13-1 2-41 75-88 162-157 291-259 431-570 785-462 525-560 684-719 1172-49 151-96 296-103 322-12 45-17 49-87 64-128 28-189 21-365-43l-161-59-427-27c-234-16-700-45-1033-66-334-21-647-41-695-45l-87-7v51c0 63 31 60-366 33l-283-20-43-38c-50-43-108-63-216-74-41-4-74-13-74-19 0-7-109-10-254-8l-253 4 8-78c5-43 14-140 20-215 7-76 16-159 21-185 9-49-1-59-27-24-15 21-74 24-181 10-21-2-164-8-316-13-265-8-286-7-436 24-87 19-178 41-201 51-44 19-76 29-436 144-219 69-377 114-485 138-28 6-75 19-103 27-29 9-97 16-151 16-90 1-104-2-155-38-75-52-140-153-140-215 0-26-6-49-13-52-7-2-33-135-58-295-25-159-54-342-65-406-26-161-69-443-76-498-3-24-17-115-32-200s-22-159-17-164c18-18 686-96 717-84 16 6 22 24 22 64 0 30 9 142 19 249 10 106 34 365 52 575s36 392 39 406c5 25 12 26 190 17 102-4 292-12 424-18l239-10 155-75c85-43 173-90 194-106 101-76 291-201 353-232 72-37 214-85 249-85 12 0 55-18 97-39 41-21 78-35 81-32 13 13 2 84-17 113-12 19-51 43-95 59-41 15-88 42-105 59l-29 31 75 8c42 4 102 13 134 20 32 6 79 15 105 19l47 8 8-60c4-33 5-65 1-72-5-7-1-64 8-128l16-116h44c127 0 194-45 221-150 13-46 45-310 44-354 0-10 11-134 24-274 35-358 34-396-13-455-21-26-43-48-48-48-6-1-20-6-31-12-21-11-221-42-264-41-29 1-262-21-323-30-22-3-109-12-194-19-86-7-211-19-278-25-68-7-171-16-230-21l-106-9v-88c0-58 5-89 16-94 10-4 9-7-5-7-13-1-23-17-28-45-9-54-74-220-89-226-6-2-11-10-11-17 0-16-152-213-192-249-21-19-24-27-11-35 11-7 8-11-10-11-32 0-311-278-413-414-123-160-208-243-270-258-176-45-350-131-700-347-82-51-132-91-137-109-7-21-9-23-10-6-1 15-12 23-33 23-27 0-46 29-160 248-71 137-146 299-167 359-89 254-114 497-94 909 18 359 34 474 122 872 38 176 80 383 92 461 27 168 30 446 7 595-23 151-94 414-167 620-35 99-94 265-130 368-37 103-76 205-88 227-79 152 192 287 714 355 56 7 263 19 458 26 196 6 466 24 601 38s268 26 294 26c30 0 49 6 50 16 4 48-6 97-25 126-17 26-21 64-21 194 0 156 14 264 54 414 11 39 24 91 29 116 12 51 50 174 66 213 6 14 31 84 56 155 24 71 55 159 67 194 26 76 67 183 83 220s120 316 168 452c48 137 83 248 118 382 35 129 41 151 89 310 83 273 92 398 53 726-15 125-27 262-27 303 0 42-6 111-13 153-13 83-117 1178-117 1238v35h3425 3425v644c-1 525-4 655-20 714-25 95-25 168 0 168 17 0 20 33 20 226v226h39c21 0 38-1 38-3zM14320 16706v-98h223l223 1-92 24c-89 24-224 86-312 144l-42 27zM14260 13591l108-193 218-135c120-74 284-175 364-224l145-89v426 427h-471c-260 0-472-4-472-10 0-5 49-96 108-202zM15380 12774l475-293c261-161 517-319 568-351l94-59v866 866h-569-568v-515zM16802 11895l50-28c49-28 59-29 568-29h519v983 982h-569-568v-954zM18223 12820c0-712 4-982 15-979 25 9 1058 1888 1058 1926v36h-536-537zM18918 12524c-204-369-372-674-372-677 0-9 147 17 246 44 211 57 392 180 463 315l35 65 4 395c2 216 2 424 0 462l-4 68zM15091 12085c3-3 4 15 4 39 0 36-7 49-38 67l-38 23 34-62c19-34 36-64 38-67zM15380 11916v-78h125c68 0 122 2 119 5-3 2-59 37-125 77l-119 74zM15372 11575c24-44 202-367 396-719 550-998 670-1216 821-1488 78-140 145-251 150-246s196 347 424 757c333 601 412 752 398 765-9 8-385 243-837 521l-820 505h-288c-158 0-288-3-288-8s20-44 44-87zM17209 11646c21-13 187-115 367-226 181-111 329-201 330-199 16 23 240 436 240 441s-220 8-488 8c-480 0-487 0-449-24zM14940 7290c26-17 43-17 33 0-5 7-18 13-30 13-19-1-19-2-3-13zM15039 7220c18-7 19-5 5 11-19 23-26 25-26 8 0-6 9-15 21-19zM15134 7117c0-3 10-13 23-23 20-16 21-15 5 5-17 22-28 29-28 18zM15266 6792c0-21 3-28 6-16 4 13 3 30 0 39-4 9-6-2-6-23zM15219 6479c-7-18-5-20 7-7 9 9 13 19 9 23s-11-3-16-16zM14242 6438c0-7 6-16 13-21 7-4 13-2 13 5s-6 17-13 21c-7 5-13 2-13-5zM15160 6424c-17-11-16-13 3-13 13 0 23 6 23 13 0 16-2 16-26 0zM14368 6415c9-4 24-4 33 0 9 3 2 7-16 7-17 0-25-4-17-7zM14455 6386c4-7 16-9 27-5 27 10 23 17-8 17-14 0-23-6-19-12zM15070 6372c-17-11-17-12 3-13 12 0 22 6 22 13 0 16-1 16-25 0zM14595 6363c12-3 30-3 39 1 8 3-2 6-23 6-22-1-29-4-16-7zM14692 6350c10-3 21-3 25 1 4 5-3 8-17 7-15 0-18-4-8-8zM14834 6337c23-3 61-3 84 0s5 5-42 5c-46 0-65-2-42-5zM14333 6295c7-15 20-26 28-26s4 11-9 26c-13 14-25 25-28 25s1-11 9-25zM14456 6191c5-7 10-13 13-13s6 6 6 13-6 13-14 13c-7 0-9-6-5-13zM14664 5978c4-11 10-19 13-19s5 8 5 19-6 19-13 19-9-8-5-19zM14695 5947c0-7 6-16 13-21 7-4 13-2 13 5s-6 17-13 21-13 2-13-5zM14830 5778c5-8 11-13 14-13s6 5 6 13c0 7-6 12-14 12-7 0-10-5-6-12zM14953 5623c0-6 6-16 13-20s10 1 5 12c-8 23-18 27-18 8zM15050 5493c17-14 19-13 12 5s-31 31-31 16c0-3 9-12 19-21zM15108 5416c0-6 6-15 13-20 7-4 10 1 5 13-8 22-18 26-18 7zM15285 5151c4-11 9-20 12-20s5 9 5 20c0 10-5 19-12 19s-9-9-5-19zM15322 5102c5-13 13-20 17-16 3 4 0 14-9 23-13 13-15 11-8-7zM3650 17470c2-8 14-56 26-106 60-248 236-470 467-585 126-63 210-85 361-93l143-7 8-147c5-81 12-166 17-191l8-43h-401-401v155 155h255l255 1-90 24c-122 32-201 68-305 137-216 143-372 392-406 649-9 67-9 68 25 68 18 0 36-8 38-17zM4784 15218c35-356 41-483 47-917 6-510 2-582-45-847-10-60-24-138-30-174-6-35-18-94-24-130-7-35-18-96-26-135-15-80-45-189-105-388-22-75-46-156-51-181-6-25-34-127-63-226-28-100-67-251-85-336-19-86-40-180-47-211-7-30-12-76-12-103s-6-69-13-94c-18-61-19-515-1-622 19-115 60-246 106-337l37-75h-96-96l-166-137c-91-76-166-139-167-139-2-1 6-89 17-195 22-226 16-568-12-680-16-61-16-77-1-106 65-124 11-490-83-564-71-56-200-21-266 72-34 50-42 54-80 48-42-7-105 18-134 52-11 14-31 17-66 13-52-7-110 17-133 56-6 10-18 18-27 18-48 0-98 43-138 119-23 45-54 101-67 126-20 36-24 63-19 136 10 151-13 498-54 845-22 182-40 366-40 409 0 58-10 100-35 155-27 59-35 97-36 169 0 86 2 96 38 134 47 49 73 64 149 84 56 14 52 15-110 24-261 15-358 29-435 66-247 117-443 459-501 877-9 64-14 409-14 940v839h-81c-111 0-161 28-207 119-67 129-61 346 12 459 59 91 72 94 365 94h260l2 578c1 319 3 588 3 598 1 14 20 21 69 24l68 3v133c0 73 4 137 9 142s527 8 1161 8h1153l15-164c8-91 33-351 55-579zM6303 14714c3-50 12-133 19-187 7-53 18-136 25-183l11-86-117-289c-65-159-141-347-169-418-51-130-58-148-88-220-88-213-194-480-194-494 0-9-6-16-14-16-10 0-12 14-6 42 5 23 14 87 21 142s18 148 26 207c53 426 61 610 37 946-8 107-14 229-13 272 0 43-6 147-13 233-9 112-63 1219-63 1290 0 5 91 8 204 8h204l62-578c34-318 65-619 68-669zM8015 9755c-11-30-40-48-40-25 0 12 35 53 46 53 2 0 0-12-6-28zM8173 9722c3-5-21-8-54-6-94 6-106 12-25 14 40 1 76-3 79-8zM7894 9711c-5-4-16-5-25-1-10 4-7 7 8 8 13 0 21-3 17-7zM8179 9633c-11-11-45-22-76-25l-57-5 63 16c35 8 67 24 70 33 3 10 9 13 13 9s-2-17-13-28zM8233 9597c0-2-20-7-45-10s-45-1-45 5 20 10 45 10 45-2 45-5zM8324 9576c-44 23-47 26-23 26 11 0 28-9 37-21 17-20 15-20-14-5zM7939 9581c-8-4-26-4-38-1-13 4-6 7 16 7 21 0 31-2 22-6zM8324 9500c-11-7-28-12-39-12-13 1-11 5 6 12 36 14 56 14 33 0zM8243 9478c-12-3-36-3-52 0s-6 6 23 6c28 0 41-3 29-6zM8120 9466c-8-4-26-4-38-1-13 3-6 6 16 7 21 0 31-3 22-6zM8032 9449c4-6 2-16-6-20-19-12-55 3-45 19 10 17 42 17 51 1zM8364 9426c16-20 15-21-2-8-11 9-54 18-97 21l-77 4 79 3c62 2 83-3 97-20zM8127 9426c-13-3-33-3-46 0-12 4-2 6 23 6s35-2 23-6zM8282 9323c-20-3-52-3-71 0-20 3-4 5 35 5s55-2 36-5zM7034 7294c-9-4-23-4-32 0-9 3-2 7 16 7 17 0 24-4 16-7zM7105 7282c-4-4-15-5-24-1-11 4-8 7 7 8 14 0 22-3 17-7zM7164 7268c-9-4-25-4-33 0-9 3-1 7 17 7 17 0 25-4 16-7zM7306 7242c-9-4-24-4-32 0-9 3-2 7 16 7s25-4 16-7zM7458 7212c14-10 9-11-20-5-47 11-57 18-24 18 13 0 33-6 44-13zM7519 7191c-4-4-16-4-25-1-10 5-7 8 8 8 14 1 21-2 17-7zM7626 7140c0-3-12 0-26 8-14 7-26 16-26 20 0 3 12 0 26-7 14-8 26-17 26-21zM7740 6954c0-12-4-10-11 6-6 14-11 35-11 45 0 13 4 10 11-6 6-14 11-35 11-45zM7738 6867c-3-13-6-6-6 16-1 21 2 31 6 23 3-9 3-27 0-39zM6744 6712c-13-3-33-3-46 0-12 3-2 6 23 6s35-3 23-6zM6970 6687c-9-4-26-4-39-1-12 4-5 6 16 7 22 0 32-3 23-6zM7156 6595c-3-12-5-2-5 23s2 35 5 22c4-12 4-32 0-45zM7143 6498c-4-9-6-2-6 16 0 17 2 24 6 16 3-9 3-23 0-32zM7609 6434c-4-10-7-7-8 8-1 14 2 21 7 17 4-4 5-15 1-25zM7131 6304c-3-16-6-6-6 23 0 28 2 41 6 29 3-12 3-36 0-52zM7117 6123c-4-9-6-2-6 16 0 17 2 25 6 17 3-9 3-24 0-33zM5946 5960c25 90 26 93 33 86 4-4-3-40-15-80-27-84-40-88-18-6zM7105 5936c-3-13-6-2-6 23 0 24 3 35 6 22 3-12 3-33 0-45zM7428 5917c-4-10-7-7-8 8-1 14 3 21 7 17s5-15 1-25zM5929 5853c-5-11-8-8-8 7-1 14 2 21 7 17 4-5 4-15 1-24zM7085 5852c-13-13-15-12-8 7 5 13 12 20 16 16s0-15-8-23zM7381 5812c-1 20 14 58 20 52 3-3 0-19-7-36s-13-24-13-16zM7376 5762c-4-10-7-7-8 8 0 14 3 21 7 17s5-15 1-25zM5903 5684c-3-16-6-7-6 22 0 28 2 42 6 30 3-13 3-36 0-52zM6992 5674c-7-14-16-26-20-26-3 0 0 12 8 26 7 14 16 26 20 26 3 0 0-12-8-26zM6895 5526c-19-25-38-46-41-46-7 0 9 23 46 68 34 41 30 24-5-22zM5129 5454c0-12-4-9-11 7-6 14-11 34-11 45 0 12 4 10 11-6 6-15 11-35 11-46zM5903 5471c-3-13-6-6-7 16 0 21 3 31 6 23 4-9 4-27 1-39zM7311 5438c-4-9-6-2-6 16 0 17 2 25 6 17 3-9 3-24 0-33zM6824 5429c0-8-6-13-13-13-8 0-10 5-6 13 4 7 11 13 14 13s5-6 5-13zM5155 5345c0-21-3-20-11 6-5 18-10 44-10 58 0 21 2 19 10-6 6-18 11-44 11-58zM5930 5351c1-12-3-9-10 6-6 15-11 38-11 52 0 21 2 20 11-6 5-18 10-41 10-52zM6307 5396c-32-10-64-18-71-18-22 1 77 36 104 36 14 0-1-8-33-18zM6509 5396c24-20 24-20-1-9-14 7-35 15-45 19-17 7-17 8 0 9 11 0 32-8 46-19zM6799 5390c0-7-7-13-14-13-8 0-10 6-6 13 5 7 11 13 14 13s6-6 6-13zM6204 5364c0-7-10-13-23-13-19 0-19 2-3 13 25 16 26 16 26 0zM6579 5324c20-36 6-30-19 9-13 19-16 30-8 25 7-4 20-20 27-34zM6139 5338c-11-7-25-12-32-12s-4 5 7 12c10 7 25 13 32 13s3-6-7-13zM6081 5312c-4-7-15-13-23-12-9 0-8 5 4 12 25 16 29 16 19 0zM5166 5264c-3-13-6-5-6 16-1 21 2 32 6 23 3-9 3-26 0-39zM6010 5273c-35-27-54-27-61 1-4 13-2 14 5 4 8-12 19-11 43 3 46 25 51 22 13-8zM6605 5202c-17-18-33-29-37-25-7 7 53 68 62 62 3-3-9-20-25-37zM6671 5180c-13-13-14-12-7 7 5 13 12 20 16 16s0-15-9-23zM7324 5167c-4-9-6-2-6 16s2 25 6 16c3-9 3-23 0-32zM5196 5118c0-29-2-51-5-51s-8 23-10 51c-3 29-1 52 5 52 5 0 10-24 10-52zM6553 5165c0-3-16-15-36-27l-35-21 30 26c30 26 41 32 41 22zM6649 5113c-5-19-11-32-14-29s-2 21 3 40 11 32 14 29 2-21-3-40zM6423 5040c-1-14-3-15-8-1-6 15 41 79 59 79 3 0-7-13-22-30-16-16-29-38-29-48zM7160 4879c0-8-21-44-48-81-47-65-81-86-81-50 0 21-83 46-168 50-55 4-60 7-93 68-20 36-36 74-36 84 0 34 115 170 135 159 9-5 78-57 154-113 75-57 137-110 137-117zM6608 5058c-9-3-26-4-39 0-12 3-5 6 16 6 22 0 32-2 23-6zM5205 4986c-3-16-6-6-6 23 0 28 3 41 6 29 3-13 3-36 0-52zM6518 5045c-9-3-26-3-39 0s-5 6 16 6 31-2 23-6zM7325 4915c-3-20-6-4-6 35s3 55 6 36c3-20 3-52 0-71zM5218 4922c-4-10-8-7-8 8-1 14 2 21 7 17 4-4 4-16 1-25zM7310 4823c-19-19-19-18-4 14 9 19 18 29 21 21 2-7-5-23-17-35zM7221 4689c-4-9-7-2-7 16s3 25 7 16c3-9 3-23 0-32zM7206 4653c-5-7-18-12-30-12-18 1-17 3 4 12 34 15 35 15 26 0zM7054 4498c-8 0-3 12 10 26 26 29 44 24 19-6-9-11-22-20-29-20zM6937 4320c-3-12-6-5-7 16 0 22 3 32 6 23 4-8 4-26 1-39zM6924 4153c-2-27-5-9-5 41s2 72 5 49 3-64 0-90zM7009 4006c40-40 8-20-48 29-25 23-46 46-46 51 0 9 25-12 94-80z">
          <text:p/>
        </draw:path>
        <draw:path draw:style-name="gr22" draw:text-style-name="P17" draw:layer="layout" svg:width="20.691cm" svg:height="18.985cm" svg:x="0.549cm" svg:y="3.11cm" svg:viewBox="0 0 20692 18986" svg:d="M0 9494v-9494h10347 10345v9494 9492h-10345-10347zM7467 18440c21-21 21-27 4-58-27-46-220-178-406-275l-154-81-169-17c-93-10-252-18-354-18-104 0-184-6-184-12 0-7-45-14-100-16l-100-5-3 130c-1 71-6 153-10 183l-8 54-87-55c-47-31-130-78-183-105s-130-71-171-99c-68-46-83-51-181-56-245-14-643-32-731-32-83 0-93-3-93-25 0-15-13-27-34-33-42-10-44-8-53 55-6 42-11 50-31 45-13-4-24-12-24-19 0-6-6-8-12-4-13 7-105-41-105-55 0-5 16-24 35-44l35-37-33-35c-18-20-41-48-52-64-17-27-21-27-55-10-20 11-44 19-53 19-19 0-45-76-45-132 0-33 4-36 50-36h50l19-79 19-78-43-21c-24-11-43-27-43-35 0-24 78-123 98-123 9 0 30 16 44 36l27 37 71-34 70-33-7-54c-7-54-7-54 39-63 25-4 58-5 72-2 16 5 25 1 25-11 0-29-140-24-225 8-92 35-203 135-246 223-93 192-62 388 87 551 26 29 52 53 57 53s18 8 29 18c36 31 152 61 238 61h82l9 106c4 58 8 132 8 165v60l74 8c463 52 1159 76 1251 45 44-15 52-23 51-53 0-21 7-35 16-35 10 0 158 17 330 38 496 61 675 76 885 74 170-2 200-6 220-25zM15139 18005c332-163 335-659 4-832-75-39-88-42-216-42-118 0-144 5-200 32-87 43-181 140-224 230-30 64-34 91-34 197 0 100 5 134 29 186 60 130 153 214 296 265 92 33 236 18 345-36zM14736 17990l-81-41 33-43 33-44-45-59c-25-33-46-67-46-75 0-11-3-11-10-1-5 8-28 24-51 36l-41 21-20-67c-32-107-29-114 38-114 55 0 58-2 59-36 0-19 8-55 16-80 16-45 16-46-34-68l-50-23 22-34c12-19 37-51 56-72l34-38 34 42 34 42 58-28c31-16 64-28 73-28s14-10 10-23c-24-90-24-92 24-101 25-4 66-4 91 0 48 9 48 10 24 100-4 14 5 24 29 30 20 5 51 20 71 34l35 25 38-46 37-45 33 36c37 41 75 95 75 108 0 5-21 17-46 26-40 15-45 21-39 49 5 18 12 55 16 81 7 46 11 49 55 50 25 1 52 1 58 0 12-2 2 70-20 138l-13 41-49-25-50-25-36 48c-20 27-44 54-53 61-14 10-9 23 21 60l39 46-63 34c-34 19-72 35-84 35-21 0-25-7-38-66-7-30-12-32-85-32l-78 1-16 55-16 56zM5672 17975c-2-38-2-39-7-8-4 26-14 36-40 40-32 5-31 6 7 8 40 1 42-1 40-40zM6967 18004c0-7-3-13-6-13s-9 6-14 13c-4 7-2 13 6 13 7 0 14-6 14-13zM5967 17917c-3-13-6-6-6 16 0 21 2 31 6 22 3-8 4-26 0-38zM6975 17897c-4-9-6-2-6 16s2 25 6 16c3-9 3-23 0-32zM14080 17910c-77-241-71-446 19-668 106-260 353-473 622-537 107-25 305-25 413 0 327 77 606 371 675 711 12 62 18 71 44 71s31-7 31-42c-1-76-39-209-91-314-92-187-241-334-433-426-64-31-150-64-192-74l-77-17 109-6 109-7 3-152 4-151h-498-498v-169-168h756 756v-613-614h-71-71v-130-129l1996-3 1996-3 34-33c50-46 80-112 98-211 32-184-46-391-156-415-23-6-42-23-56-53-19-41-22-119-22-748 0-664-1-707-25-785-89-285-495-506-1009-549l-103-8-161-292-160-291 54-34c29-19 435-268 900-555 466-287 858-532 871-544 22-21 23-30 9-84-44-178-269-497-337-480-12 3-425 254-917 557-738 456-898 550-911 535-9-9-79-133-158-276-78-142-280-507-449-810l-305-552 492-894c462-838 492-896 469-912-42-31-610-353-673-382-49-23-86-28-185-29-110 0-131 4-207 40-97 46-166 103-218 179-20 29-261 463-537 964s-561 1019-634 1150c-126 227-332 599-1107 2009-184 334-334 602-334 597 0-15 95-235 184-427 95-206 212-420 511-933 472-811 586-1035 663-1311 25-90 30-139 30-277 0-153-3-177-36-265-74-196-187-400-299-537-32-39-58-79-58-90 0-27-14-25-64 13l-44 32-55-137c-42-104-52-143-43-164 6-16 18-53 25-82l14-54 106-10c59-6 109-11 113-12s69-6 146-12l140-10 77-64c256-213 544-642 673-1003 37-104 46-304 18-422-48-205-195-442-403-649-267-266-479-358-865-376-364-16-735 104-899 291-103 117-327 493-452 759-37 78-97 186-134 239-186 268-345 558-363 661-13 78 7 89 165 89 69 0 126 3 126 7s-20 78-45 164c-39 134-45 177-45 291 0 314 101 544 277 630 68 33 72 34 322 30 140-3 254-2 254 0s-12 45-28 95c-29 97-27 95-114 107l-58 7-71 133c-156 294-274 459-571 797-483 550-575 699-736 1192-49 151-96 296-103 322-12 45-17 49-87 64-128 28-189 21-365-43l-161-59-427-27c-234-16-700-45-1033-66-334-21-647-41-695-45l-87-7v51c0 63 31 60-366 33l-283-20-43-38c-48-42-106-62-210-74-37-4-71-13-75-19s-117-11-251-11h-245v-35c0-41 34-423 45-504l8-54 73-4c67-4 75-7 86-40 17-48-9-72-91-86-44-8-20-9 76-4 150 8 178-1 178-56 0-17-12-36-27-43-21-12-197-38-255-39-8 0-16-6-16-14 0-10 43-12 146-5 125 8 149 6 163-12 25-30 8-80-34-96-20-7-87-17-150-22l-114-8 7-67c4-37 11-107 15-157 12-150 10-146 82-146 88 0 153-37 190-109 21-40 116-1014 104-1063-12-45-72-111-120-131-23-10-163-29-311-44-147-14-449-43-669-64-221-22-405-39-411-39-5 0-9-38-9-84 0-76 2-84 29-90 16-4 125-25 242-47 353-66 438-104 496-220 37-73 44-153 20-214-8-20-33-104-57-185-43-150-140-440-236-706-29-79-68-212-87-295-35-149-35-155-28-479 7-267 5-330-10-342-14-12-16-5-11 42 5 43 1 61-18 80-33 34-327 252-339 252-5 0-26-18-46-39-34-35-36-40-16-55 183-135 279-212 280-224 0-7-23-45-51-83-29-38-52-78-52-87 0-10-14-44-31-78-58-114-86-234-94-395l-8-153 57-51 57-50-52 19c-165 60-433 91-655 75l-139-10-34 97c-45 127-87 208-136 264-47 54-93 63-84 17 21-100 20-166 0-207-56-108-126-164-172-140-40 22-76 130-98 293-27 204-54 327-85 388-33 65-32 78 8 104 105 69-90 108-285 57-50-13-92-23-94-21-1 1-15 89-29 196-23 162-55 315-98 467-6 20-18 30-38 30-26 0-48 34-159 248-71 137-146 299-167 359-89 254-114 497-94 909 18 359 34 474 122 872 38 176 80 383 92 461 27 168 30 446 7 595-23 151-94 414-167 620-35 99-94 265-130 368s-75 203-85 222c-26 45-25 73 5 122 14 23 22 45 17 49-4 4-52 7-108 7h-100l-166-137c-91-76-166-139-167-139-2-1 6-89 17-195 22-226 16-568-12-680-17-64-16-76 2-109 29-54 26-306-5-417-33-112-87-170-161-170-76 0-140 34-186 98-34 50-42 54-80 48-42-7-105 18-134 52-11 14-31 17-66 13-52-7-110 17-133 56-6 10-19 18-30 18-47 0-94 41-135 119-23 44-54 101-67 126-20 36-24 63-19 136 10 151-13 498-54 845-22 182-40 366-40 409 0 58-10 100-35 155-27 59-35 97-36 169 0 86 2 96 38 134 47 49 73 64 149 84 56 14 52 15-110 24-261 15-358 29-435 66-247 117-443 459-501 877-9 64-14 409-14 940v839h-81c-111 0-161 28-207 119-67 129-61 346 12 459 59 91 72 94 365 94h260l2 578c1 319 3 588 3 598 1 14 20 21 69 24l67 3 4 139 4 138 1158 3 1159 4 8-62c4-34 13-128 20-210 8-82 19-210 27-284 59-610 63-697 64-1202 1-453-2-530-25-679-14-92-32-188-38-213-7-25-22-104-34-175-24-143-60-296-96-413-14-43-34-112-46-155-12-42-27-90-33-104-7-14-17-49-24-77-15-69-66-255-72-265s-68-286-92-411c-54-281-71-679-38-862 29-163 79-307 132-378l31-42 67 38c200 112 483 162 1024 181 295 11 678 40 927 72 60 8 62 10 62 51 0 23-11 56-24 73-35 45-42 119-27 297 16 203 67 415 175 733 52 154 68 200 103 293 5 14 19 52 31 84 114 304 160 426 175 459 28 63 130 390 168 536 19 75 40 141 47 148 6 7 11 25 11 40s11 60 25 100c13 40 37 138 53 218 31 160 30 221-7 522-21 175-55 512-71 724-12 151-73 833-82 914l-6 48h3429 3431v644c-1 525-4 655-20 714-25 95-25 168 0 168 17 0 20 33 20 226v226h39c36 0 39-3 31-29zM14320 16706v-98h223l223 1-92 24c-89 24-224 86-312 144l-42 27zM14260 13591l108-193 218-135c120-74 284-175 364-224l145-89v426 427h-471c-260 0-472-4-472-10 0-5 49-96 108-202zM15380 12774l475-293c261-161 517-319 568-351l94-59v866 866h-569-568v-515zM16802 11895l50-28c49-28 59-29 568-29h519v983 982h-569-568v-954zM18223 12820c0-712 4-982 15-979 25 9 1058 1888 1058 1926v36h-536-537zM18918 12524c-204-369-372-674-372-677 0-9 147 17 246 44 211 57 392 180 463 315l35 65 4 395c2 216 2 424 0 462l-4 68zM15091 12085c3-3 4 15 4 39 0 36-7 49-38 67l-38 23 34-62c19-34 36-64 38-67zM15380 11916v-78h125c68 0 122 2 119 5-3 2-59 37-125 77l-119 74zM15372 11575c24-44 202-367 396-719 550-998 670-1216 821-1488 78-140 145-251 150-246s196 347 424 757c333 601 412 752 398 765-9 8-385 243-837 521l-820 505h-288c-158 0-288-3-288-8s20-44 44-87zM17209 11646c21-13 187-115 367-226 181-111 329-201 330-199 16 23 240 436 240 441s-220 8-488 8c-480 0-487 0-449-24zM7989 9789c0-15 3-18 8-8 3 9 3 20-1 25-5 4-8-4-7-17zM15134 7117c0-3 10-13 23-23 20-16 21-15 5 5-17 22-28 29-28 18zM6198 6307c-35-46-93-116-131-155-58-62-73-90-107-197-73-230-80-429-21-627l20-67 87 43c171 86 296 120 412 113 40-2 101-57 139-126 40-70 38-74-70-147-73-49-112-86-101-96 3-3 48 0 100 8 80 12 96 19 102 42 18 69 128 260 225 389 59 79 137 201 174 272l67 128 28 386c15 212 26 387 23 389-4 3-525 60-547 59-8 0-87-74-176-165-89-90-190-202-224-249zM14333 6295c7-15 20-26 28-26s4 11-9 26c-13 14-25 25-28 25s1-11 9-25zM6721 5005c0-42 14-34 76 46 54 68 56 79 8 52-50-27-84-67-84-98zM5980 17800c-3-12-6-2-6 23s3 35 6 22c4-12 4-32 0-45zM5683 17794c-4-8-7-2-7 16s3 25 7 16c3-9 3-23 0-32zM6989 17729c-3-16-6-5-6 23 0 29 2 41 5 29 4-13 4-36 1-52zM5993 17677c-4-9-7-1-7 16 0 18 3 26 7 17 3-8 3-24 0-33zM5696 17406c-2-23-5-4-5 42s3 65 5 42c3-23 3-61 0-84zM7014 17451c-3-12-6-2-6 23s3 35 6 22c4-12 4-32 0-45zM6019 17438c-3-12-6-2-6 23s3 35 6 22c3-12 3-32 0-45zM3650 17470c2-8 14-56 26-106 59-245 235-468 460-582 133-67 206-86 363-93l150-7 9-105c5-58 14-144 19-192l10-87h-405-404v155 155h255l255 1-90 24c-122 32-201 68-305 137-216 143-372 392-406 649-9 67-9 68 25 68 18 0 36-8 38-17zM4582 17422c4-7 1-13-6-13-8 0-13 6-13 13s2 13 5 13 10-6 14-13zM4597 17218c-3-12-6-2-6 23s3 35 6 23c4-13 4-33 0-46zM6045 17193c-3-13-6-3-6 22s3 35 6 23c3-13 3-33 0-45zM7040 17173c-4-9-7-1-7 16 0 18 3 26 7 17 3-8 3-24 0-33zM7053 17012c-3-20-5-7-5 29 0 35 2 51 5 35 3-15 3-45 0-64zM6071 16947c-3-12-6-2-6 23s3 35 6 22c3-12 3-33 0-45zM5722 16863c-3-23-5-7-5 36 0 42 2 61 5 42 3-20 3-55 0-78zM7066 16889c-3-16-6-6-6 22 0 29 3 42 6 30 3-13 3-36 0-52zM6084 16825c-5-10-8-7-8 8-1 13 2 21 7 17 4-4 4-16 1-25zM7079 16747c-3-16-6-6-6 22 0 29 3 42 6 30 3-13 3-36 0-52zM6096 16708c-4-9-6-2-6 16s2 25 6 16c3-9 3-23 0-32zM7092 16611c-3-12-6-5-7 16 0 21 3 32 6 23 4-9 4-26 1-39zM6110 16585c-4-12-7-5-7 16 0 22 3 32 6 23 4-9 4-26 1-39zM6123 16475c-3-16-6-5-6 23 0 29 2 41 5 29 4-12 4-36 1-52zM7104 16475c-4-9-6-1-6 16 0 18 2 26 6 17 3-8 3-24 0-33zM7117 16346c-4-9-6-2-6 16s2 25 6 16c3-9 3-23 0-32zM5748 16249c-3-26-5-8-5 42s2 72 5 49 3-64 0-91zM6148 16230c-4-9-7-2-7 16s3 25 7 16 4-23 0-32zM4701 16152c-3-16-6-6-6 23 0 28 2 41 6 29 3-12 3-36 0-52zM6161 16107c-3-13-6-1-6 23 0 25 3 35 6 22 4-12 4-33 0-45zM7144 16043c-4-13-7-6-7 15 0 22 3 32 6 23 4-8 4-26 1-38zM4714 16003c-4-12-6-2-6 23s2 35 6 23c3-13 3-33 0-46zM5760 16010c-4-9-6-2-6 16s2 25 6 16c3-9 3-23 0-32zM6174 16004c-3-13-6-6-6 16 0 21 2 31 6 23 3-9 4-27 0-39zM6190 15829c8-73 20-181 27-242 7-60 21-192 32-291 10-100 40-375 66-612l46-431-84-209c-46-115-123-307-170-427-48-121-91-228-97-240-6-11-52-126-103-256-52-130-105-258-119-285l-25-48 7 65c4 36 25 204 47 375 36 268 41 350 41 607 1 164-6 367-15 453-15 152-28 410-53 1014-6 167-16 384-21 482l-8 177h207 207zM7179 4640c-25 0-23 9 11 51 31 38 47 21 23-24-8-15-23-27-34-27zM7054 4498c-8 0-3 12 10 26 26 29 44 24 19-6-9-11-22-20-29-20z">
          <text:p/>
        </draw:path>
        <draw:path draw:style-name="gr7" draw:text-style-name="P5" draw:layer="layout" svg:width="20.691cm" svg:height="18.985cm" svg:x="0.549cm" svg:y="3.11cm" svg:viewBox="0 0 20692 18986" svg:d="M0 9494v-9494h10347 10345v9494 9492h-10345-10347zM7467 18440c21-21 21-27 3-58-27-48-238-190-425-285-137-70-160-90-95-81 9 1 17-3 17-9 0-5 12-132 26-281 15-150 31-336 38-414 6-78 24-273 39-433 49-528 77-846 77-882l1-36h3430 3432v644c-1 525-4 655-20 714-25 95-25 168 0 168 17 0 20 33 20 226v226h39c36 0 39-3 31-29-77-241-71-446 19-668 106-260 353-473 622-537 107-25 305-25 413 0 327 77 606 371 675 711 12 62 18 71 44 71s31-7 31-42c-1-132-97-366-202-489-133-157-336-285-514-325l-77-17 109-6 109-7 3-152 4-151h-498-498v-169-168h756 756v-613-614h-71-71v-130-129l1996-3 1996-3 34-33c50-46 80-112 98-211 32-184-46-391-156-415-23-6-42-23-56-53-19-41-22-119-22-748 0-664-1-707-25-785-89-285-495-506-1009-549l-103-8-161-292-160-291 54-34c29-19 435-268 900-555 466-287 858-532 871-544 22-21 23-30 9-84-44-178-269-497-337-480-12 3-425 254-917 557-738 456-898 550-911 535-9-9-79-133-158-276-78-142-280-507-449-810l-305-552 492-894c462-838 492-896 469-912-42-31-610-353-673-382-49-23-86-28-185-29-110 0-131 4-207 40-97 46-166 103-218 179-20 29-261 463-537 964s-561 1019-634 1150c-126 227-332 599-1107 2009-184 334-334 602-334 597 0-15 95-235 184-427 95-206 212-420 511-933 472-811 586-1035 663-1311 25-90 30-139 30-277 0-153-3-177-36-265-74-196-187-400-299-537-32-39-58-79-58-90 0-27-14-25-64 13l-44 32-55-137c-42-104-52-143-43-164 6-16 18-53 25-82l14-54 106-10c59-6 109-11 113-12s69-6 146-12l140-10 77-64c256-213 544-642 673-1003 37-104 46-304 18-422-48-205-195-442-403-649-267-266-479-358-865-376-364-16-735 104-899 291-103 117-327 493-452 759-37 78-97 186-134 239-186 268-345 558-363 661-13 78 7 89 165 89 69 0 126 3 126 7s-20 78-45 164c-39 134-45 177-45 291 0 314 101 544 277 630 68 33 72 34 322 30 140-3 254-2 254 0s-12 45-28 95c-29 97-27 95-114 107l-58 7-71 133c-156 294-274 459-571 797-483 550-575 699-736 1192-49 151-96 296-103 322-12 45-17 49-87 64-128 28-189 21-365-43l-161-59-427-27c-234-16-700-45-1033-66-334-21-647-41-695-45l-87-7v51c0 63 31 60-366 33l-283-20-43-38c-48-42-106-62-210-74-37-4-71-13-75-19s-117-11-251-11h-245v-35c0-41 34-423 45-504l8-54 73-4c67-4 75-7 86-40 17-48-9-72-91-86-44-8-20-9 76-4 150 8 178-1 178-56 0-17-12-36-27-43-21-12-197-38-255-39-8 0-16-6-16-14 0-10 43-12 146-5 125 8 149 6 163-12 25-30 8-80-34-96-20-7-87-17-150-22l-114-8 7-67c4-37 11-107 15-157 12-150 10-146 82-146 88 0 153-37 190-109 21-40 116-1014 104-1063-12-45-72-111-120-131-23-10-163-29-311-44-147-14-449-43-669-64-221-22-405-39-411-39-5 0-9-38-9-84 0-76 2-84 29-90 16-4 125-25 242-47 353-66 438-104 496-220 37-73 44-153 20-214-8-20-33-104-57-185-43-150-140-440-236-706-29-79-68-212-87-295-35-149-35-155-28-479 7-267 5-330-10-342-14-12-16-5-11 42 5 43 1 61-18 80-33 34-327 252-339 252-5 0-26-18-46-39-34-35-36-40-16-55 183-135 279-212 280-224 0-7-23-45-51-83-29-38-52-78-52-87 0-10-14-44-31-78-58-114-86-234-94-395l-8-153 57-51 57-50-52 19c-165 60-433 91-655 75l-139-10-34 97c-45 127-87 208-136 264-47 54-93 63-84 17 21-100 20-166 0-207-56-108-126-164-172-140-40 22-76 130-98 293-27 204-54 327-85 388-33 65-32 78 8 104 105 69-90 108-285 57-50-13-92-23-94-21-1 1-15 89-29 196-23 162-55 315-98 467-6 20-18 30-38 30-26 0-48 34-159 248-71 137-146 299-167 359-89 254-114 497-94 909 18 359 34 474 122 872 38 176 80 383 92 461 27 168 30 446 7 595-23 151-94 414-167 620-35 99-94 265-130 368s-75 203-85 222c-26 45-25 73 5 122 14 23 22 45 17 49-4 4-52 7-108 7h-100l-166-137c-91-76-166-139-167-139-2-1 6-89 17-195 22-226 16-568-12-680-17-64-16-76 2-109 29-54 26-306-5-417-33-112-87-170-161-170-76 0-140 34-186 98-34 50-42 54-80 48-42-7-105 18-134 52-11 14-31 17-66 13-52-7-110 17-133 56-6 10-19 18-30 18-47 0-94 41-135 119-23 44-54 101-67 126-20 36-24 63-19 136 10 151-13 498-54 845-22 182-40 366-40 409 0 58-10 100-35 155-27 59-35 97-36 169 0 86 2 96 38 134 47 49 73 64 149 84 56 14 52 15-110 24-261 15-358 29-435 66-247 117-443 459-501 877-9 64-14 409-14 940v839h-81c-111 0-161 28-207 119-67 129-61 346 12 459 59 91 72 94 365 94h260l2 578c1 319 3 588 3 598 1 14 20 21 69 24l67 3 4 139 4 138 1161 3c1097 3 1160 5 1154 26-3 13-10 75-15 139-4 64-11 129-15 145l-7 30h-399-399v155 155h255l255 1-90 24c-122 32-201 68-305 137-216 143-372 392-406 649-9 67-9 68 25 68 18 0 36-8 38-17 2-8 14-56 26-106 59-245 235-468 460-582 131-66 206-86 359-93l146-7-8 95c-4 53-13 145-19 206-7 60-13 117-13 126 0 11-24 16-77 16-210 0-397 164-440 387-18 94 3 222 50 301 35 60 124 165 140 165 5 0 18 8 29 18 36 31 152 61 238 61h82l9 106c4 58 8 132 8 165v60l74 8c463 52 1159 76 1251 45 44-15 52-23 51-53 0-21 7-35 16-35 10 0 158 17 330 38 496 61 675 76 885 74 170-2 200-6 220-25zM5913 18280c-35-24-117-71-181-104-117-61-265-154-265-168 0-4 47-4 104 1l103 9v-43c0-23 6-155 13-294 6-138 21-459 32-711 11-253 26-567 33-699 7-131 13-255 13-274v-36h207 207l-7 30c-3 16-38 331-78 701-39 369-76 718-83 775s-19 168-27 246c-7 78-17 167-21 197-7 50-5 55 21 55 29 0 29 0 20 149-5 82-13 163-18 180l-8 30zM4395 18002c0-7-6-9-12-5-13 7-105-41-105-55 0-5 16-24 35-44l35-37-33-35c-18-20-41-48-52-64-17-27-21-27-55-10-20 11-44 19-53 19-19 0-45-76-45-132 0-33 4-36 50-36h50l19-79 19-78-43-21c-24-11-43-27-43-35 0-24 78-123 98-123 9 0 30 16 44 36l27 37 71-34 70-33-7-53c-6-47-4-54 23-61 41-11 98-10 105 2 4 5-1 68-10 139-9 70-14 135-11 144 3 8 0 69-8 135-7 67-17 172-21 235l-9 114-37-8c-34-8-37-6-45 41-11 66-9 64-35 58-12-2-22-10-22-17zM14320 16706v-98h223l223 1-92 24c-89 24-224 86-312 144l-42 27zM5858 13758c0-29 3-39 6-23s3 40 0 52-6-1-6-29zM14260 13591l108-193 218-135c120-74 284-175 364-224l145-89v426 427h-471c-260 0-472-4-472-10 0-5 49-96 108-202zM15380 13288v-514l475-293c261-161 517-319 568-351l94-59v866 866h-569-568zM16802 11895l50-28c49-28 59-29 568-29h519v983 982h-569-568v-954zM18223 12820c0-712 4-982 15-979 25 9 1058 1888 1058 1926v36h-536-537zM5846 13544c0-31 2-45 5-29s3 43 0 59-5 2-5-30zM5831 13415c0-18 3-25 7-16 3 9 3 24 0 32-4 9-7 2-7-16zM5819 13305c0-21 3-28 6-16 4 13 3 31 0 39-4 9-6-1-6-23zM5806 13208c0-24 3-35 6-22 4 12 4 33 0 45-3 13-6 2-6-23zM18918 12524c-204-369-372-674-372-677 0-9 147 17 246 44 211 57 392 180 463 315l35 65 4 395c2 216 2 424 0 462l-4 68zM5793 13105c0-25 3-35 6-23 4 13 4 33 0 46-3 12-6 2-6-23zM5768 12924c0-25 2-35 6-23 3 13 3 33 0 46-4 12-6 2-6-23zM15091 12085c3-3 4 15 4 39 0 36-7 49-38 67l-38 23 34-62c19-34 36-64 38-67zM15380 11916v-78h125c68 0 122 2 119 5-3 2-59 37-125 77l-119 74zM15372 11575c24-44 202-367 396-719 550-998 670-1216 821-1488 78-140 145-251 150-246s196 347 424 757c333 601 412 752 398 765-9 8-385 243-837 521l-820 505h-288c-158 0-288-3-288-8s20-44 44-87zM17209 11646c21-13 187-115 367-226 181-111 329-201 330-199 16 23 240 436 240 441s-220 8-488 8c-480 0-487 0-449-24zM15134 7117c0-3 10-13 23-23 20-16 21-15 5 5-17 22-28 29-28 18zM6198 6307c-35-46-93-116-131-155-58-62-73-90-107-197-73-230-80-429-21-627l20-67 87 43c171 86 296 120 412 113 40-2 101-57 139-126 40-70 38-74-70-147-73-49-112-86-101-96 3-3 48 0 100 8 80 12 96 19 102 42 18 69 128 260 225 389 59 79 137 201 174 272l67 128 28 386c15 212 26 387 23 389-4 3-525 60-547 59-8 0-87-74-176-165-89-90-190-202-224-249zM14333 6295c7-15 20-26 28-26s4 11-9 26c-13 14-25 25-28 25s1-11 9-25zM6721 5005c0-42 14-34 76 46 54 68 56 79 8 52-50-27-84-67-84-98zM15139 18005c332-163 335-659 4-832-75-39-88-42-216-42-118 0-144 5-200 32-87 43-181 140-224 230-30 64-34 91-34 197 0 100 5 134 29 186 60 130 153 214 296 265 92 33 236 18 345-36zM14736 17990l-81-41 33-43 33-44-45-59c-25-33-46-67-46-75 0-11-3-11-10-1-5 8-28 24-51 36l-41 21-20-67c-32-107-29-114 38-114 55 0 58-2 59-36 0-19 8-55 16-80 16-45 16-46-34-68l-50-23 22-34c12-19 37-51 56-72l34-38 34 42 34 42 58-28c31-16 64-28 73-28s14-10 10-23c-24-90-24-92 24-101 25-4 66-4 91 0 48 9 48 10 24 100-4 14 5 24 29 30 20 5 51 20 71 34l35 25 38-46 37-45 33 36c37 41 75 95 75 108 0 5-21 17-46 26-40 15-45 21-39 49 5 18 12 55 16 81 7 46 11 49 55 50 25 1 52 1 58 0 12-2 2 70-20 138l-13 41-49-25-50-25-36 48c-20 27-44 54-53 61-14 10-9 23 21 60l39 46-63 34c-34 19-72 35-84 35-21 0-25-7-38-66-7-30-12-32-85-32l-78 1-16 55-16 56zM7179 4640c-25 0-23 9 11 51 31 38 47 21 23-24-8-15-23-27-34-27zM7054 4498c-8 0-3 12 10 26 26 29 44 24 19-6-9-11-22-20-29-20z">
          <text:p/>
        </draw:path>
        <draw:path draw:style-name="gr23" draw:text-style-name="P18" draw:layer="layout" svg:width="18.61cm" svg:height="16.336cm" svg:x="1.997cm" svg:y="5.384cm" svg:viewBox="0 0 18611 16337" svg:d="M2727 16324c47-15 90-15 90 0 0 7-27 13-61 12-50-1-56-3-29-12zM2911 16328c13-3 30-3 39 1 9 3-2 6-23 6-21-1-28-4-16-7zM3351 16328c12-3 30-3 38 1 9 3-1 6-22 6-22-1-29-4-16-7zM3487 16328c9-3 20-3 25 1 4 5-4 8-17 7-15-1-18-4-8-8zM3745 16328c16-3 42-3 58 0s3 6-29 6-45-3-29-6zM4378 16328c23-3 58-3 78 0 19 3 0 5-42 5-43 0-59-2-36-5zM4963 16325c0-7 9-10 19-5 11 4 20 9 20 12s-10 5-20 5c-11 0-19-6-19-12zM5425 16328c30-3 80-3 110 0 30 2 5 5-55 5-61 0-85-3-55-5zM6120 16324c4-7 10-13 13-13s6 6 6 13-6 13-14 13c-7 0-10-6-5-13zM13606 16328c16-3 39-3 51 0 13 3-1 6-29 6s-39-3-22-6zM13812 16329c9-4 25-4 33 0 9 3 1 6-17 6-17 0-25-3-16-6zM5170 16311c0-7 10-13 25-13 14 0 26 6 26 13s-12 13-26 13c-15 0-25-6-25-13zM13282 16307c-48-7-87-18-87-25 0-8 25-10 61-5 167 22 210 30 219 38 12 12-85 8-193-8zM3027 16304c5-5 71-10 148-12 102-3 124-1 82 7-68 12-241 16-230 5zM3418 16299c4-7 16-9 27-5 26 10 23 17-8 17-15 0-23-5-19-12zM4087 16302c13-3 30-3 39 1 9 3-1 6-23 6-21-1-28-3-16-7zM13027 16292c0-11 8-20 19-20 27 0 36 22 12 31-29 12-31 11-31-11zM13699 16298c-11-7-43-13-71-13-28-1-63-6-78-13-20-8-14-11 26-11 60-1 144 19 156 38 10 16-8 16-33-1zM2867 16290c9-4 20-4 24 1 5 4-3 7-17 6-15 0-18-3-7-7zM5632 16276c30-3 79-3 110 0 30 3 5 5-55 5-61 0-85-2-55-5zM3018 16260c-18-8 2-12 64-12s83 4 65 12c-14 6-44 11-65 11-22 0-50-5-64-11zM3349 16236c-17 10-30 10-48 0-23-13-22-14 10-15 19 0 50-7 69-16 21-9 37-10 42-3 14 19 78 45 96 39 44-14 204-19 204-7 0 7-43 13-103 13-61 0-104 5-104 13 0 19-14 15-61-13-49-30-71-32-105-11zM6184 16260c5-8 11-13 14-13s6 5 6 13c0 7-7 12-14 12-8 0-10-5-6-12zM13731 16260c-4-8 8-13 29-13 28 0 32 3 17 13-25 16-36 16-46 0zM2769 16251c12-4 33-4 45 0 13 3 1 6-23 6-25 0-35-3-22-6zM13405 16250c20-3 52-3 71 0 20 3 4 6-35 6s-55-3-36-6zM2843 16234c0-7 12-13 26-13s26 6 26 13-12 13-26 13-26-6-26-13zM5266 16232c56-6 106-17 111-25 6-9 30-12 63-9 79 9 81 23 3 23-37 0-67 6-67 13s-43 12-106 11l-107-2zM5909 16235c-13-7-5-13 24-19 58-12 64-11 64 11s-59 27-88 8zM13835 16234c5-7 10-13 14-13 3 0 5 6 5 13s-6 13-13 13c-8 0-10-6-6-13zM2934 16214c-97-19-138-32-223-69-34-15-72-23-84-19-18 5-19 4-5-6 13-10 4-21-39-51-113-78-225-202-279-307-85-168-105-244-108-404-1-76 1-148 4-158 3-11 16-60 28-110 59-245 235-468 460-582 131-66 206-86 359-93l146-7-8 95c-4 53-13 145-19 206-7 60-13 117-13 126 0 11-24 16-77 16-210 0-397 164-440 387-18 94 3 222 50 301 35 60 124 165 140 165 5 0 18 8 29 18 36 31 152 61 238 61h82l9 106c4 58 8 133 8 165v60l87 9c48 4 110 11 137 15 48 8 49 8 19 24-42 21-79 32-191 53-115 22-196 21-310-1zM4342 16216c0-24 71-30 84-8 5 7-3 13-17 13s-35 3-46 8c-14 5-21 0-21-13zM6030 16222c-4-7 0-17 10-23 9-6 24-22 32-36 8-15 15-19 17-10 1 9 3 23 4 32 5 37-45 66-63 37zM13244 16225c10-4 21-3 25 1s-3 7-17 7c-15-1-18-4-8-8zM13318 16215c-85-15-176-44-231-74-18-10-28-8-37 4-9 14-14 14-18 2-4-9-5-18-3-21 3-3-39-40-92-83-54-42-108-90-120-106-13-15-28-25-34-21-5 3-10-1-10-9 0-9-27-57-60-106-71-108-123-274-134-427-9-122 18-274 72-406 106-260 353-473 622-537 107-25 305-25 413 0 270 63 519 283 624 549 60 150 79 262 69 408-9 135-54 295-92 324-11 8-19 26-19 40 0 28-66 122-147 209-59 62-214 169-246 169-12 0-21 5-21 11 0 12-153 67-186 67-12 0-19 4-16 10 10 16-239 14-334-3zM13691 15731c332-163 335-659 4-832-75-39-88-42-216-42-118 0-144 5-200 32-87 43-181 140-224 230-30 64-34 91-34 197 0 100 5 134 29 186 60 130 153 214 296 265 92 33 236 18 345-36zM13288 15716l-81-41 33-43 33-44-45-59c-25-33-46-67-46-75 0-11-3-11-10-1-5 8-28 24-51 36l-41 21-20-67c-32-107-29-114 38-114 55 0 58-2 59-36 0-19 8-55 16-80 16-45 16-46-34-68l-50-23 22-34c12-19 37-51 56-72l34-38 34 42 34 42 58-28c31-16 64-28 73-28s14-10 10-23c-24-90-24-92 24-101 25-4 66-4 91 0 48 9 48 10 24 100-4 14 5 24 29 30 20 5 51 20 71 34l35 25 38-46 37-45 33 36c37 41 75 95 75 108 0 5-21 17-46 26-40 15-45 21-39 49 5 18 12 55 16 81 7 46 11 49 55 50 25 1 52 1 58 0 12-2 2 70-20 138l-13 41-49-25-50-25-36 48c-20 27-44 54-53 61-14 10-9 23 21 60l39 46-63 34c-34 19-72 35-84 35-21 0-25-7-38-66-7-30-12-32-85-32l-78 1-16 55-16 56zM3929 16209c0-9 31-14 80-14 96 0 94 7-6 19-50 6-74 4-74-5zM5594 16212c9-4 20-3 25 1 4 4-4 7-17 7-16-1-19-4-8-8zM2753 16196c0-6 11-9 26-5 14 4 25 9 25 12s-11 5-25 5c-15 0-26-5-26-12zM13079 16195c0-25 40-30 62-8 19 19 18 21-21 21-23 0-41-6-41-13zM5170 16182c0-7 11-13 26-13 14 0 23 6 19 13-5 7-17 13-27 13-11 0-18-6-18-13zM13835 16182c-4-7-2-13 6-13 7 0 13 6 13 13s-2 13-5 13c-4 0-9-6-14-13zM2688 16168c0-7 6-10 13-5 7 4 13 10 13 13s-6 6-13 6-13-6-13-14zM3538 16173c16-3 39-3 52 0 12 3-1 6-30 6-28 0-38-3-22-6zM6187 16139c-4-10-2-26 5-36 8-13 11-8 11 18 1 38-6 45-16 18zM2449 16117c4-7 16-13 26-13s21 6 26 13c4 8-7 13-26 13s-31-5-26-13zM4772 16121c13-3 33-3 45 0 13 4 3 6-22 6s-35-2-23-6zM12820 16117c0-7 6-13 12-13 7 0 17 6 21 13 5 7-2 13-13 13s-20-6-20-13zM12930 16117c5-7 14-10 20-6 18 12 15 19-8 19-11 0-16-6-12-13zM14100 16121c0-13 145-159 158-159 24 0 6 35-32 61-23 16-54 47-68 68-23 36-58 53-58 30zM14216 16119c10-7 23-11 28-7 6 3 7-2 3-12s0-23 8-28c10-6 14 1 11 21-3 22-14 32-37 35-25 3-28 0-13-9zM4607 16104c-4-7 4-12 18-12s30 5 34 12c5 8-4 13-18 13s-29-5-34-13zM2546 16085c-21-25 0-25 33 0 21 16 22 19 4 19-12 0-28-8-37-19zM6058 16060c6-5 2-7-8-5s-20-3-24-13c-4-12 4-16 31-13 29 4 38 12 41 40 4 38-11 46-35 18-8-9-10-22-5-27zM13992 16088c3-5 17-9 30-9 14 0 28 3 31 9 4 5-11 10-31 10s-33-4-30-10zM14061 16054c0-15 6-27 13-27s13 8 13 19c0 10-6 21-13 26-7 4-13-4-13-18zM2507 16033c10 12 11 20 2 20-7 0-17-6-22-14-14-23 2-27 20-6zM5978 16041c-4-7-2-16 6-20 7-5 13 1 13 12 0 22-8 26-19 8zM6184 16026c-5-8-3-21 5-29 11-10 15-6 15 14 0 32-7 36-20 15zM2365 15950c0-11-20-52-45-89-66-99-56-112 13-18 32 44 58 86 58 95 0 8 10 27 21 40 14 14 17 28 10 36-7 7-21 1-34-16-13-16-23-37-23-48zM14120 16002c-4-7-1-16 5-20 7-5 15-2 19 5 5 7 3 16-4 20-6 4-16 2-20-5zM4478 15988c-4-7 1-13 12-13s20 6 20 13-6 13-12 13c-7 0-15-6-20-13zM5919 15988c-16-11-16-12 3-13 12 0 25 6 30 13 10 16-7 16-33 0zM4427 15950c-4-6-2-15 5-19 7-5 15-2 20 4 4 7 2 16-5 20s-16 2-20-5zM6009 15926c27 4 27 4 2 20-18 11-29 11-34 2-12-19 0-27 32-22zM6094 15936c-5-8 4-12 19-12s24 4 20 12c-5 7-14 13-20 13s-15-6-19-13zM14171 15936c-4-8 4-12 19-12s25 4 20 12c-4 7-13 13-20 13-6 0-14-6-19-13zM2274 15910c0-8 6-11 13-6 7 4 13 11 13 14s-6 6-13 6-13-7-13-14zM12665 15919c0-3 8-12 18-20 14-12 20-10 25 5 6 13 0 20-17 20-14 0-26-3-26-5zM4262 15863c10-4 21-3 25 1 5 4-3 7-17 7-15-1-18-4-8-8zM4155 15833c-4-7 1-9 12-5 23 9 27 18 8 18-7 0-16-6-20-13zM5667 15833c-4-7 1-13 12-13 12 0 21 6 21 13s-7 13-13 13c-7 0-15-6-20-13zM12617 15782c2-36-2-65-8-65-5 0-6-6-2-13 5-8 14-7 25 3 12 11 13 22 3 38-10 15-9 27 3 41 14 17 13 24-4 41-18 18-20 14-17-45zM14456 15829c-6-13-7-27-2-31 13-13 23 5 17 31-5 22-6 22-15 0zM4183 15819c-13-8-31-11-41-7s-22 1-27-7-4-11 3-7 20 2 31-4c10-7 13-13 6-13-70-7-91-26-28-26 32 0 47 6 47 18 0 10 12 21 26 25s26 13 26 21c0 17-12 17-43 0zM5641 15761c-23-9-23-10-3-15 30-7 151 50 152 71 0 21-12 19-58-11-40-25-46-28-91-45zM4293 15776c54-38 70-17 18 22-18 12-35 17-39 10s5-21 21-32zM5567 15799c23-10 20-31-5-31-17 0-18-3-4-19 14-18 18-16 31 9 15 30 5 50-25 48-7 0-6-4 3-7zM4073 15731c36 2 44 4 24 8-18 3-36 12-40 18-4 7-15 4-24-7-15-18-10-20 40-19zM2947 15728c0-7-6-10-12-5-13 7-105-41-105-55 0-5 16-24 35-44l35-37-33-35c-18-20-41-48-52-64-17-27-21-27-55-10-20 11-44 19-53 19-19 0-45-76-45-133 0-32 4-35 50-35h50l19-79 19-78-43-21c-24-11-43-27-43-35 0-24 78-123 98-123 9 0 30 16 44 36l27 37 71-34 70-33-7-53c-6-47-4-54 23-61 41-11 98-10 105 2 4 5-1 68-10 139-9 70-14 135-11 144 3 8 0 69-8 135-7 67-17 172-21 235l-9 114-37-8c-34-8-37-6-45 41-11 66-9 64-35 58-12-2-22-10-22-17zM14353 15734c-5-11-6-24-2-27 10-10 33 10 33 30 0 25-21 23-31-3zM5524 15665c11 0 16 66 6 72-6 4-11-11-11-32 0-22 2-40 5-40zM5758 15730c-5-7 1-13 12-13s20 6 20 13-5 13-12 13-16-6-20-13zM4228 15642c2-90 7-80 14 26 2 34-1 62-6 62s-9-40-8-88zM2158 15670c0-4 6-3 12 1 15 9 3 46-15 46-7 0-9-9-5-21 5-11 8-23 8-26zM2208 15653c-27-83-13-98 17-17 26 68 28 81 14 81-5-1-19-29-31-64zM4306 15529c0-115 4-180 11-161 13 43 14 238 0 303-7 37-10-6-11-142zM4368 15704c0-7 6-13 13-13s13 6 13 13-6 13-13 13-13-6-13-13zM4407 15707c1-18 24-48 32-40 10 10-6 50-20 50-7 0-12-5-12-10zM4478 15660c-20 8-27-14-8-26 16-10 45 27 37 48-5 13 2 16 26 11 23-4 30-1 24 9-5 8-28 15-50 15-31 0-37-4-25-16 22-22 19-50-4-41zM5538 15625c-5-50-6-95-1-99 4-5 8 12 8 37 1 36 3 39 12 18 8-18 12-2 12 55 2 109-20 102-31-11zM12410 15665c0-32 3-45 6-29s3 42 0 58-6 3-6-29zM12475 15652c0-39 3-55 6-35 2 19 2 51 0 71-3 19-6 3-6-36zM12525 15703c3-8 11-14 17-14 7 0 15 6 17 14 3 7-5 14-17 14s-19-7-17-14zM14464 15691c0-18 3-25 6-16 4 9 4 23 0 32-3 9-6 2-6-16zM2099 15652c4-18 7-57 7-87 0-40 6-55 20-55 27 0 24 51-8 118-14 31-23 42-19 24zM4261 15668c-14-22-20-371-10-514 11-151 11-150 6 59-4 145-1 207 7 194 10-14 13 24 14 126 0 136-3 159-17 135zM14372 15647c-17-43-17-72-2-72 13 0 32 89 22 100-4 3-13-9-20-28zM4344 15645c3-13 13-26 22-29 11-4 16 3 13 17-2 13-12 26-22 29-11 4-15-2-13-17zM14452 15594c0-36-2-79-6-97s-4-22-1-10c3 13 11 23 18 23 14 0 14 86 0 123-7 18-11 6-11-39zM4513 15594c0-21 3-29 6-16 4 13 3 30 0 39-4 9-6-2-6-23zM4426 15600c5-7 11-13 14-13s6 6 6 13-6 13-14 13c-7 0-10-6-6-13zM12518 15590c-9-15 6-67 19-67 7 0 12 17 12 39 0 36-17 51-31 28zM12408 15545c-1-19 4-35 12-35 15 0 15 10 0 45-10 23-12 22-12-10zM4441 15541c-12-32-9-93 5-102 8-5 13 17 13 57 0 68-5 80-18 45zM4381 15529c0-11 9-19 20-19 10 0 19 5 19 11 0 7-9 15-19 19-12 5-20 0-20-11zM14384 15531c0-11 6-24 13-28 7-5 13 1 13 12s-6 22-13 27c-7 4-13-1-13-11zM4489 15516c-4-11-2-45 5-75l13-54 2 74c1 74-5 93-20 55zM2072 15445c0-39 2-55 5-35 3 19 3 51 0 71-3 19-5 3-5-36zM2159 15449c1-47 4-55 12-36 16 36 16 97 0 97-7 0-12-28-12-61zM4347 15407c0-61 2-86 5-55 3 30 3 79 0 109-3 31-5 6-5-54zM4536 15361c7-16 9 6 4 58-9 102-17 118-16 32 1-35 6-76 12-90zM5555 15381c11-231 23-259 23-59 1 114-3 168-7 130l-9-65-7 58c-3 32-4 3 0-64zM12487 15478c0-22 3-29 6-16 3 12 3 30 0 38-4 9-7-1-6-22zM12544 15255c9 9 7 244-2 253-3 4-6-54-6-127 0-74 4-130 8-126zM14436 15342c0-21 6-39 13-39s13-12 13-28c0-15 3-25 6-21 11 10-9 127-21 127-6 0-11-18-11-39zM4394 15336c0-18 6-33 13-33s13 11 13 25-6 29-13 33c-7 5-13-6-13-25zM2122 15210c15 16 8 83-9 89-9 3-12-16-9-49 4-34 10-48 18-40zM12471 15270c0-19 6-30 13-25 7 4 13 19 13 33s-6 25-13 25-13-15-13-33zM14397 15290c0-7 6-13 13-13s13 6 13 13-6 13-13 13-13-6-13-13zM12435 15210c11 11 12 19 2 29-10 9-16 8-22-8-11-28 1-40 20-21zM4575 14728c23 14 25 125 6 302-12 104-23 191-26 194s-5-32-4-77c2-209 15-425 24-419zM4578 14928c4-49 3-73-3-58-11 25-18 159-8 148 2-3 8-44 11-90zM2070 15154c0-21 3-28 7-15 3 12 3 30-1 38-3 9-6-1-6-23zM4286 15177c-4-5-8-117-12-249-4-131-2-207 3-168 9 67 10 69 13 20 1-29 8-64 15-78 8-19 10-10 5 32-3 32-7 147-8 256-1 108-4 197-6 197-3 0-7-5-10-10zM4332 15129c0-22 3-29 6-16 4 12 4 30 0 38-4 9-6-1-6-22zM2113 15125c5-17 2-29-6-29-16 0-18-47-2-57 17-11 29 70 14 94-11 18-12 16-6-8zM12439 15018c-8-103-5-145 11-127 10 10 16 244 7 244-5 0-13-53-18-117zM12507 15061c9-81 16-87 16-13 0 33-4 63-11 67-6 4-9-21-5-54zM14442 15096c-5-15-5-31-1-35s8 1 8 13c0 11 7 22 15 25 12 4 12 8 1 15-8 5-18-3-23-18zM5675 15061c1-20 6-53 12-75 8-31 10-25 11 36 1 42-4 74-11 74s-13-16-12-35zM5739 15074c1-13 6-35 12-49 9-21 12-16 12 23 1 26-5 48-12 48s-12-10-12-22zM2070 14980c0-18 3-25 6-16 4 9 3 23 0 32-4 9-6 2-6-16zM4334 14902c0-61 2-85 5-55 3 31 3 80 0 110-3 31-5 5-5-55zM5591 14922c5-50 11-93 13-96 12-13 3 150-8 167-9 13-11-9-5-71zM5622 14884c0-65 5-111 13-111 7 0 13 43 13 103 0 56-6 106-13 110-8 6-13-32-13-102zM14411 14972c1-15 4-18 8-7 4 9 3 20-1 24-4 5-8-3-7-17zM2132 14961c0-10 6-22 13-26 7-5 13 4 13 18 0 15-6 27-13 27s-13-8-13-19zM12539 13853c11 11 15 1101 4 1111-4 4-7-4-7-17-6-905-5-1102 3-1094zM14436 14902c0-8 6-10 13-6s13 11 13 14-6 5-13 5-13-6-13-13zM2071 14831c0-35 3-48 6-29 3 20 3 49 0 65s-6 0-6-36zM2158 14874c0-9 6-26 13-36 11-17 13-16 13 3 0 12 0 27 1 32 0 5-5 11-13 14s-14-3-14-13zM5725 14864c0-15 6-26 12-26s14 11 18 26c4 16 0 26-11 26-10 0-19-12-19-26zM14371 14870c0-11 6-19 13-19s13 8 13 19-6 20-13 20-13-9-13-20zM14464 14857c0-21 3-28 7-16 3 13 3 30-1 39-3 9-6-1-6-23zM5668 14712c-22-60-34-281-19-378 8-58 9-51 4 35-5 71-2 107 7 107 8 0 14 36 14 95 0 54 9 125 21 162 17 51 18 71 7 82-12 11-15 7-15-20 0-19-9-56-19-83zM14405 14683c8 0 44 84 44 103s-26 16-32-3c-11-36-19-100-12-100zM4604 14734c0-32 3-45 6-29s3 42 0 58-6 3-6-29zM5778 14766c1-15 4-18 8-8 4 9 3 20-1 25-4 4-7-4-7-17zM14324 14766c-4-11-1-27 7-35 11-11 14-6 14 20 0 39-9 46-21 15zM5630 14542c9-11 3 122-8 173-7 36-8 19-3-58 3-61 9-112 11-115zM5738 14706c0-12-7-23-15-26-10-4-11-14-4-30 10-25 11-25 16 0 4 15 13 30 21 35 10 7 10 14-2 26s-16 11-16-5zM14242 14668c0-17 12-13 42 15 31 29 29 30-13 10-16-8-29-19-29-25zM4283 14553c0-75 1-105 4-67 2 37 2 97 0 135-3 37-4 6-4-68zM4318 14613c-17-11-28-435-15-609l12-155-5 213c-2 118 0 196 5 175 6-23 13 57 16 200 3 132 4 242 2 245s-3-11-3-29c0-19-6-37-12-40zM4576 14662c1-15 4-18 8-8s3 21-1 25-7-3-7-17zM4614 14630c0-25-3-27-13-12-9 14-12-4-12-58 1-129 20-141 29-20 5 60 6 111 2 115-3 3-6-8-6-25zM2437 14528c12 0-18 45-49 74-17 16-35 26-39 22-7-7 74-96 88-96zM2274 14587c0-19 6-34 13-34s13 12 13 26c0 13-6 28-13 33-7 4-13-7-13-25zM4553 14534c1-50 3-68 6-42 2 27 2 68 0 91-3 23-6 1-6-49zM14232 14558c-16-19-27-36-24-39 12-12 60 29 60 50 0 30-1 29-36-11zM2316 14538c3-8 12-18 21-20 9-4 12 2 7 15-9 23-36 28-28 5zM5764 14515c0-22 6-39 13-39s13 17 13 39c0 21-6 38-13 38s-13-17-13-38zM4634 14454c3-55 0-96-7-101-16-10-18-84-2-84 19 0 27 117 15 200l-12 78zM5703 14495c0-28 3-38 6-22s3 39-1 52c-3 12-5-1-5-30zM2348 14485c-4-12 4-16 31-12 21 3 34 11 30 17-11 18-53 14-61-5zM14030 14459c9-9 57 19 57 33s-16 11-42-8c-12-9-19-21-15-25zM14152 14489c-16-10-14-13 9-13 16 0 29 6 29 13 0 16-13 16-38 0zM12907 14449c-14-9-22-29-22-60 0-26 5-42 10-37 6 5 9 25 9 44 0 31 5 34 38 30 34-4 37-2 21 16-19 24-25 25-56 7zM2499 14437c-31-12-52-39-31-39 7 0 13 7 13 15 0 9 16 11 44 6 46-9 76 9 39 23-25 10-30 9-65-5zM13944 14417c-17-20-2-32 42-32 21 0 40-8 45-19 9-24 30-25 30-1 0 9-12 20-26 24s-26 16-26 27c0 23-46 23-65 1zM4571 14403c-13-13-10-99 4-121 9-14 13 2 13 55 0 75-2 81-17 66zM13027 14396c0-18 113-57 126-44 4 4-4 10-17 15-21 6-64 25-99 42-6 2-10-4-10-13zM2665 14369c-12-3 0-5 26-6 55-1 59 3 23 22-16 9-26 9-26 2s-10-15-23-18zM12997 14376c-15-14-9-29 11-29 10 0 19 5 19 12 0 16-20 28-30 17zM13854 14365c0-21 12-23 37-7 13 8 11 13-10 18-18 5-27 1-27-11zM2762 14351c9-4 24-4 33 0s1 7-16 7c-18 0-26-3-17-7zM5670 14246c-4-56-2-140 4-190l11-91-5 117c-3 73-1 106 6 90 8-18 12 6 13 74 0 56-4 101-10 101-7 0-15-46-19-101zM2276 14295c0-18 3-25 7-16s4 23 0 32-7 2-7-16zM13946 14276c6 4 12 16 12 26 0 19-16 25-30 11-11-12 5-45 18-37zM4656 14243c0-32 3-45 6-29s3 42 0 58-6 3-6-29zM14019 14277c-18-14-23-37-23-116 0-57 6-99 13-99 8 0 13 43 13 104 0 83 4 103 20 103 10 0 19 6 19 13 0 17-15 16-42-5zM5781 14211c0-36 2-49 5-29s3 49 0 65-5-1-5-36zM4653 14127c-10 15-13 12-12-13 0-18 5-56 10-84 9-49 10-47 19 43 6 52 7 99 3 103s-8-10-8-31c0-29-3-33-12-18zM4588 14153c-5-33 2-84 11-94 6-5 8 12 5 39-6 58-13 82-16 55zM2326 14043c9-11 21-19 28-19 6 0 11 8 11 19s-12 19-28 19c-22 0-24-3-11-19zM4332 13977c-1-50-6-138-10-194-5-76-4-96 7-80 9 14 13 85 10 194-2 94-5 130-7 80zM4550 14042c1-15 4-18 8-8 4 9 3 21-1 25s-7-4-7-17zM4674 13801c-7-31-7-49 1-49 19 0 30 150 17 239-11 77-11 77-9-32 1-61-3-132-9-158zM5691 13828c3-10 8 8 9 40 2 54 3 56 12 20 9-32 11-24 12 39 1 42 5 90 10 106 5 21 2 29-12 29-16 0-22-24-29-108-5-60-6-117-2-126zM3133 13947c13-11 19-9 25 6 9 23 0 45-17 45-6 0-14-9-18-19s1-25 10-32zM3206 13828c7-14 14-48 15-76 2-29 6-52 11-52 16 0 23 122 13 207l-11 84-1-68c-1-37-7-67-13-67-5 0-8 31-5 71 3 45 0 71-9 71-8 0-14-29-14-72 0-40 6-84 14-98zM3243 13820c0-31-2-32-13-13-7 13-10 29-6 36 14 21 20 14 19-23zM5751 13943c1-30 6-64 13-75 9-13 13 3 13 55 0 41-6 75-13 75s-13-25-13-55zM12978 13984c2-8 11-14 17-14 7 0 14 6 17 14 2 7-5 14-17 14s-20-7-17-14zM2481 13964c0 12-11 21-27 21-15 0-24-7-21-16 8-25 48-28 48-5zM12885 13892c0-41 4-51 13-36 16 25 16 73 0 84-8 4-13-14-13-48zM4628 13901c-10-79-10-149 0-149 18 0 21 18 11 97-4 43-10 66-11 52zM13012 13835c14 8 4 72-11 72-5 0-13-14-16-32-6-33 7-53 27-40zM3124 13877c-4-11 0-29 9-42 24-32 40 0 16 34-15 21-20 23-25 8zM849 13846c16-3 43-3 59 0s3 6-29 6-46-3-30-6zM4556 13843c4-8 13-13 20-13s12 6 12 13-9 13-20 13-17-6-12-13zM12407 13842c0-8 6-11 13-6 8 5 12 11 12 14s-4 6-12 6c-7 0-13-7-13-14zM12465 13842c4-7 13-9 20-5 18 11 15 19-8 19-11 0-17-6-12-14zM5727 13817c0-17 3-24 7-16 4 9 4 23 0 32s-7 2-7-16zM5779 13804c0-18 3-25 7-16 3 9 3 23 0 32-4 9-7 2-7-16zM14268 13805c0-15 5-27 10-27 17 0 62 38 46 38-8 1-24 4-36 9-14 5-20 0-20-20zM995 13804c0-7 8-13 19-13 10 0 20 6 20 13s-10 13-20 13c-11 0-19-6-19-13zM4705 13770c0-27 5-58 11-68 7-11 9 7 5 45-9 79-17 90-16 23zM5703 13746c0-36 3-49 6-29 3 19 3 48 0 64s-6 0-6-35zM12466 13782c-4-9-2-19 3-22 16-10 81 8 76 22-6 19-72 19-79 0zM12885 13779c0-19 8-24 32-22 48 5 54 19 14 34-46 17-46 17-46-12zM3180 13770c1-15 4-18 8-7 4 9 3 20-1 24-4 5-7-3-7-17zM12407 13745c0-25 4-43 10-39 11 6 5 85-5 85-3 0-5-21-5-46zM827 13757c0-10 11-18 26-18 14 0 26 5 26 12 0 6-12 14-26 18-17 4-26 0-26-12zM3110 13769c-13-13-10-69 5-69 7 0 12 18 12 39 0 40-2 45-17 30zM5725 13727c0-15 6-27 13-27s13 9 13 19-6 22-13 27-13-4-13-19zM964 13728c-4-6 7-11 25-11s35 5 39 11-7 11-25 11-36-5-39-11zM5778 13719c1-15 4-18 8-8 4 9 3 20-1 25-4 4-7-4-7-17zM14286 13700c28 0 37 22 13 31-29 11-31 11-31-11 0-11 8-20 18-20zM12988 13713c0-7 6-13 13-13s13 6 13 13-6 13-13 13-13-6-13-13zM843 13653c13-4 30-3 39 0 9 4-2 6-23 6s-28-3-16-6zM775 13409c0-19 6-30 13-25 7 4 13 19 13 33s-6 25-13 25-13-15-13-33zM856 13433c13-3 30-3 39 0 9 4-2 7-23 6-21 0-28-3-16-6zM699 13355c0-20 5-48 12-62 8-19 11-10 12 36 0 34-5 61-12 61-8 0-13-16-12-35zM769 13270c-5-13-6-27-2-31 13-13 24 5 18 31-6 22-6 22-16 0zM633 13255c0-11 6-20 13-20s13 6 13 12c0 7-6 16-13 20-7 5-13-1-13-12zM716 12718c0-288 2-406 4-262s2 380 0 524-4 26-4-262zM14412 12595c6-28 29-30 34-3 3 14-3 23-17 23-12 0-19-9-17-20zM14416 12536c-5-8-4-19 2-25 16-16 49 7 38 25s-29 18-40 0zM14397 12447c0-19 19-26 50-18 41 11 34 31-11 31-21 0-39-6-39-13zM14294 12436c0-18 14-27 33-19 10 3 15 12 11 18-9 15-44 15-44 1zM14259 12304c0-60 3-85 5-54 3 30 3 79 0 109-2 31-5 6-5-55zM0 12172c0-24 2-25 13-10 16 25 16 39 0 39-8 0-13-13-13-29zM181 12189c0-21 18-25 36-6 14 15 12 18-10 18-15 0-26-5-26-12zM119 12124c-2-22 3-39 10-39 23 0 30 40 11 59-16 16-19 13-21-20zM18387 12154c-14-14-11-56 4-56 7 0 13 14 13 32 0 34-3 38-17 24zM64 12001c-9-18-13-36-8-41 4-5 8 1 8 13s9 21 20 21c10 0 19 9 19 20 0 29-19 23-39-13zM18386 12023c-3-5-1-30 5-55l10-45 1 55c2 53-3 66-16 45zM51 11665c0-17-5-35-13-39-7-4-12-16-12-27 0-10 4-18 12-18 7 0 13 9 13 21s8 31 18 42c15 18 43 144 32 143-3 0-15-21-27-46s-23-59-23-76zM18393 11755c1-21 4-28 7-16 3 13 3 30-1 39-3 9-6-1-6-23zM142 11594c0-7 6-13 14-13 7 0 9 6 5 13-5 7-10 13-13 13-4 0-6-6-6-13zM206 11510c0-11 7-20 14-17 8 2 14 11 14 17 0 7-6 14-14 17-7 2-14-5-14-17zM4410 11484c0-29 3-39 6-23s3 40 0 52-6-1-6-29zM413 11503c0-7 6-13 13-13s13 6 13 13-6 13-13 13-13-6-13-13zM12798 11508c8-8 839-6 848 2 3 4-187 6-424 6-237-1-428-4-424-8zM14048 11485c0-9 5-8 11 2 7 12 112 17 423 19l413 4-415 3c-228 2-419-1-423-6-5-4-9-14-9-22zM14972 11503c5-7 11-13 14-13s6 6 6 13-7 13-14 13c-8 0-10-6-6-13zM15418 11501c0-6 12-11 26-11s30 0 35-1c5 0 12 5 14 12 2 8-14 13-35 12-22 0-40-6-40-12zM15919 11506c279-2 417-8 417-17 0-7 6-10 13-5 43 26-37 32-424 29l-423-3zM16390 11501c8-24 36-28 36-5 0 11-9 20-20 20s-18-7-16-15zM16847 11500c-15-43-12-68 6-68 12 0 21 15 23 42 4 41-18 60-29 26zM17160 11506c116-2 305-2 420 0 116 3 21 4-210 4s-325-1-210-4zM13953 11495c-13-14-10-56 5-56 7 0 13 14 13 32 0 34-3 38-18 24zM13996 11477c0-15 6-23 13-19s13 16 13 27c0 10-6 18-13 18s-13-12-13-26zM17802 11490c-12-20 6-33 22-17 10 10 9 17 0 22-7 5-17 2-22-5zM18180 11482c-14-14-10-56 4-56 7 0 13 8 13 19s8 19 19 19c10 0 22 6 26 13 9 15-48 19-62 5zM13217 11455c240 1 387 3 327 5-253 9-753 10-758 2-3-5 191-8 431-7zM14488 11464l-433-6 433-7c381-5 483-2 443 15-6 3-205 2-443-2zM14988 11441c28 5 26 28-2 34-12 2-20-5-20-17 0-13 8-20 22-17zM15030 11451c0-7 6-12 13-12s13 5 13 12c0 8-6 13-13 13s-13-5-13-13zM15366 11438c0-20 5-21 33-8 41 19 41 27 0 30-23 1-33-5-33-22zM15915 11455c311-3 416-8 423-20 7-11 10-9 11 7 0 21-28 22-424 19l-423-3zM16400 11451c0-7 6-12 13-12s13 5 13 12c0 8-6 13-13 13s-13-5-13-13zM16442 11449c8-24 36-28 36-5 0 11-9 20-20 20-12 0-19-7-16-15zM16911 11451c-4-7 2-12 13-12 12 0 17 5 13 12-5 8-10 13-13 13s-9-5-13-13zM17160 11455c116-2 305-2 420 0 116 2 21 4-210 4s-325-2-210-4zM18384 11451c-4-7-1-12 6-12 8 0 14 5 14 12 0 8-3 13-6 13s-9-5-14-13zM319 11444c-14-14 3-31 31-31 16 0 24 6 21 16-6 18-39 28-52 15zM413 11406c0-10 6-19 13-19s13 9 13 19c0 11-6 20-13 20s-13-9-13-20zM12795 11361c14-29 29-52 32-52 4 0 0 13-8 29-9 16-15 31-14 33 8 11-1 27-17 33s-14-3 7-43zM16334 11406c-3-3-199-6-435-7-236 0-431-5-434-10s192-7 433-5l438 4v-841-840h-420c-392 0-420-2-419-23 0-14 3-16 7-6 6 13 98 16 428 15 278 0 425 4 434 13 10 9 9 13-2 13-21 0-22 1650-1 1658 9 3 8 10-4 20-11 8-22 13-25 9zM17363 11400c-234-4-434-11-443-17-13-9-16-167-15-759 0-460 5-752 13-756 8-5 12 271 12 748 0 677 2 756 21 763 32 12 841 9 822-3-14-9-14-13 3-19 15-6 20 0 20 24 0 17-1 31-3 29-2-1-195-6-430-10zM13024 11390c116-2 305-2 420 0 116 2 21 4-210 4s-325-2-210-4zM14057 11390c-4-5 191-10 432-10s438 5 438 10-194 10-432 10-435-5-438-10zM14985 9920l3 727 4 727h32c18 0 32 5 32 11s-17 10-39 10h-38l3-737zM15374 9637c16-41 28-7 17 47-6 30-11 423-11 872l-1 818 29 1c28 1 28 1 4 12-15 6-31 11-36 12-5 0-10-391-10-871 0-479 4-880 8-891zM16452 11395c-3-318 2-1688 7-1688 8 0 9 1682 0 1690-4 4-7 3-7-2zM16398 11378c9-4 21-3 25 1s-4 7-17 7c-15-1-18-4-8-8zM16797 10597c1-434 5-793 10-797 4-4 7 348 7 782v790l36 6c30 4 29 5-10 7l-45 2zM13945 10960c0-267 5-413 13-413 9 0 13 146 13 413s-4 414-13 414c-8 0-13-147-13-414zM17623 11353c-12-32-9-89 4-75 18 18 31 96 17 96-7 0-16-9-21-21zM17703 11281c11-10 17-9 23 6 13 35 1 54-19 30-14-16-14-25-4-36zM4398 11270c0-31 2-45 5-29s3 43 0 59-5 2-5-30zM17579 11199c0-21 3-28 7-15 3 12 3 30-1 38-3 9-6-1-6-23zM17654 11188c0-10-8-21-18-25s-22-25-27-47c-5-21-14-42-20-46-7-5-12-17-12-28s23 15 51 57c52 78 63 107 39 107-7 0-13-8-13-18zM4383 11141c0-18 3-25 7-16 3 9 3 24 0 32-4 9-7 2-7-16zM12937 11156c0-15 33-29 44-18 15 15 7 29-19 29-14 0-25-5-25-11zM13008 11115c-4-7-2-13 5-13 8 0 14 6 14 13 0 8-3 13-6 13s-8-5-13-13zM13204 11081c-15-15-10-30 10-30 11 0 20 8 20 19 0 20-15 26-30 11zM4371 11031c0-21 3-28 6-16 4 13 3 31 0 39-4 9-6-1-6-23zM13124 11038c-10-16 26-32 45-20 7 5 10 14 6 21-10 16-41 15-51-1zM13208 10975c0-7 8-15 19-19 12-5 16-1 11 11-8 21-30 26-30 8zM4358 10934c0-24 3-35 6-22 4 12 4 33 0 45-3 13-6 2-6-23zM13328 10951c12-3 32-3 45 0 12 4 2 6-23 6s-35-2-22-6zM13486 10947c5-7 16-13 26-13 11 0 19 6 19 13s-12 13-27 13c-14 0-22-6-18-13zM17434 10946c0-7-8-22-19-33-11-10-19-30-19-44s-6-25-13-25-13-13-13-29v-29l26 32c14 18 30 49 34 69 5 20 16 40 26 43 23 10 22 30-2 30-11 0-20-6-20-14zM17499 10912c0-9-10-32-22-51-18-27-18-33-4-28 11 4 25 26 32 51 6 24 18 48 25 53 8 5 10 12 7 16-4 4-14 0-23-8-8-9-15-23-15-33zM13428 10896c7 0 13 8 13 19 0 20-16 26-30 11-11-10 1-30 17-30zM13630 10913c-13-14-10-56 5-56 7 0 12 14 12 32 0 34-3 38-17 24zM4345 10831c0-25 3-35 6-23 4 13 4 33 0 46-3 12-6 2-6-23zM13467 10857c-15-9-10-16 26-31 50-21 71-3 31 27-28 20-32 20-57 4zM17412 10760c-9-10-16-24-16-32 0-21 22-16 31 7 4 11 12 17 18 13 6-3 11 2 11 13 0 23-23 23-44-1zM17783 10766c0-7 6-13 13-13s13 6 13 13c0 8-6 13-13 13s-13-5-13-13zM13580 10745c10-4 21-4 25 1 4 4-3 7-17 6-15 0-18-3-8-7zM17371 10681c0-15 4-18 8-7 3 9 3 20-1 24-5 5-8-3-7-17zM4320 10650c0-25 2-35 6-23 3 13 3 33 0 46-4 12-6 2-6-23zM17773 10624c0-18 2-25 6-16s4 24 0 32c-4 9-6 2-6-16zM17698 10585c3 0 8 12 12 26 3 15 1 26-5 26-7 0-12-11-12-26 0-14 2-26 5-26zM17725 10560c-4-7 2-13 13-13 12 0 18 6 13 13-4 7-10 13-13 13s-8-6-13-13zM13979 10518c-5-17 0-23 14-21 25 5 33 45 9 45-9 0-20-11-23-24zM14061 10535c0-6 12-9 26-5s26 10 26 12c0 3-12 5-26 5s-26-6-26-12zM14248 10534c5-7 11-13 14-13s6 6 6 13-6 13-14 13c-7 0-10-6-6-13zM17163 10539c0-15 74-134 84-134 15 0 4 24-39 84-25 35-45 58-45 50zM17266 10542c0-3 9-12 20-21 16-13 19-12 19 5 0 11-8 21-19 21-10 0-20-2-20-5zM17667 10511c0-28 3-31 13-16 16 25 16 52 0 52-7 0-13-16-13-36zM14147 10489c4-11 18-20 32-20 13 0 24 9 24 20 0 12-12 19-32 19-23 0-30-5-24-19zM17255 10487c0-15 3-18 7-7 4 9 4 20-1 24-4 5-7-3-6-17zM14061 10443c0-7 9-13 19-13 11 0 20 6 20 13s-9 13-20 13c-10 0-19-6-19-13zM14236 10443c5-7 13-13 20-13 6 0 12 6 12 13s-9 13-20 13-16-6-12-13zM17164 10436c1-15 4-18 8-8 4 9 3 20-1 25-4 4-8-4-7-17zM14164 10405c-11-8-13-13-4-13s19 5 24 13c10 16 5 16-20 0zM17187 10376c6-16 18-31 27-34 10-3 8 7-6 29-27 41-35 43-21 5zM14236 10353c-4-7 1-13 12-13s20 6 20 13-6 13-12 13c-7 0-15-6-20-13zM17551 10346c-14-16-13-18 4-11 12 4 22 13 22 19 0 17-8 14-26-8zM17693 10353c0-7 9-13 20-13s17 6 12 13c-4 7-13 13-20 13s-12-6-12-13zM14351 10325c3 5-9 11-26 12s-31 0-31-2c0-10 52-18 57-10zM14552 10327c0-7 14-13 32-13 17 0 35 6 39 13 5 8-8 13-31 13-22 0-40-6-40-13zM17014 10327c5-7 14-13 21-13 6 0 12 6 12 13s-9 13-20 13c-12 0-17-6-13-13zM17163 10313c0-14 6-22 13-18 7 5 13 16 13 26 0 11-6 19-13 19s-13-12-13-27zM14459 10265c9-3 16-17 17-33 0-15 4-21 7-12 4 9 12 13 19 9 6-4 11-1 11 7 0 7-6 13-13 13s-18 13-24 28c-8 22-13 25-21 11-7-11-5-20 4-23zM17566 10275c0-17 3-25 6-16 4 9 4 24 0 32-3 9-6 2-6-16zM17131 10262c-4-7 1-13 12-13s20 6 20 13-5 13-12 13-15-6-20-13zM17491 10247c-5-9-3-18 6-21 8-2 15-16 15-30 0-30 30-26 36 5 3 11-7 24-23 29-14 5-23 14-19 20 4 7 5 12 1 12s-11-7-16-15zM17073 10140c7 5 10 13 5 20-11 18-18 14-18-8 0-11 6-16 13-12zM14795 10125c8-4 23-3 32 0 9 4 2 6-16 6-17 0-25-3-16-6zM17450 10056c8 0 11 3 7 8-5 4 0 16 10 26 26 26 24 43-5 43-17 0-24-10-25-39 0-21 6-38 13-38zM18188 10049c0-50 3-68 6-42 2 27 2 68-1 91-2 23-5 1-5-49zM14651 10097c-4-6 5-21 20-34 25-21 27-21 19-2-5 13-9 28-9 34 0 15-22 16-30 2zM14858 10099c-15-15-9-31 11-31 11 0 19 9 19 20 0 20-15 26-30 11zM16957 10081c0-37 20-74 33-61 5 5-1 28-12 51-20 40-21 41-21 10zM17035 10051c-36-83-34-92 6-24 19 30 32 62 28 71-3 9-19-12-34-47zM17566 10068c0-17 3-25 6-16 4 9 4 24 0 33-3 9-6 1-6-17zM14762 10010c12-5 32 3 47 18 36 36 16 45-31 14-30-20-33-25-16-32zM17784 10009c1-15 4-18 8-8s4 21-1 25c-4 4-7-3-7-17zM14828 9970c14-5 31-1 42 10 16 16 15 19-5 20-13 1-32-3-42-9-15-10-14-13 5-21zM18124 9917c-5-22-2-29 13-29 23 0 26 34 8 90l-10 32-1-32c-1-18-5-45-10-61zM16976 9939c-4-7-2-13 5-13 8 0 14 6 14 13s-3 13-6 13-8-6-13-13zM17486 9939c0-7 9-13 20-13s17 6 12 13c-4 7-13 13-20 13-6 0-12-6-12-13zM14875 9925c0-6 12-12 26-12s26 3 26 5c0 3-12 8-26 12s-26 2-26-5zM15044 9845c1 6 4 26 7 46 5 26 1 35-14 35-13 0-20-12-20-38 0-33 25-72 27-43zM17615 9908c32 17 32 17 4 18-15 0-32-6-36-13-14-23-2-25 32-5zM17716 9918c8-4 23-3 32 0 9 4 2 6-16 6-17 0-25-3-16-6zM17662 9890c-5-8-2-18 6-22 20-13 32 4 16 21-9 9-17 9-22 1zM439 9799c0-44 6-80 12-80 11 0 4 141-7 155-3 2-5-31-5-75zM18186 9849c0-18 3-25 7-16 3 8 4 23 0 32-3 9-7 2-7-16zM13630 9842c4-10 10-19 12-19 3 0 5 9 5 19 0 11-5 20-12 20s-9-9-5-20zM17627 9792c-7 3-12 1-12-5 0-24 16-26 39-3 13 13 33 29 46 36 12 7 20 18 17 26-2 8-21-3-42-24-21-20-42-34-48-30zM18095 9841c0-15 3-18 7-8s4 21-1 25c-4 4-7-3-6-17zM16865 9790c6 4 8 19 4 33-9 35-16 32-16-7 0-19 5-30 12-26zM17256 9820c-21-21-19-49 4-49 12 0 19 12 19 33 0 36-2 38-23 16zM17577 9810c0-7 6-13 13-13 8 0 12 6 12 13s-4 13-12 13c-7 0-13-6-13-13zM18119 9784c0-7 9-13 20-13s19 6 19 13-8 13-19 13-20-6-20-13zM17358 9738c1-15 4-18 8-8 3 9 3 20-1 25-5 4-8-4-7-17zM17208 9732c-4-7-2-13 6-13 7 0 14 6 14 13 0 8-3 13-6 13s-9-5-14-13zM17571 9723c-7-18-6-20 7-7 9 9 13 19 9 23s-11-3-16-16zM17978 9692c10-14 12-14 12 4 0 12 7 24 16 27 9 2 10 8 3 12s-19 0-27-8c-9-10-11-23-4-35zM15429 9681c-1-22-2-46-3-54s6-18 15-21c11-3 16 13 16 54 0 65-25 83-28 21zM16398 9711c9-4 21-4 25 1 4 4-4 7-17 6-15 0-18-3-8-7zM17317 9703c38-5 51-3 39 4-17 11-114 18-101 8 3-3 31-8 62-12zM17441 9694c4-7-2-13-14-13-13 0-20-3-16-7s23-4 43 1c25 7 30 12 17 20-24 15-40 14-30-1zM17163 9689c0-3 9-9 19-13 11-4 20-2 20 5s-9 13-20 13c-10 0-19-3-19-5zM13960 9639c12 12 12 19 0 31s-15 9-15-15 3-28 15-16zM16801 9657c0-14-4-36-9-48-5-15-3-20 5-15 18 11 30 73 15 81-6 4-11-4-11-18zM15919 9639l-417-4 423-3c369-3 424 0 424 16 0 11-3 20-7 20-3 0-6-6-6-13 0-8-154-14-417-16zM16448 9659c-15-15-10-30 11-30 10 0 19 9 19 19 0 21-15 26-30 11zM17241 9656c31-18 129-31 129-17 0 12-72 29-123 28-21 0-22-2-6-11zM16400 9642c0-7 6-13 13-13s13 6 13 13-6 13-13 13-13-6-13-13zM13996 9617c0-21 8-25 40-23l39 3-28 22c-36 30-51 29-51-2zM17159 9625c-5-13 2-16 24-12 17 3 28 11 24 17-10 18-40 14-48-5zM17971 9616c-4-7-2-13 6-13 7 0 13 6 13 13s-2 13-5 13c-4 0-9-6-14-13zM13946 9596c0-15 3-18 8-8 3 9 3 20-1 25-5 4-8-4-7-17zM15919 9587l-417-4 423-3c387-2 467 3 424 30-7 4-13 2-13-6 0-9-138-15-417-17zM16396 9607c-15-14-9-30 11-30 11 0 19 9 19 20 0 20-15 25-30 10zM415 9551c0-17 3-25 7-16 3 9 3 24 0 33-4 9-7 1-7-17zM17769 9557c-14-18-13-20 14-16 17 2 33 11 36 20 8 23-29 20-50-4zM17913 9564c0-7 6-13 13-13 8 0 13 6 13 13 0 8-5 13-13 13-7 0-13-5-13-13zM17690 9517c9-4 23-4 32 0s2 7-16 7-25-3-16-7zM17845 9517c9-4 23-4 32 0s2 7-16 7-25-3-16-7zM17551 9461c0-7 6-13 13-13s13 6 13 13-6 13-13 13-13-6-13-13zM528 9393c30-47 33-38 9 29-10 29-19 39-26 28-5-9 2-34 17-57zM17370 9422c-16-10-14-12 10-13 16 0 51-9 77-19 64-27 95-15 51 19-34 28-106 34-138 13zM17186 9387c16-3 39-3 51 0 13 4 0 6-29 6-28 0-38-3-22-6zM15806 9372c0-13 47-28 57-18 4 4 4 12 0 18-9 15-57 15-57 0zM17305 9358c26-17 65-17 65 0 0 7-19 12-42 12-32 0-38-3-23-12zM542 9291c-7-3-1-15 14-28 27-23 28-23 21 23-7 53-22 77-22 36 0-15-6-29-13-31zM15890 9319c-4-7 1-13 12-13s20 6 20 13-5 13-12 13-16-6-20-13zM17008 9319c-30-10-30-11 10-12 26-1 40 4 35 12-4 7-9 12-10 11-2 0-17-5-35-11zM17370 9319c0-7 13-13 29-13 23 0 25 3 10 13-25 16-39 16-39 0zM16589 9263c-21-8-29-61-9-61 7 0 19 19 28 42 9 24 19 46 22 51 2 4-4 11-14 15-13 5-17 0-13-16 4-14-2-27-14-31zM15959 9297c9-4 20-3 24 1 5 4-3 7-17 7-15-1-18-4-7-8zM16022 9297c-12-3-19-12-15-19 5-7 14-8 23 0 8 7 27 15 41 19 26 6 26 6 0 6-14 0-36-3-49-6zM16252 9293c5-7 10-13 13-13 4 0 6 6 6 13s-6 13-13 13c-8 0-10-6-6-13zM16090 9261c-17-21-13-24 19-12 11 4 20 13 20 20 0 17-21 13-39-8zM13972 9245c-2-24 40-107 54-107 7 0 7 7-1 16-7 9-22 37-33 61-11 25-20 39-20 30zM14578 9235c0-30 45-47 83-33 18 7 33 16 33 20s-5 4-12 0-30 1-51 12c-48 25-53 25-53 1zM16316 9228c5-7 11-13 14-13s6 6 6 13-6 13-14 13c-7 0-10-6-6-13zM16905 9179c0-25 3-29 18-16 17 14 20 44 6 59-4 3-11 2-16-2-5-5-8-23-8-41zM622 9190c0-17 3-25 7-17 3 9 3 24 0 33-4 9-7 2-7-16zM14475 9177c0-14 6-26 13-26 8 0 12 12 12 26 0 15-4 25-12 25-7 0-13-10-13-25zM16199 9139c17-14 22-13 28 4 11 27-16 59-48 59-20 0-23-4-12-23 7-13 21-31 32-40zM14681 9144c0-12 7-19 14-17 8 3 14 11 14 17 0 7-6 15-14 17-7 3-14-5-14-17zM16866 9126c-18-35-17-69 3-62 9 3 17 23 17 46 2 47-1 50-20 16zM659 9112c0-7 9-13 20-13s16 6 12 13c-5 7-13 13-20 13s-12-6-12-13zM14597 9112c-4-7 5-13 20-13s24 6 19 13c-4 7-13 13-19 13s-15-6-20-13zM16321 9076c-8-7-8-16-2-20s18 3 25 15c11 17 9 27-6 41-18 16-19 16-12-2 4-11 2-27-5-34zM14749 9103c13-3 33-3 46 0 12 3 2 6-23 6s-35-3-23-6zM14177 9086c0-7 6-13 13-13s13 6 13 13-6 13-13 13-13-6-13-13zM14888 9086c0-7 6-13 12-13 7 0 17 6 21 13 5 7-2 13-13 13s-20-6-20-13zM16454 9069c-16-19-7-35 20-35 9 0 17 12 17 26 0 30-16 34-37 9zM12629 9019c12 12 12 19 0 31s-16 9-16-16c0-24 4-27 16-15zM16367 9046c-12-21 23-39 43-22 9 7 16 19 16 25 0 16-48 14-59-3zM14973 9009c10 0 19 8 19 19 0 19-28 27-43 11-12-12 2-30 24-30zM14088 9028c0-7 8-27 18-45l19-33v37c0 20-5 33-11 29-7-4-15 0-19 9-3 9-6 10-7 3zM16823 8944c19 0 23 46 5 58-7 4-19-4-26-17-14-27-7-41 21-41zM782 8980c6-16 24-29 97-72 30-18 31-17 6 3-14 12-38 31-52 44-42 36-58 44-51 25zM14888 8983c0-7 6-13 12-13 7 0 17 6 21 13 5 7-2 13-13 13s-20-6-20-13zM16426 8983c0-7 6-13 13-13s13 6 13 13-6 13-13 13-13-6-13-13zM15103 8950c20-20 44-32 61-29 23 4 18 10-29 33-32 16-59 29-61 29s11-15 29-33zM16946 8931c0-25 3-35 6-23 3 13 3 33 0 46-3 12-6 2-6-23zM747 8892c13 0 24 9 24 20 0 20-4 21-31 11-25-10-20-31 7-31zM14147 8910c4-10 19-18 34-18 21 0 24 4 12 16-22 22-54 24-46 2zM16735 8873c-17-48-18-58-3-58 9 0 17 9 17 21s9 28 20 36c17 12 17 18 3 37-14 20-18 17-37-36zM16840 8912c0-10 8-20 19-20s16 8 11 20c-4 10-12 19-19 19-6 0-11-8-11-19zM12691 8905c0-7 6-13 14-13 7 0 10 6 5 13-4 7-10 13-13 13s-6-6-6-13zM14888 8905c0-7 9-13 20-13s18 6 13 13c-4 7-14 13-21 13-6 0-12-6-12-13zM15195 8897c9-4 25-3 33 0 9 4 1 6-17 6-17 0-25-3-16-6zM936 8874c14-11 31-20 38-20 16 0 9 5-31 24-30 15-31 15-7-4zM12717 8834c0-11 6-19 13-19s13 8 13 19-6 20-13 20-13-9-13-20zM1070 8819c9-4 20-3 25 1 4 4-4 7-17 7-15-1-18-4-8-8zM1153 8805c20-3 49-2 65 1s0 5-36 5c-35 0-48-3-29-6zM1295 8801c16-9 30-9 46 0 18 11 14 13-23 13s-41-2-23-13zM15347 8802c4-7 15-13 22-13 8 0 25-10 39-22 13-11 26-18 30-14s-13 19-37 34c-48 30-66 35-54 15zM1435 8783c18 11 15 19-8 19-11 0-16-6-12-13 5-8 14-10 20-6zM14210 8789c5-7 10-13 13-13s6 6 6 13-6 13-14 13c-7 0-9-6-5-13zM16827 8776c0-7 16-13 36-12 31 1 32 2 9 12-35 15-45 15-45 0zM1271 8743c40-10 39-36-2-42-25-4-28-12-26-65l2-60 5 55c3 36 11 54 23 54 15 0 17-18 11-100-5-72-3-95 7-80 7 10 14 47 14 81s5 59 11 55c6-3 8 9 5 28-5 23 1 39 17 51 40 29 51 19 18-18l-32-36 36 31c19 18 32 35 29 38-4 3 0 14 8 24 19 22 12 21-40-4-39-20-43-20-54 0-14 24-22 25-49 9-15-10-11-14 17-21zM1011 8754c12-3 23-11 23-18 0-6 16-11 35-11l36 1-39 18c-21 10-48 17-58 17-14-1-13-3 3-7zM1122 8728c9-3 20-3 24 1 5 5-3 8-16 7-16 0-19-4-8-8zM15488 8711c12 0 21-5 21-13 0-7 9-13 21-13 19 0 18 4-5 26-32 30-38 31-49 13-4-7 1-13 12-13zM16931 8704c1-15 4-18 8-8 4 9 3 20-1 25-4 4-7-4-7-17zM15411 8698c-4-7 5-13 19-13 32 0 35 8 8 18-10 4-22 2-27-5zM12781 8691c0-1 8-9 18-17 14-11 20-11 25 2 4 10-3 17-18 17-14 0-25-1-25-2zM15576 8690c-18-8-21-30-4-30 6 0 15 8 19 19s6 19 4 18c-1 0-10-4-19-7zM14397 8665c0-18 4-19 19-5 11 8 20 18 20 21 0 2-9 4-20 4-10 0-19-9-19-20zM17001 8674c4-6 19-9 33-5 35 9 32 16-7 16-19 0-30-4-26-11zM14334 8569c16-28 34-52 40-52s-1 24-16 52c-14 29-32 52-40 52-7 0 0-23 16-52zM15670 8582c5-7 17-13 27-13s18 6 18 13-12 13-26 13c-15 0-23-6-19-13zM12885 8556c0-27 21-57 30-42 4 7-1 24-11 37-14 19-18 20-19 5zM15812 8517c5-7 14-12 21-12s10 5 5 12c-4 8-14 13-21 13s-9-5-5-13zM1300 8450c6-9 13-4 20 15 14 37 10 43-12 19-10-10-13-25-8-34zM15883 8487c0-2 12-8 26-12 15-4 26-1 26 5 0 7-11 12-26 12-14 0-26-2-26-5zM14431 8437c-1 23-10 36-25 39-22 5-23 3-3-35 25-49 29-50 28-4zM17334 8431c20-12 36-27 36-33 0-5 6-10 13-10 25 0 12 22-23 40-55 27-65 29-26 3zM17428 8440c4-7 14-13 21-13s9 6 5 13c-5 7-14 13-21 13s-9-6-5-13zM17547 8445c-11-11 1-31 17-31 7 0 13 9 13 19 0 20-16 26-30 12zM12944 8419c-5-13 0-31 11-42 15-15 20-16 20-4 0 9 8 14 16 9 9-4 7-1-4 8-11 10-21 22-22 28-1 22-13 22-21 1zM15922 8387c0-32 2-31 44 8 34 31 29 36-21 23-13-3-23-17-23-31zM17484 8397c-10-10-26-20-37-24-15-5-14-9 7-20s30-8 48 16c25 33 10 56-18 28zM1241 8368c1-15 4-18 8-8 4 9 4 20-1 25-4 4-7-4-7-17zM1331 8356c0-19 5-30 13-26 7 4 13 16 13 26s-6 21-13 26c-8 4-13-7-13-26zM16026 8375c0-7 8-13 19-13s19 6 19 13-8 13-19 13-19-6-19-13zM10610 8362c0-7 18-13 39-13s39 6 39 13-18 13-39 13-39-6-39-13zM10520 8349c0-7 6-12 13-12 8 0 12 5 12 12 0 8-4 13-12 13-7 0-13-5-13-13zM17511 8318c17-11 66 3 66 18 0 20-34 24-57 7-14-11-17-20-9-25zM10791 8314c1-18 24-48 32-40 10 10-6 50-20 50-7 0-12-5-12-10zM16013 8270c18-6-6-68-44-111-20-23-22-33-11-45 12-11 22 1 43 49 16 35 34 67 41 72 13 9 22 89 9 89-5 0-18-11-31-25-14-16-17-26-7-29zM1267 8275c-1-23 2-42 4-42 12 0 17 51 7 67-8 11-11 4-11-25zM1363 8297c-5-8-3-21 5-29 11-10 15-7 15 14 0 31-7 36-20 15zM13014 8291c-13-16-11-19 11-19 16 0 28 5 28 12 0 22-23 27-39 7zM15922 8291c0-10 3-19 6-19s15-4 27-8c19-8 20-6 4 19-20 32-37 36-37 8zM10545 8285c0-7 14-13 30-13 23 0 25 3 9 13-25 16-39 16-39 0zM10713 8285c-15-10-13-13 10-13 19 0 29-8 29-23 1-18 3-19 12-4 8 12 6 24-6 35-20 21-20 21-45 5zM10432 8276c13-3 33-3 46 0 12 3 2 6-23 6s-35-3-23-6zM17556 8271c-3-6 8-12 26-12 40 0 43 7 8 17-15 3-30 2-34-5zM1374 8070c12-13 8 144-5 165-7 10-10-17-8-70 2-48 8-91 13-95zM17641 8240c0-7 72-46 85-46 5 0-6 12-24 26-30 24-61 34-61 20zM7849 8224c12-3 30-3 38 1 9 3-1 6-22 6-22-1-29-4-16-7zM9926 8219c0 9-32 14-80 14-44 0-77-2-74-5 15-13 154-21 154-9zM15925 8201c0-22 3-29 6-16 3 12 3 30 0 39-4 8-7-2-6-23zM10825 8192c-4-16-4-32 0-35 8-9 30 25 30 47 1 27-22 18-30-12zM17972 8209c-6-9-7-20-2-24 11-12 24 5 17 24-4 13-7 13-15 0zM7454 8198c16-3 40-3 52 0 12 4-1 6-29 6-29 0-39-3-23-6zM7612 8194c-20-7 28-10 125-8 138 2 160-1 184-23 27-24 28-24 28 10v34l-152-1c-84-1-167-6-185-12zM9422 8194c-14-9-5-12 36-12 30 0 54 5 54 12 0 17-65 17-90 0zM16336 8195c0-7 6-14 14-14s24-11 35-24c12-14 36-29 54-34 29-8 30-7 13 10-34 33-116 77-116 62zM7339 8174c8 5 15 3 15-5 0-7 11-13 24-13s34-12 47-26c15-16 40-26 67-26 57 0 55 23-3 28-57 5-59 28-3 37 31 6 17 9-53 13-52 3-98 1-102-6-4-6 0-7 8-2zM9071 8173c9-4 20-4 24 1 5 4-3 7-17 6-15 0-18-3-7-7zM17810 8158c26 1 34 5 23 12-23 15-46 14-56-1-4-6 11-11 33-11zM2915 8154c-47 1-85-2-85-8s41-12 91-13c50-2 90 3 90 10 0 6 10 8 22 4 14-6 18-4 12 6-11 17-25 20-38 7-4-4-46-7-92-6zM9748 8159c20-3 49-3 65 0s0 6-36 6c-35 0-48-3-29-6zM7755 8143c0-7 23-13 51-13 38 0 52-6 52-20 0-10 8-19 19-19 10 0 20 9 20 19 0 11-10 20-20 20-11 0-19 6-19 13s-24 13-52 13c-29 0-51-6-51-13zM8685 8142c0 8-31 14-73 14-40 0-71-3-68-5 15-13 141-21 141-9zM8864 8147c9-4 20-4 25 1 4 4-4 7-17 7-15-1-19-4-8-8zM9409 8143l-110-8 139-3c86-1 139 3 139 11 0 7-13 11-29 10s-79-6-139-10zM7295 8124c-14-11-19-19-11-20 7 0 25 8 38 19 14 10 19 19 12 19-8 0-25-8-39-18zM8924 8130c-29-8-14-11 59-12 53-1 107-4 122-6 14-2 19-2 10 1s-16 11-16 18c0 14-118 13-175-1zM8049 8121c-28-7-30-26-4-26 11 0 20 5 20 10 0 6 48 13 106 15l107 4-103 2c-57 0-114-2-126-5zM14585 8113c5-13 12-20 16-16s0 14-8 23c-13 13-15 11-8-7zM2779 8104c0-7 5-13 12-13 6 0 15 6 20 13 4 7-1 13-12 13s-20-6-20-13zM16336 8104c0-7 9-13 20-13s17 6 12 13c-4 7-13 13-20 13s-12-6-12-13zM1328 8026c3-46 9-86 11-89 10-11 3 122-8 147-6 16-7-8-3-58zM2895 8092c0-6-13-9-29-5-28 6-28 5-3-10 14-9 30-22 35-30 7-10 9-10 10 1 0 8 3 24 8 35 4 12 1 21-7 21s-14-5-14-12zM2960 8062v-42l19 37c24 46 24 47 0 47-13 0-20-13-19-42zM7238 8091c0-7 5-13 13-13 7 0 12 6 12 13s-5 13-12 13c-8 0-13-6-13-13zM10786 8093c-6-9-7-20-3-24 12-12 24 5 18 24-4 13-7 13-15 0zM7126 8076c-3-6 14-11 40-11 25 0 46 2 46 5 0 11-79 16-86 6zM16578 8047c20 8 19 10-6 15-16 3-29 10-29 17s-6 12-13 12-13-3-13-7c0-22 41-46 61-37zM7041 8069c8-3 23-3 32 0 9 4 1 7-16 7-18 0-25-3-16-7zM7797 8069c12-3 32-3 45 0 12 3 2 6-23 6s-35-3-22-6zM7946 8069c9-4 21-3 25 1s-3 8-17 7c-15-1-18-4-8-8zM8113 8069c31-3 80-3 110 0 30 2 5 4-55 4-61 0-85-2-55-4zM9005 8069c20 3 1 5-42 5s-58-2-35-5 58-3 77 0zM9354 8069c30-3 80-3 110 0 30 2 5 4-55 4s-85-2-55-4zM9671 8069c13-3 30-3 39 1 9 3-2 6-23 5-21 0-29-3-16-6zM16317 8060c12-4 17-2 12 5-7 13-32 18-32 8 0-3 9-9 20-13zM16391 8069c13-3 30-3 39 1 9 3-2 6-23 5-21 0-29-3-16-6zM14637 8019c19-24 20-24 7 2-7 15-10 31-5 36 4 4 1 8-7 8s-15-4-15-10c0-5 9-22 20-36zM16265 8052c5-7 10-13 13-13 4 0 6 6 6 13s-6 13-14 13c-7 0-9-6-5-13zM17958 8052c4-7 13-13 20-13s12 6 12 13-9 13-20 13-16-6-12-13zM18100 8052c4-7 16-13 26-13s21 6 26 13c4 8-7 13-26 13s-30-5-26-13zM13169 8027c0-15 6-27 13-27s13 9 13 19-6 23-13 27c-7 5-13-4-13-19zM6530 7981c1-35 3-48 6-29 3 20 3 49 0 65s-6 0-6-36zM18040 8025c-23-14-9-26 86-76 43-22 63-29 45-17-18 13-51 41-73 63-27 26-48 37-58 30zM18171 8021c0-11 6-23 13-27s13 4 13 19c0 14-6 26-13 26s-13-8-13-18zM6609 8008c-3-10-4-35-1-55 5-35 5-35 7 5l2 42 159 1c100 1 148 5 132 12-14 6-86 12-159 12-103 1-134-3-140-17zM6953 8013c-14-9-9-12 22-12 23 0 45 5 49 12 11 17-45 17-71 0zM16284 8001c0-14 6-28 13-33 7-4 13 6 13 25 0 18-6 33-13 33s-13-11-13-25zM2656 7966c17 1 30 8 28 14-5 15-23 20-44 12-28-11-18-28 16-26zM6549 7923c-14-114-12-143 10-134 21 8 25 111 8 173-8 26-11 19-18-39zM13209 7966c-1-15 9-31 20-36 16-6 18-4 8 9-7 9-16 25-20 36-5 13-7 10-8-9zM14664 7968c4-11 10-19 12-19 3 0 5 8 5 19s-5 20-12 20-9-9-5-20zM2985 7956c0-10 6-22 13-27 7-4 13 4 13 19s-6 27-13 27-13-9-13-19zM15719 7916c0-35 3-48 6-28 3 19 3 48 0 64-4 16-6 0-6-36zM16226 7930c10 14 19 30 19 35 1 18-23 10-31-11-14-37-8-49 12-24zM16543 7963c0-6 8-15 19-19 12-4 19 0 19 12 0 10-8 19-19 19s-19-6-19-12zM16732 7943c25-9 36-1 24 18-10 17-28 18-38 2-4-6 2-15 14-20zM2571 7959c-9-37-7-46 8-40 22 8 24 25 6 36-7 5-14 6-14 4zM1391 7927c-13-13-10-69 5-69 7 0 12 18 12 39 0 40-2 45-17 30zM6911 7927c9-3 24-3 33 0 8 4 0 7-17 7-18 0-25-3-16-7zM16325 7910c0-18 3-25 6-16 4 9 4 23 0 32-3 9-6 2-6-16zM16597 7921c3-10 22-19 42-22 25-3 34 1 30 13-3 10-22 19-42 22-25 3-34-1-30-13zM15814 7899c-6-16-7-33-3-37 14-14 23 6 18 37l-5 30zM16788 7911c0-11 31-27 53-27 6 0 8 9 4 20-8 20-57 27-57 7zM2947 7885c0-15 4-27 12-27 7 0 13 9 13 19s-6 23-13 27c-8 5-12-4-12-19zM10960 7877c1-15 4-19 8-8 4 9 3 20-1 25-4 4-8-4-7-17zM2630 7871c-21-9-22-11-4-12 11 0 27-17 34-36l13-36 1 36c1 19-6 35-13 35-8 0-10 6-5 13 9 15 8 15-26 0zM16724 7871c-15-10-12-12 16-13 21 0 33 6 29 13-10 16-21 16-45 0zM16859 7871c-4-7 2-13 13-13 12 0 18 6 13 13-4 7-10 13-13 13s-8-6-13-13zM2536 7863c-9-4-16-22-15-41l1-35 15 33c8 17 21 36 28 41 15 11-3 12-29 2zM2985 7840c0-9 9-25 20-33 16-14 19-11 19 17 0 22-7 34-19 34-11 0-20-8-20-18zM6608 7807c0-32 2-45 5-29 4 16 4 42 0 58-3 16-5 3-5-29zM18285 7849c9-3 21-3 25 1 4 5-3 8-17 7-15 0-18-3-8-8zM13286 7833c0-6 5-16 12-20 8-4 10 1 5 12-8 23-17 27-17 8zM18514 7820c-9-15 15-30 32-20 15 9 5 32-13 32-6 0-15-5-19-12zM15744 7732c4-17 11-11 28 21 28 54 21 82-9 35-13-19-21-44-19-56zM16976 7763c22 9 20 33-4 41-9 2-16-7-16-22 0-18 6-24 20-19zM18384 7781c22-14 45-26 52-26s21-12 29-26c9-14 30-26 46-25 48 0-77 102-127 102h-38zM2577 7655c16-16 22 9 18 69l-4 63-11-62c-5-35-7-66-3-70zM10983 7764c8-10 10-23 5-29-5-5-2-6 7-1 22 13 20 29-5 39-17 7-19 5-7-9zM16117 7760c1-15 4-18 8-8s3 21-1 25c-4 5-7-3-7-17zM18578 7767c-5-8 0-24 12-36 19-19 21-18 21 15 0 35-18 46-33 21zM13337 7736c8 5 10 13 6 20-11 18-19 14-19-8 0-11 6-16 13-12zM17054 7758c-15-15-7-29 19-29 14 0 25 5 25 12 0 14-33 28-44 17zM6556 7690c0-32 3-45 6-29s3 42 0 58-6 3-6-29zM16086 7710c-4-10-2-20 5-20s12 10 12 20c0 11-2 19-5 19s-7-8-12-19zM14830 7670c17-23 19-23 19-2 0 12-6 22-13 22-8 0-10 6-6 13s6 13 2 13c-3 0-10-5-14-11-3-6 2-22 12-35zM17129 7699c0-9 10-16 23-16 17 0 19 4 9 16-8 10-18 17-23 17s-9-7-9-17zM11024 7690c0-36 15-77 27-70 17 11 14 36-8 65-14 19-19 20-19 5zM13376 7658c7 5 10 14 6 20-11 18-19 15-19-8 0-11 6-16 13-12zM15715 7673c0-12-5-22-13-22-7 0-12-8-12-19s5-19 11-19c14 0 32 64 22 74-4 4-8-2-8-14zM16956 7664c0-7 6-13 13-13s13 6 13 13c0 8-6 13-13 13s-13-5-13-13zM17073 7664c0-7 6-13 13-13 8 0 10 6 6 13-4 8-11 13-14 13s-5-5-5-13zM17210 7645c23-35 43-42 43-15 0 10-14 24-32 32-32 15-32 15-11-17zM18563 7621c20 38 18 56-6 56-6 0-14-14-18-31-14-54 1-69 24-25zM6584 7505c17-7 20 4 20 69 0 42-6 80-13 84-8 4-13 6-13 4-15-128-14-149 6-157zM16055 7631c3-4 10 2 14 13 9 23 1 27-12 7-4-8-5-17-2-20zM6666 7643c9-4 23-4 32 0s2 6-16 6-25-2-16-6zM13428 7595c0 7-9 24-20 38-19 24-20 23-5-7 19-40 25-47 25-31zM15606 7608c10-4 19-22 19-40 0-37 22-44 35-12 5 13-1 28-14 37-11 9-21 26-21 37 0 12-8 21-19 21-10 0-20-8-20-18 0-9 9-21 20-25zM6798 7626c0-7 6-13 13-13s13 6 13 13-6 13-13 13-13-6-13-13zM3105 7555c0-29 3-39 6-23s3 39 0 52c-4 12-6-1-6-29zM16103 7581c0-10 6-21 13-26 7-4 13 4 13 18 0 15-6 27-13 27s-13-9-13-19zM6617 7574c0-17 52-17 78 0 14 9 7 13-29 13-27 0-49-6-49-13zM16008 7578c-14-15-9-30 11-30 11 0 20 9 20 19 0 21-16 26-31 11zM13441 7551c0-16 5-29 13-29 16 0 16 14 0 39-11 16-13 14-13-10zM17331 7542c27-6 39-17 39-34 0-26 19-33 32-12 4 7-6 26-22 42-30 30-70 41-82 22-3-5 12-14 33-18zM11084 7553c-14-14-10-57 5-57 19 0 31 39 16 53-6 7-16 8-21 4zM14920 7521c-5-8-4-19 3-26 7-6 11-1 11 14 0 30-2 32-14 12zM16093 7445c14 0 13 3-10 49-22 44-23 45-35 33-10-10 30-82 45-82zM3154 7520c-1-19 30-75 41-75 10 0 1 21-28 64-7 11-13 16-13 11zM6617 7503c0-11 12-20 26-20 31 0 34 20 5 31-28 11-31 11-31-11zM16003 7445c13 0 12 4-8 44-10 20-22 29-27 22-8-15 19-66 35-66zM1450 7477c0-21 3-28 6-16 3 13 3 30 0 39-4 9-6-2-6-23zM6726 7490c14-11 30-19 37-19 6 0 9-10 4-21-4-11-4-27 1-35 15-24 27 34 13 65-8 20-24 29-46 29-32 0-33-1-9-19zM18554 7500c-16-16-8-55 11-55 11 0 20 11 20 25 0 27-17 44-31 30zM17451 7445c19 0 56 35 47 44-3 3-19-6-36-20-21-16-24-24-11-24zM6646 7459c71 2 64 7-19 15-27 2-49 0-49-6s31-10 68-9zM11044 7472c-5-9-7-20-2-24 11-11 24 6 18 24-5 13-8 13-16 0zM11146 7470c-12-20 5-33 21-16 9 9 10 16 1 22-7 4-17 2-22-6zM15585 7419c6 0 14 8 18 17 8 21-8 52-21 39s-11-56 3-56zM18481 7423c0-42-7-54-45-80-25-17-45-39-45-49 0-37 77 21 106 79 25 53 26 58 6 78s-22 18-22-28zM17551 7448c10-4 26-16 33-27 10-13 17-14 23-5 10 15-30 42-59 41-11-1-11-4 3-9zM2549 7406c0-25 3-35 6-23 3 13 3 33 0 46-3 12-6 2-6-23zM3127 7398c0-4 6-3 13 1 21 13 15 46-7 46-14 0-18-7-13-21 4-11 7-23 7-26zM6816 7412c-4-17-13-32-19-32-7 0-12-6-12-13s9-13 20-13 19 12 19 30c0 16 7 37 16 45 11 12 11 16 0 16-9 0-19-15-24-33zM6927 7425c0-10 6-19 12-19s15 9 19 19c4 12 0 20-12 20-10 0-19-9-19-20zM15510 7424c0-15 3-18 7-8s4 21-1 25c-4 4-7-3-6-17zM13505 7418c0-7 6-10 13-6 7 5 13 11 13 14s-6 6-13 6-13-6-13-14zM7000 7410c-16-16-8-56 11-56 11 0 20 12 20 25 0 27-17 44-31 31zM6890 7340c21-16 33-18 36-8 3 8-1 17-10 19-8 3-14 14-14 24 0 22-21 24-34 3-5-8 5-25 22-38zM17636 7383c-4-4-8-12-8-18 0-14 49-14 58 1 7 12-39 28-50 17zM3164 7351c-4-17 4-51 18-75l23-45-8 65c-10 75-25 100-33 55zM15535 7351c0-24 2-25 12-10 17 25 17 39 0 39-7 0-12-13-12-29zM6714 7344c-2-3-32-9-66-16-45-7-26-8 66-3 71 4 131 8 134 10 2 2-26 6-63 8-37 3-68 3-71 1zM11201 7337c-4-11 1-23 11-27 10-3 18-21 18-39s6-33 14-33c12 0 44-61 41-79-1-4 6-7 15-7 21 0 12 61-12 81-10 7-32 38-49 68-21 38-33 49-38 36zM15880 7346c-5-5-9-18-9-29 0-14 3-16 14-5 8 8 12 21 9 29-2 8-9 11-14 5zM17577 7335c0-10 5-20 11-20 7 0 15 9 19 20 5 12 0 19-11 19s-19-8-19-19zM2548 7248c-1-60 3-101 11-101 15 0 15 44 0 136-9 63-10 62-11-35zM17778 7311c11-5 16-3 12 5-8 12-32 18-32 7 0-3 9-8 20-12zM15031 7309c0-7 5-21 12-32 7-10 13-14 13-7s-6 23-13 33c-7 11-12 13-12 6zM17818 7282c4-10 15-18 25-18 27 0 22 22-7 29-17 5-23 1-18-11zM6950 7230c13 4 25 20 26 34 2 34-16 33-41-3-23-33-19-41 15-31zM7020 7264c0-18 2-24 6-16 3 9 3 23 0 32-4 9-6 2-6-16zM17678 7281c9-4 20-4 24 1 5 4-3 7-17 7-15-1-18-4-7-8zM3244 7265c0-7 6-16 13-21 7-4 13-2 13 5s-6 17-13 21c-7 5-13 2-13-5zM15845 7186c7 0 13 18 13 39 0 44-20 52-33 13-8-28 1-52 20-52zM18217 7095c-7 0-3-6 10-14 25-14 60 5 60 33 0 8 18 25 40 38s37 31 34 39c-3 9 0 24 6 36 6 13 6 25 0 29-7 4-20-11-29-34-18-42-97-126-121-127zM2623 7198c0-23 6-36 13-31 7 4 13 22 13 39 0 18-6 32-13 32s-13-18-13-40zM13622 7226c0-7 5-16 12-20 8-5 10 0 5 12-8 22-17 26-17 8zM15082 7212c8-14 15-26 17-26s3 12 3 26-7 26-17 26c-13 0-13-6-3-26zM15380 7147c17 0 16 10-10 53-20 34-42 50-42 31 0-18 40-84 52-84zM15462 7171c5 8 1 26-8 41-16 26-36 35-35 16 1-25 35-70 43-57zM6822 7203c9-4 20-3 24 1 5 5-3 8-17 7-15-1-18-4-7-8zM6889 7199c-17-11-16-12 3-13 12 0 23 6 23 13 0 16-2 16-26 0zM6959 7195c-8-8-13-40-13-70 1-41 7-57 24-63 12-4 19-13 14-21s-3-10 7-4c11 7 11 14 1 27-11 13-8 15 15 10 29-6 29-5-5 24-38 33-48 75-17 75 10 0 20-7 24-16 3-9 10-11 17-5 7 7 5 14-5 18-9 3-16 14-16 24 0 22-27 23-46 1zM6734 7186c32-6 75-11 97-10 28 0 23 3-20 11-32 6-75 10-97 10-28-1-23-4 20-11zM13647 7161c0-15 6-27 13-27s13 9 13 19-6 23-13 27c-7 5-13-4-13-19zM6718 7164c10-3 21-3 25 1 4 5-3 8-17 7-15 0-18-3-8-8zM1460 7095c0-40 5-62 13-57 7 4 13 33 13 65s-6 57-13 57-13-29-13-65zM15136 7121c8-22 16-37 19-34 6 6-18 73-27 73-3 0 0-17 8-39zM18029 7147c0-7 9-13 19-13 11 0 20 3 20 6 0 2-9 8-20 12-10 4-19 2-19-5zM15776 7139c-5-5-9-20-9-34 0-33 31-21 37 14 4 28-11 37-28 20zM15303 7082l1-57 14 42c10 31 10 47-1 58-12 11-15 1-14-43zM15392 7114c0-11 7-18 16-15 24 8 28 35 5 35-11 0-21-9-21-20zM18393 7109c0-17 3-25 6-17 4 9 4 24 0 33-3 9-6 2-6-16zM6923 7102c-13-33-9-41 6-15 8 13 11 27 8 30-4 4-10-4-14-15zM2580 7072c-6-16-7-33-3-38 13-13 23 7 18 38l-5 30zM18171 7076c-13-16-12-19 5-19 12 0 21 9 21 19 0 11-2 20-5 20s-12-9-21-20zM11226 7062c-16-17-8-31 18-31 16 0 25 7 22 15-6 19-28 27-40 16zM11411 7050c0-10 10-19 20-19 11 0 19 5 19 12 0 6-9 15-19 19-12 4-20 0-20-12zM13716 7050c0-10 5-19 11-19s11 6 11 12c0 7-5 15-11 19s-11-2-11-12zM15710 7037c-5-19-6-38-2-42s7 2 7 13c0 12 8 24 17 27 12 4 12 10 1 21-11 12-16 7-23-19zM15910 7049c1-15 4-18 8-7 4 9 3 20-1 24-4 5-7-3-7-17zM18081 7041c0-5 15-10 33-10s29 6 25 12c-9 15-58 13-58-2zM18287 7044c-14-9-8-13 24-13 25 0 39 5 35 13-10 16-33 16-59 0zM6713 7025c-4-10-5-26-1-35 4-10 7-4 8 11 0 24 10 29 56 34l55 4-56 3c-38 1-57-4-62-17zM2520 7012c0-10 6-20 13-20s13 10 13 20c0 11-6 19-13 19s-13-8-13-19zM3322 7002c1-16 6-41 12-55 9-20 12-13 12 29 1 30-5 55-12 55s-12-13-12-29zM2527 6891c8-19 10-19 19 5 5 14 19 34 31 43 25 21 27 36 4 36-9 0-27-14-40-31-14-18-20-39-14-53zM6718 6932c6-27 9-30 13-13 3 14-1 30-8 37-8 8-9-1-5-24zM15659 6930c-12-24-21-49-18-57 7-21 51 53 45 78-3 16-10 11-27-21zM6653 6823c-7-154-5-167 33-166 28 1 28 1-1 13-42 16-36 19 29 14 37-3 58 1 58 10 0 8-20 14-45 14-42 0-45 3-47 42-1 23-1 69 1 103 2 33-2 70-9 82-9 15-14-18-19-112zM11483 6942c-10-17 5-50 26-58 11-4 19 1 19 12s-9 23-20 27c-10 4-16 13-12 19s4 12 1 12c-4 0-10-6-14-12zM2669 6911c-5-13-6-27-2-31 13-13 24 5 18 31-6 22-6 22-16 0zM6634 6870c0-36 2-49 5-29 3 19 3 48 0 64s-5 0-5-35zM1468 6827c22 23 28 65 10 71-9 3-17-14-20-41-4-37-2-43 10-30zM3347 6864c0-22 6-40 13-40s13 14 13 32c0 17-6 35-13 39-7 5-13-8-13-31zM6736 6857c0-22 3-28 7-16 3 13 3 30-1 38-3 9-6-1-6-22zM13801 6824c10 0 31 53 23 61-2 1-10-9-19-22-18-30-19-39-4-39zM11373 6851c0-15 6-27 13-27 8 0 12 9 12 19s-5 22-12 27c-8 4-13-4-13-19zM11579 6840c0-14 15-31 33-39 43-20 43 8-1 40-31 23-32 22-32-1zM2554 6830c-11-29-10-77 2-65 5 5 10 15 11 22 1 6 2 17 3 24s10 13 21 13 20 6 20 13c0 21-49 15-57-7zM15599 6812c0-15 6-26 13-26s13 8 13 18-6 22-13 27c-7 4-13-4-13-19zM2652 6725c-2-59-9-107-16-110-9-3-8-27 3-75l17-71 4 94c2 52 1 133-1 181l-5 87zM6824 6811c0-7 6-13 13-13s13 6 13 13-6 13-13 13-13-6-13-13zM6938 6815c9-3 20-3 25 1 4 5-4 8-17 7-15 0-18-3-8-8zM6708 6798c0-7 6-12 13-12s13 5 13 12c0 8-6 13-13 13s-13-5-13-13zM13854 6799c0-6 6-16 13-20s9 1 5 12c-9 23-18 27-18 8zM1469 6790c-16-16-9-43 11-43 21 0 24 11 8 35-6 9-14 13-19 8zM1525 6758c0-6 5-11 12-11s15 5 19 11c3 5-2 10-12 10-11 0-19-5-19-10zM6806 6762c-15-25 15-76 50-85 28-7 51-50 35-65-4-4-20 5-37 21-16 15-30 22-29 16 0-7 19-27 41-44 23-18 37-25 31-17-5 9-4 17 4 17 21 0 16 60-7 83-11 11-31 20-44 20-17 0-26 11-28 36-3 25-8 30-16 18zM11703 6708c10 0 19 8 19 19 0 21-44 49-56 37-13-12 16-56 37-56zM7019 6739c1-15 4-18 8-8 3 10 3 21-1 25-5 4-8-3-7-17zM13893 6721c0-7 6-13 14-13 7 0 10 6 5 13-4 7-10 13-13 13s-6-6-6-13zM1475 6649c24 31 30 33 39 15 15-26 37-27 37-1 0 10-9 19-19 19s-20 9-22 19c-3 13-14 6-34-23-37-54-38-75-1-29zM11579 6696c0-15 6-27 13-27s13 9 13 19-6 22-13 26c-7 5-13-4-13-18zM2546 6646c0-43 5-66 13-61 16 10 16 85 0 110-9 14-13 0-13-49zM13919 6683c0-7 6-16 13-20 7-5 9 0 5 12-9 22-18 26-18 8zM3382 6661c-14-14-10-293 4-315 8-13 13 37 13 152 0 94-2 171-4 171-3 0-9-4-13-8zM6772 6654c21-3 35-1 31 5-6 10-69 15-69 5 0-3 17-7 38-10zM11776 6643c9-14 21-26 26-26 6 0 3 12-6 26-9 15-20 26-26 26-5 0-3-11 6-26zM2523 6624c0-21 3-29 6-16s3 30 0 39c-4 9-7-2-6-23zM11639 6647c-16-16-7-30 18-30 14 0 26 6 26 12 0 15-34 28-44 18zM1596 6630c-5-7 1-13 13-13 11 0 17 6 13 13-5 8-10 13-13 13s-9-5-13-13zM7005 6630c0-7 6-13 13-13s13 6 13 13c0 8-6 13-13 13s-13-5-13-13zM13951 6624c5-14 12-36 16-49 4-12 12-22 18-22 18 0 13 16-16 58-15 22-23 27-18 13zM3313 6514c0-60 2-85 5-55s3 80 0 110-5 6-5-55zM11825 6605c0-7 6-13 13-13s13 6 13 13c0 8-6 12-13 12s-13-4-13-12zM13889 6563c10-98 17-119 33-103 10 11 10 33-3 86-20 85-39 95-30 17zM1726 6587c11-5 17-3 12 5-8 12-32 18-32 7 0-2 9-8 20-12zM1689 6561c-5-13 0-16 18-12 13 4 21 12 17 18-10 17-27 14-35-6zM6915 6559c-8 5-10-1-5-13 8-20 9-20 21 0 6 12 8 25 4 29-4 5-8 1-8-8s-5-12-12-8zM7019 6558c1-15 4-18 8-8 3 10 3 21-1 25-5 5-8-3-7-17zM15497 6558c0-15 3-18 8-8 3 10 3 21-1 25-5 5-8-3-7-17zM2530 6549c-16-38-13-94 4-78 8 8 12 34 10 58-4 33-7 38-14 20zM11786 6540c0-14 6-26 12-26s9 12 5 26-9 26-12 26-5-12-5-26zM6928 6473c1-26 4-24 20 13 22 50 17 88-5 45-9-15-15-42-15-58zM1708 6479c-9-9-25-17-35-17-11 0-19-5-19-13 0-18 13-14 58 14 22 14 50 30 64 36 13 6 19 14 12 18-6 4-23 1-37-6-14-8-34-22-43-32zM1842 6501c-11 0-20-5-20-12 0-19 28-32 37-17 5 6 19 18 33 25 22 12 21 14-10 20-18 3-30 1-26-5 3-6-3-11-14-11zM2618 6414c5 5 3 16-5 25-7 10-16 34-19 56-5 37-6 37-7-7-2-47 16-89 31-74zM6974 6437c-23 0-34-30-32-89 2-47 2-47 12 11 6 36 8 9 3-69-4-86-2-125 7-120 7 5 16-2 20-14 4-13 5 39 3 115-2 77 1 141 8 143 17 6 29 100 12 100-8 0-15-17-15-39 0-24-7-38-18-38zM11839 6462c6 0 12 9 12 20 0 20-15 25-30 11-10-10 1-31 18-31zM1984 6449c12-13 44-27 72-32 31-5 50-16 50-27 0-27 35-22 43 7 4 17 1 23-12 18-10-4-18 0-18 8s-7 14-16 13c-34-5-60 1-76 17-10 9-28 17-41 18-22 2-22 0-2-22zM2114 6457c11-4 16-2 12 6-8 12-32 18-32 7 0-3 9-8 20-13zM1861 6437c0-7 6-13 13-13s13 6 13 13c0 8-6 12-13 12s-13-4-13-12zM14052 6387l-2-60 11 51c6 29 7 56 2 61s-9-18-11-52zM2469 6407c-17-27-16-28 7-10 14 11 26 20 29 22 2 1-1 5-7 9-7 4-19-6-29-21zM11976 6427c-3-5 2-17 12-27 15-13 18-12 18 10 0 26-19 36-30 17zM15541 6398c-4-7-2-13 6-13 7 0 13 6 13 13s-2 13-5 13c-4 0-10-6-14-13zM14151 6266c1 18-48 119-58 119-3 0-2-10 3-22 20-51 55-113 55-97zM2068 6345c0-14 5-23 13-18 7 4 13 16 13 26 0 11-6 19-13 19-8 0-13-12-13-27zM2468 6340c7-5 13 1 13 12 0 22-8 26-19 8-4-7-1-16 6-20zM2158 6348c0-15 25-33 34-24 3 3-3 13-14 22-12 10-20 11-20 2zM2371 6300l-51-17 46-1c25 0 57 8 71 18 31 24 7 24-66 0zM2197 6275c-17-18-27-35-23-39 8-9 99 48 100 62 1 22-49 7-77-23zM15586 6297c0-7 10-19 20-28 11-8 19-13 19-8s-8 19-19 29c-10 11-20 14-20 7zM11993 6269c0-24 4-28 16-16 13 12 12 19 0 31-13 12-16 10-16-15zM2068 6249c0-11 5-19 13-19 7 0 13 8 13 19s-6 20-13 20c-8 0-13-9-13-20zM2458 6225c10 6 7 14-10 26-28 21-40 22-50 5-10-16 41-43 60-31zM2274 6245c0-16 64-47 75-36 5 6-2 18-16 28-27 21-59 25-59 8zM14074 6217c0-7 6-13 13-13s13 6 13 13-6 13-13 13-13-6-13-13zM3334 6178c0-14 6-26 13-26s13 12 13 26-6 26-13 26-13-12-13-26zM12096 6187c0-9 9-28 21-42 19-25 19-25 8 1-7 14-10 33-6 42 3 9-1 16-9 16-7 0-14-8-14-17zM13932 6188c-1-9-4-30-8-46-6-22-3-28 16-28 13 1 17 4 9 8-11 4-12 15-4 37 7 19 7 34-1 39-7 4-12 0-12-10zM14049 6183c1-15 4-18 8-7 4 9 3 20-1 24-4 5-7-3-7-17zM15657 6165c11-21 23-39 27-39s2 11-5 23c-6 12-9 30-6 39s-4 16-15 16c-19 0-19-4-1-39zM11995 6126c0-17 4-25 7-16 4 9 4 24 0 32-3 9-7 2-7-16zM14217 6145c2-28 21-61 28-50 4 7-1 23-11 37s-17 20-17 13zM15703 6087c9-15 12-12 12 10 0 30-6 37-17 19-4-6-1-19 5-29zM6969 6075c0-25 3-35 6-23s3 33 0 45c-3 13-6 3-6-22zM12168 6075c5-7 13-13 20-13 6 0 12 6 12 13s-9 13-20 13-16-6-12-13zM6985 5965c-3-43-2-70 2-62 4 9 13 13 19 9 7-4 12 30 12 78s-6 85-13 85-13-8-14-17c0-8-3-51-6-93zM12200 6026c0-16 6-29 13-29 16 0 16 14 0 39-10 16-13 14-13-10zM3322 5977c1-15 4-19 8-8 4 9 3 20-1 25-4 4-7-4-7-17zM12239 5958c9-14 11-12 9 10-2 32-4 35-14 19-4-6-1-19 5-29zM13829 5987c0-5 5-18 12-29 10-15 13-14 13 10 0 16-6 29-13 29s-13-4-12-10zM14310 5953c8-15 14-30 13-35-1-4 6-7 16-7 15 0 14 7-3 40-25 49-23 48-33 38-5-5-2-21 7-36zM13798 5911c-4-5-8-23-8-40 0-36 29-34 36 3 5 25-14 51-28 37zM15854 5896c-3-15 1-24 12-24 19 0 24 29 6 40-6 4-14-3-18-16zM12295 5851c12-5 15 2 11 24-7 37-29 42-29 7 0-13 8-27 18-31zM14358 5871c0-14 9-30 20-34 17-6 17-3 5 21-22 42-25 43-25 13zM6996 5810c0-36 2-49 5-29 3 19 3 48 0 64s-5 0-5-35zM7013 5734c-6-62-7-117-4-120 13-13 24 77 19 157-4 77-4 77-15-37zM12348 5790c31 0 35 24 7 39-22 12-26 10-26-12 0-15 8-27 19-27zM12425 5806c0-15 11-23 36-24s36 5 36 20c0 18-2 18-12 2-11-17-14-16-21 3-11 29-39 29-39-1zM12232 5803c-4-7-2-13 6-13 7 0 14 6 14 13s-3 13-6 13-9-6-14-13zM13843 5777c0-17 4-25 7-16 4 9 4 25 0 33-3 9-7 1-7-17zM3105 5752c0-24 2-36 6-23 3 12 3 33 0 45-4 13-6 3-6-22zM3179 5762c0-48-30-179-41-179-14 0-13-100 1-108 10-7 27 67 46 205 4 29 11 65 15 81 5 18 2 29-6 29s-15-12-15-28zM3257 5765c0-31 7-34 17-7 4 10 2 22-5 26s-12-4-12-19zM11903 5777c0-16 13-16 38 0 16 10 14 13-9 13-16 0-29-6-29-13zM12016 5781c16-3 39-3 52 0 12 4-1 6-30 6-28 0-38-3-22-6zM11828 5755c-25-3-42-12-42-24 0-26 31-23 67 7 16 14 27 25 24 24-4-1-26-4-49-7zM12161 5752c-16-11-14-13 10-13 16 0 29 5 29 13 0 16-14 16-39 0zM12389 5747l-79 2 88-13c88-14 106-11 97 16-3 8-10 9-15 4-6-6-47-10-91-9zM11967 5739c0-7 6-13 13-13s13 6 13 13c0 8-6 13-13 13s-13-5-13-13zM13730 5706c-1-17 3-32 9-32 20 0 24 22 8 43-14 20-16 18-17-11zM3232 5612c-10-51-15-96-11-100 12-12 38 104 34 150-4 36-8 27-23-50zM11851 5687c0-7 8-13 18-13 11 0 23 6 27 13s-4 13-19 13c-14 0-26-6-26-13zM11980 5666c18 4 136 8 262 8s229 5 229 11-106 12-236 14c-200 2-239-1-261-19-26-20-26-21 6-14zM14475 5675c0-7 5-16 12-20 8-5 10 0 5 12-8 22-17 26-17 8zM12516 5661c-4-7-1-13 6-13 8 0 14 6 14 13s-3 13-6 13-9-6-14-13zM15943 5663c-4-6 2-22 13-36 19-23 19-23 6 3-7 15-9 31-5 36 5 4 5 8 0 8-4 0-10-5-14-11zM11786 5641c0-12 7-19 16-16 24 8 28 36 5 36-12 0-21-9-21-20zM11849 5576c16 0 22 7 18 19-6 14 0 17 20 11 16-4 25-2 21 5-6 10 12 17 38 12 5-1 6 5 2 12-13 21-49 14-87-17-42-34-44-42-12-42zM13637 5600c-12-21-12-30-1-37 9-6 12-4 7 4s-2 17 6 19c9 3 12 14 9 24-5 14-10 12-21-10zM7021 5538c0-28 3-38 6-22s3 39 0 51c-3 13-6 0-6-29zM11617 5499c2-43 21-81 35-67 5 5 1 34-9 64s-16 62-14 71-2 16-9 16-10-10-8-22c2-13 5-40 5-62zM11719 5561c3 14-3 22-17 22-12 0-19-8-17-20 6-28 29-29 34-2zM11775 5549c-1-8-5-24-9-34-9-22 28-40 41-19 5 8 3 10-5 5s-16 6-19 27c-3 20-7 29-8 21zM16108 5513c-4-10-1-29 7-42 11-20 13-17 14 19 0 44-9 54-21 23zM11723 5460c-8-18-14-54-13-81l1-48 16 60c10 33 21 66 25 74 5 7 4 16-2 20-7 4-18-7-27-25zM14522 5484c-5-4-8-17-8-29 0-16 3-16 14 3 14 24 10 42-6 26zM7007 5449c8 5 12 2 9-7-3-8-11-16-18-16-20 1-58-39-50-51 4-6 17-11 29-11 18 0 19 2 2 12-15 10-17 17-3 29 12 13 16 12 16-3 1-28 39 26 39 55 0 28-20 31-31 3-5-13-2-17 7-11zM13557 5466c0-7 6-10 13-5 7 4 13 10 13 13 0 4-6 6-13 6s-13-6-13-14zM13390 5415c7 0 12-8 12-19s6-19 13-19c14 0 11 36-5 61-14 23-48 21-39-3 4-11 13-20 19-20zM16072 5412c5-13 12-20 16-16s0 14-9 23c-13 13-14 11-7-7zM11580 5395c1-15 4-18 8-8s4 21-1 25c-4 4-7-3-7-17zM13482 5394c-14-14-11-17 16-17 19 0 33 7 33 17 0 9-7 17-17 17-9 0-24-8-32-17zM13628 5390c-4-7-2-13 6-13 7 0 13 6 13 13 0 8-2 13-5 13s-10-5-14-13zM13350 5364c0-14 6-26 13-26s13-10 13-23c0-12 5-29 12-36 6-7 14-30 17-51l6-39 2 42c1 22 8 44 15 49 7 4 12 23 12 43l-1 34-13-32-13-32-25 48c-29 55-38 60-38 23zM3106 5312c0-39 2-55 5-35 3 19 3 51 0 71-3 19-5 3-5-36zM11605 5344c0-19 6-30 13-25 7 4 13 19 13 33 0 13-6 25-13 25s-13-15-13-33zM6824 5339l-45-8 64-10c38-5 69-4 77 4 8 9 8 13-2 13-8 0-22 2-32 5-9 2-37 1-62-4zM7011 5338c4-7 11-13 14-13s6 6 6 13-7 13-14 13c-8 0-11-6-6-13zM6669 5312c22-7-1-10-71-6l-104 5 108-14c89-11 236-6 220 8-2 2-45 7-95 11-60 5-79 4-58-4zM13312 5272c14-23 28-8 23 25-3 20-7 22-19 9-9-9-11-23-4-34zM14676 5308c5-12 12-20 16-16s0 15-9 24c-13 12-14 11-7-8zM6930 5286c-16-17-41-27-69-26-24 0-71 0-104 1-33 0-64-6-68-13-6-9 31-13 108-12 65 1 118 7 118 13 0 7 14 18 32 24 18 7 32 19 32 26 0 21-23 15-49-13zM11685 5286c0-18 3-25 6-16 4 9 4 23 0 32-3 9-6 2-6-16zM6314 5286c-44-8-40-9 21-5 47 3 75-1 78-10 4-10 25-11 69-4l64 11-52 10c-60 11-109 11-180-2zM11582 5260c0-25 3-35 6-22 4 12 4 33 0 45-3 12-6 2-6-23zM3166 5222c0-28 6-52 13-52s13 24 13 52c0 29-6 51-13 51s-13-22-13-51zM6123 5243c-9-4 32-7 90-7 63-1 107 4 107 11 0 8-13 13-29 13-16 1-61 4-99 9-48 6-67 4-61-6 4-7 1-16-8-20zM16156 5264c-2-22 21-33 32-15 6 9 4 12-4 7s-17-1-21 8c-4 11-6 11-7 0zM6007 5251c16-3 42-3 58 0s3 6-29 6-45-3-29-6zM5853 5218c-10-4 27-8 82-8 54-1 103 4 107 12 5 7-10 13-36 13-24 0-73 3-108 7-42 5-57 3-45-5 15-10 15-13 0-19zM13340 5084c10-6 11 2 5 22-5 18-12 43-14 57-2 15-11 41-19 59-13 30-13 30-7-10 14-91 22-120 35-128zM5735 5225c16-3 42-3 58 0s3 6-29 6-45-3-29-6zM6410 5222c0-7 18-9 42-5 59 12 61 18 6 18-26 0-48-6-48-13zM16193 5202c8-4 14 1 14 12 0 23-8 26-19 8-4-6-2-15 5-20zM5567 5191c-26-10 148-6 191 5 37 9 37 10 5 11-19 1-70 5-115 10-57 6-79 4-73-5 5-8 1-17-8-21zM5493 5196c0-7 8-9 19-5s20 10 20 13c0 2-9 5-20 5s-19-6-19-13zM6171 5196c-34-9-32-10 23-12 34-1 61 5 61 12 0 14-26 14-84 0zM14726 5194c-6-9-4-12 4-7s17 2 20-7c5-12 7-12 8-1 1 22-21 33-32 15zM5829 5170c-24-15 50-15 110 0 33 8 30 10-26 11-36 1-74-4-84-11zM6388 5174c20-3 49-3 65 0s-1 5-36 5c-36 0-49-2-29-5zM6801 5174c20-3 52-3 72 0 19 3 3 5-36 5s-55-2-36-5zM16207 5171c0-7 5-16 12-20 8-5 10 0 5 12-8 22-17 26-17 8zM5742 5161c12-3 30-3 39 0 8 4-2 7-23 6-22 0-29-3-16-6zM11607 5144c0-18 4-25 7-16 4 9 4 23 0 32-3 9-7 2-7-16zM11644 5041c0-71 6-132 13-136 8-5 13 41 13 128 0 83-5 137-13 137s-13-52-13-129zM13854 5157c0-7 6-13 12-13 7 0 17 6 21 13 5 7-2 13-13 13s-20-6-20-13zM13968 5161c9-4 21-3 25 1s-3 7-17 7c-15-1-18-4-8-8zM13376 5138c0-11 6-20 13-20s13 6 13 12c0 7-6 16-13 20-7 5-13-1-13-12zM14759 5144c0-7 6-13 14-13 7 0 10 6 5 13-4 7-10 13-13 13s-6-6-6-13zM5557 5125c0-11 4-20 8-20s16 9 27 20c17 17 16 19-8 19-15 0-27-8-27-19zM13538 5118c64 0 109-5 109-13 0-15 90-17 115-1 11 7-7 14-52 20-97 13-282 15-282 4 0-5 49-10 110-10zM5822 5079c41 0 53 21 16 31-42 11-48 10-48-11 0-12 12-20 32-20zM14049 5085c1-15 4-18 8-8 4 9 3 20-1 25-4 4-7-4-7-17zM16252 5092c5-7 10-13 13-13 4 0 6 6 6 13s-6 13-13 13c-8 0-10-6-6-13zM13421 5079c-4-7-2-13 6-13 7 0 14 6 14 13 0 8-3 13-6 13s-9-5-14-13zM14799 5072c0-15 3-18 8-8 3 9 3 21-1 25-5 4-8-4-7-17zM5519 5066c0-7 15-12 33-12s29 5 25 12c-5 8-19 13-33 13s-25-5-25-13zM11600 5039c-12-63-9-192 5-192 8 0 13 47 13 116 0 64-2 116-5 116-2 0-8-18-13-40zM5680 5054c-5-8 15-13 51-13 33 0 59 6 59 13 0 8-23 12-51 12s-54-5-59-12zM5971 5054c0-7 6-13 13-13s13 6 13 13c0 8-6 12-13 12s-13-4-13-12zM13334 5058c9-4 23-4 32 0s2 6-16 6-25-2-16-6zM13547 5057c20-3 52-3 71 0 20 3 4 6-35 6s-55-3-36-6zM13950 4976c14 0 8 59-8 75-17 17-75 21-75 6 0-11 72-81 83-81zM13790 5041c46-15 64-15 64 0 0 7-22 12-48 11-43-1-45-2-16-11zM5535 5032c13-4 30-3 39 0 9 4-2 6-23 6s-29-3-16-6zM16284 5028c0-6 6-15 13-20 7-4 9 1 5 13-9 22-18 26-18 7zM5790 5015c0-7 32-13 71-13s71 6 71 13-32 13-71 13-71-6-71-13zM5671 5006c10-4 21-3 25 1s-3 7-17 7c-15-1-18-4-8-8zM14042 4985c-14-33 10-54 40-37 21 13 22 14 3 15-12 0-25 10-27 23-6 21-7 21-16-1zM14837 4982c0-10 4-19 10-19s11 9 11 19c0 11-5 20-11 20s-10-9-10-20zM5813 4980c9-3 23-3 32 0 9 4 2 7-16 7s-25-3-16-7zM5952 4963c-23-10-22-11 9-12 20 0 36 5 36 12 0 15-10 15-45 0zM3107 4795c0-96 1-135 4-87 2 48 2 126 0 174-3 48-4 9-4-87zM3158 4879c0-50 2-68 5-42 3 27 3 68 0 91s-5 1-5-49zM6236 4950c4-7 13-13 20-13s12 6 12 13-9 13-20 13-16-6-12-13zM14162 4948c12-12 19-12 31 0s8 15-16 15-27-3-15-15zM13986 4916c2-13 15-26 28-28 17-4 22 2 19 19-3 13-15 26-28 28-17 3-23-2-19-19zM14888 4907c0-22 7-34 20-34 17 0 17 5 5 29-22 42-25 43-25 5zM6193 4916c-13-6-13-11 0-28 15-17 14-19-9-11-18 7-22 6-12-4 20-20 57-2 57 27 0 25-6 27-36 16zM6267 4857c-18-34-14-44 6-17 9 13 24 19 32 14 18-11 20 30 3 57-11 16-14 15-21-6-4-14-13-36-20-48zM16373 4905c-8-13 8-71 19-71 3 0 8 11 12 26 4 14 2 23-4 19s-13 4-15 16c-3 13-8 17-12 10zM14248 4884c-5-7-2-20 5-28 11-11 15-7 15 14 0 31-7 36-20 14zM6392 4838c-5-12-2-27 5-35 9-9 13-2 13 22 0 40-6 44-18 13zM14087 4849c0-17 63-72 72-63 5 4 5 23 0 41-6 24-16 33-40 33-18 0-32-5-32-11zM13686 4842c0-3 10-13 23-23 20-16 21-15 5 5-17 22-28 29-28 18zM6244 4799c9-16 20-25 23-22 3 4-4 16-17 28-22 21-23 21-6-6zM6303 4787c-5-5-9-20-9-34 0-23 2-23 21-3 14 13 17 25 9 33-7 7-16 9-21 4zM11639 4775c-26-26-27-25 12-25 22 0 32 7 32 22 0 29-18 29-44 3zM14253 4755c10 6 16 16 13 23-2 6-15 1-27-11-24-25-16-31 14-12zM16439 4756c14 0 26 6 26 12 0 22-19 25-36 6-14-15-12-18 10-18zM6346 4737c0-11 2-19 5-19s8 8 12 19c5 11 2 19-5 19s-12-8-12-19zM6399 4736c0-15 3-18 7-8 4 9 4 20-1 25-4 4-7-4-6-17zM14242 4641c0 19-76 115-91 115-6 0 6-26 27-58 43-62 64-81 64-57zM16365 4717c-5-22-10-23-26-9-18 14-18 12-5-13 9-16 22-29 29-29s10 6 5 13c-4 7-3 13 3 13s11 11 11 26c0 33-8 33-17-1zM11631 4705c0-13 6-28 13-33 7-4 13 7 13 25 0 19-6 33-13 33s-13-11-13-25zM6322 4659c1-21 4-28 7-16 3 13 3 30-1 39-3 9-6-1-6-23zM11682 4588c10 0 40 68 40 93 0 23-20 9-36-24-19-41-21-69-4-69zM6297 4646c0-21 3-27 6-15 3 13 3 30 0 38-4 9-7-1-6-23zM16229 4658c-19-10-35-21-35-23 0-10 65 9 72 20 13 21 0 22-37 3zM14940 4646c0-11 6-17 13-13 7 5 13 15 13 21 0 7-6 12-13 12s-13-9-13-20zM11616 4583c6-3 8 11 5 32-7 46-16 50-16 6 0-17 5-34 11-38zM16148 4608c-25-19-25-19 1-19 16-1 27 7 27 19 0 23 2 23-28 0zM16324 4588c6 0 12 9 12 20 0 20-15 25-30 11-10-11 1-31 18-31zM6400 4582c0-22 2-28 6-16 3 13 4 30 0 39-4 8-6-2-6-23zM6347 4546c0-35 2-38 12-16 15 36 15 58 0 58-7 0-13-19-12-42zM11673 4553c-20 3-50 1-68-4-21-7 1-10 68-11 88-1 100 1 99 21 0 14-3 16-7 7-10-24-28-20-33 6-4 21-5 21-14-1-7-18-19-23-45-18zM15012 4560c4-6 13-8 19-4 17 11 15 15-6 15-11 0-16-5-13-11zM3158 4446c0-60 2-85 5-55s3 80 0 110-5 6-5-55zM6295 4529c1-15 4-18 8-8s3 21-1 25-7-3-7-17zM11479 4541c13-4 33-4 46 0 12 3 2 5-23 5s-35-2-23-5zM14338 4535c-5-7-3-19 4-26 8-9 15-4 20 14 7 28-9 36-24 12zM6263 4517c-12-33-8-41 7-15 7 13 11 27 8 30-4 4-10-4-15-15zM11398 4527c-1-5-4-28-7-51s1-45 8-49c7-5 12 5 13 22 0 16 3 42 8 58 4 18 2 30-7 30-8 0-15-5-15-10zM15998 4518c-10 6-12 4-5-6 7-12 14-12 24-3 7 8 9 18 5 23-5 5-9 2-9-7s-7-12-15-7zM6394 4503c-5-5-9-24-9-42 0-24 4-29 14-19 7 8 12 27 9 43-2 15-8 24-14 18zM15099 4476c10-9 35 7 35 23s-23 15-33-2c-5-8-5-17-2-21zM11452 4472c0-18 4-25 7-16 4 10 4 23 0 32-3 10-7 2-7-16zM6320 4459c0-14 2-26 5-26s8 12 12 26c3 15 1 26-5 26-7 0-12-12-12-26zM15898 4468c-11-13-9-18 5-18 11 0 19 8 19 18 0 9-2 17-5 17-2 0-11-8-19-17zM6271 4440c0-22 2-28 6-16 3 13 3 30 0 38-4 9-6-1-6-22zM14371 4441c0-10 9-25 20-34 16-13 19-11 19 10 0 15-9 30-19 34-12 4-20 0-20-10zM15198 4454c0-3 11-13 23-22 21-17 21-16 5 4-17 22-28 29-28 18zM5186 4438c-32-13-15-28 39-35 147-21 233-25 224-12-4 8-1 17 8 21 9 3-14 3-50-1-86-9-229 8-192 23 16 6 18 10 6 10-10 0-26-3-35-6zM14463 4426c0-15 3-19 8-8 3 9 3 20-1 25-5 4-8-4-7-17zM5302 4424c13-3 30-3 39 1 9 3-1 6-23 6-21-1-28-4-16-7zM11434 4414c-24-17-31-71-10-71 7 0 13 8 13 18 0 11 9 24 19 30 10 5 15 17 10 25-7 11-15 11-32-2zM15748 4382l46 2c34 1 46 7 47 25 2 29-5 29-54-2zM15296 4384c4 5-6 15-22 24-29 15-29 14-8-8 12-13 26-20 30-16zM5516 4398c16-3 39-3 51 0 13 4-1 6-29 6s-39-3-22-6zM5587 4356c41 0 74 6 74 13 0 8 5 12 12 12s14-27 17-60l5-61 2 68c2 46-2 66-14 64-8-1-45-4-80-7-94-7-106-29-16-29zM6354 4386c-15-16-8-43 11-43 11 0 20 11 20 26 0 25-14 33-31 17zM5092 4371c0-6 8-11 19-11 10 0 20 5 20 11s-10 10-20 10c-11 0-19-4-19-10zM6242 4362c0-11 3-19 5-19 3 0 9 8 13 19s2 19-5 19-13-8-13-19zM11505 4328c3 13-2 29-12 38-14 14-17 10-17-23 0-41 19-52 29-15zM14384 4358c8-16 19-25 26-21 6 4 15 1 19-6 16-25 35-13 26 15-13 41-19 45-34 18-13-22-14-22-32 0s-18 22-5-6zM15101 4356c-4-7-1-13 6-13 8 0 14 6 14 13 0 8-3 13-6 13s-9-5-14-13zM15347 4356c4-8 27-13 49-12 40 1 40 2 9 12-46 14-67 14-58 0zM15890 4356c-4-7 1-13 12-13s20 6 20 13c0 8-5 13-12 13s-16-5-20-13zM5212 4347c12-4 30-3 39 0 8 4-2 6-23 6-22 0-29-3-16-6zM15648 4347c9-4 23-4 32 0s2 7-16 7c-17 0-24-2-16-7zM5150 4331c5-7 11-13 14-13s6 6 6 13-7 12-14 12c-8 0-10-5-6-12zM5586 4305c0-25 3-35 6-23 3 13 3 33 0 46-3 12-6 2-6-23zM5650 4205c1-77 4-122 8-100 5 34 7 36 18 12 9-22 10-21 5 7-4 18-7 74-7 126 0 54-6 93-13 93-8 0-12-53-11-138zM6307 4331c0-7 6-13 13-13s13 6 13 13-6 12-13 12-13-5-13-12zM14588 4328c12-12 19-12 31 0s9 15-15 15-28-3-16-15zM5020 4276c-39-30-25-60 17-37 43 22 52 79 13 79-7 0-10-4-6-8 5-5-6-20-24-34zM11441 4157c8 9-8 71-28 105-12 20-14 16-14-22 0-44 27-97 42-83zM11515 4253c0-14 6-26 13-26s13 12 13 26-6 26-13 26-13-12-13-26zM14475 4265c0-7 5-10 13-5 7 4 12 10 12 13s-4 6-12 6c-7 0-13-6-13-14zM4913 4195c-22-25-41-49-41-53 0-13 80 50 87 68 14 37-7 30-46-15zM6188 4190c6-48 3-56-13-50-15 6-18 1-13-19 7-26 8-26 24-3 10 13 18 36 18 51s6 34 15 43c7 8 11 18 6 24-6 5-15 2-20-7-9-15-12-14-18 0-3 10-3-8 1-39zM14672 4182c0-28 3-38 6-22s3 39-1 51c-3 13-5 0-5-29zM5612 4176c0-25 3-35 6-23s3 33 0 45c-3 13-6 3-6-22zM3104 4169c0-21 3-28 7-16 3 13 3 30-1 39-3 9-6-1-6-23zM3166 4172c0-19 6-35 13-35 17 0 17 26 0 52-10 15-12 11-13-17zM11567 4188c0-22 25-64 39-64 7 0 12 6 12 14 0 7-5 10-11 6-14-8-31 29-20 46 4 6 1 12-7 12-7 0-13-7-13-14zM14550 4164c-5-29-1-35 16-31 14 4 20 15 15 31-10 40-25 40-31 0zM11519 4139c17 4 17 8 2 29-17 23-19 23-27 3-10-27-1-38 25-32zM4963 4150c0-7 6-13 14-13 7 0 10 6 5 13-4 7-10 13-13 13-4 0-6-6-6-13zM14619 4108c2-16 10-29 17-29s15 13 17 29c3 20-2 29-17 29-14 0-20-9-17-29zM3175 4090c-13-14-11-80 4-89 17-10 31 52 17 77-7 12-16 17-21 12zM4943 4084c-5-8-2-20 5-28 11-11 15-7 15 14 0 31-7 36-20 14zM14561 4075c4-12 17-32 27-45 14-15 17-40 13-84-4-33-5-51-1-39 7 27 25 30 34 7 4-10 7-8 8 5 1 27-66 179-79 179-6 0-6-10-2-23zM4827 4036c8-8 45 23 45 38 0 20-35 12-44-10-4-12-5-24-1-28zM6139 4019c0-13 6-24 13-24 21 0 15 51-9 75-21 20-21 20-13-2 5-13 9-35 9-49zM6192 4052c0-15 3-18 8-8 3 9 3 20-1 25-5 4-8-4-7-17zM11660 4008c7 0 10-18 7-40-4-29-1-37 12-32 12 4 20-7 25-32 5-22 18-47 30-55 12-9 26-27 31-41 8-22 12-23 22-7 17 27 15 39-7 39-10 0-29 19-41 42-28 53-36 92-15 79 9-6 11-3 5 6-5 8-16 11-23 6-10-5-12-1-6 14 5 12 3 19-3 15-11-7-35 40-30 58 1 5-6 8-15 8-10 0-14-11-11-30 3-17 12-30 19-30zM5623 3822l2-53 12 51c6 29 10 90 8 136l-4 84-9-83c-6-45-9-106-9-135zM5664 3975c1-35 3-48 6-29 3 20 3 49 0 65s-6 0-6-36zM6108 4014c-12-33-8-41 7-15 7 13 10 26 7 30-4 3-9-4-14-15zM5587 3975c0-28 2-38 5-22s3 39 0 52c-3 12-6-1-5-30zM12891 4008c5-7 14-13 21-13s10 6 5 13c-4 7-14 13-21 13s-9-6-5-13zM6190 3937c6-4 8 5 4 19-7 30-16 34-16 7 0-10 5-22 12-26zM3231 3962c-2-7-2-17-2-22 1-6-7-10-17-10-25 0-25-26-1-59 16-22 19-23 26-4 5 12 6 41 3 65s-7 37-9 30zM6080 3921c-7-19-6-20 6-4 11 16 14 11 14-22 0-24 5-42 12-42 6 0 10 22 9 50 0 28-5 45-10 37s-11-4-14 11c-4 13-7 18-8 9-1-8-5-26-9-39zM4866 3943c-5-7 6-13 26-13 19 0 30 6 26 13-5 7-16 13-26 13s-22-6-26-13zM11579 3943c0-7 7-13 14-13 8 0 11 6 6 13-4 7-11 13-14 13s-6-6-6-13zM4695 3934c-9-3-14-11-10-17s-3-21-16-33c-23-24-34-57-17-57 5 0 20 11 33 26 13 14 18 25 12 26-7 0-4 5 6 11 11 7 20 21 22 33 3 21-2 23-30 11zM6165 3839c0-15 6-23 13-19 7 5 13 17 13 27s-6 18-13 18-13-12-13-26zM11633 3832c3-12 12-25 22-28 11-4 16 2 13 17-3 13-12 26-22 29-11 3-16-3-13-18zM4614 3814c0-7 6-13 14-13 7 0 10 6 5 13-4 7-10 13-13 13-4 0-6-6-6-13zM5651 3775c0-32 3-45 6-29s3 42 0 58-6 3-6-29zM6062 3806c1-15 4-18 8-8s4 21-1 25c-4 4-7-3-7-17zM11805 3813c-4-7-1-21 7-32 8-10 11-30 7-44-9-28 30-129 49-130 6 0 9 7 5 16-3 9-16 38-28 65-11 26-15 48-9 48 7 0 16 9 20 20s2 17-5 13c-14-9-42 37-30 50 5 4 5 8 0 8-4 0-11-6-16-14zM3270 3802c0-6 8-18 19-27s19-24 19-34 7-18 14-18c8 0 10-6 6-13-5-7-3-13 3-13 25 0 26 17 2 40-13 14-25 37-25 51s-8 26-19 26-19-5-19-12zM4730 3795c0-10 6-22 13-26 7-5 13 4 13 18 0 15-6 27-13 27s-13-9-13-19zM6031 3794c-13-33-9-41 6-15 8 13 11 26 8 30-3 3-10-4-14-15zM14645 3730c-1-65 2-85 11-69 8 13 8 47 1 90l-11 69zM5586 3756c0-22 3-29 6-16 3 12 3 30 0 38-4 9-7-1-6-22zM11670 3764c0-29 25-47 52-38 8 2-1 18-19 35l-33 31zM6126 3743c0-11 6-20 13-20s13 9 13 20c0 10-6 19-13 19s-13-9-13-19zM4646 3736c-4-7 8-13 29-13 28 1 31 3 16 13-24 16-35 16-45 0zM4534 3702c6-27 9-31 13-13 2 13-1 30-8 37-8 8-10-1-5-24zM11871 3725c-5-9-6-20-2-24 12-12 24 5 18 24-4 13-8 13-16 0zM14619 3697c0-18 3-25 6-16 4 9 4 24 0 33-3 8-6 0-6-17zM5606 3677c-15-14-12-70 3-70 7 0 13 10 14 23 1 19 2 18 12-4 8-18 11-20 12-5 1 26-30 68-41 56zM11787 3651c1-15 4-18 8-8s3 21-1 25-7-3-7-17zM11905 3631c13-36 24-45 40-29 4 4 0 17-11 27-10 10-16 23-13 29 4 5-2 9-11 9-14 0-15-8-5-36zM4504 3583c-6-31-13-39-20-27-6 10-7-8-3-40 10-83 29-95 29-18 0 36 7 71 14 79 8 8 13 28 10 45-2 16-8 24-12 17-5-7-13-32-18-56zM3382 3624c-14-13-10-56 4-56 7 0 13 15 13 32 0 34-3 38-17 24zM5994 3586c3 13 0 29-7 36-8 8-10 0-5-24 5-27 8-30 12-12zM5613 3560c3-3 9 3 13 14 9 23 2 27-11 6-5-7-6-16-2-20zM11800 3522c22-13 24-1 5 26-16 21-19 22-19 4 0-12 6-25 14-30zM14670 3548c0-15 3-18 7-8 4 9 4 20-1 25-4 4-7-4-6-17zM4537 3535c1-15 4-18 8-8 4 9 3 20-1 25-4 4-7-4-7-17zM11875 3516c7 0 15 9 19 20 8 20-6 26-22 11-12-13-10-31 3-31zM5960 3516c0-18 3-25 7-16 3 9 3 24 0 33-4 9-7 0-7-17zM3399 3503c0-26 27-65 39-57 7 4 13 22 13 39 0 23-7 31-26 31-14 0-26-6-26-13zM5396 3504c4-8 10-13 14-13 3 0 5 5 5 13 0 7-6 12-13 12-8 0-11-5-6-12zM5504 3430c8-29 10-29 34-10 14 11 19 17 10 13-10-5-16 0-16 12s-7 18-14 13c-9-5-10 3-5 24 7 28 4 33-18 31s-24-6-12-28c7-14 17-39 21-55zM14670 3496c0-15 3-18 7-8s4 21-1 25c-4 4-7-3-6-17zM4461 3471c1-21 3-28 7-16 3 13 3 30-1 39-3 9-6-1-6-23zM5948 3392c3 17-1 45-10 62-15 27-16 24-10-28 9-70 12-75 20-34zM12032 3361c12-17 25-43 30-56 5-14 13-21 17-17s-5 36-22 70c-16 34-29 69-29 77 0 9-6 12-13 8-8-5-10 0-5 13 9 23 6 27-8 13-12-12 4-70 30-108zM14644 3444c0-15 3-18 7-7 4 9 4 20-1 24-4 5-7-3-6-17zM5985 3411c-1-27-7-52-14-56-16-10-17-45-1-45 14 0 33 106 23 131-4 10-8-4-8-30zM5392 3404c-9-15-15-39-15-51 1-19 3-20 9-5 4 11 13 23 20 28 6 4 9 19 7 32-5 23-7 22-21-4zM5454 3416c0-7 9-20 19-29 11-9 20-10 20-3s-9 20-20 29c-10 9-19 10-19 3zM5907 3406c1-16 4-19 8-8 4 9 3 20-1 25-4 4-7-4-7-17zM14626 3365c22-8 21 12-3 42-19 25-20 24-16-6 2-17 11-34 19-36zM3476 3389c0-6 9-19 20-28 16-13 19-11 19 12 0 15-8 27-19 27s-20-5-20-11zM4450 3316c1-43 3-60 7-39 6 39 6 39 15 7 8-24 10-14 11 39 1 44-3 64-10 53-9-15-12-15-17 0-4 10-6-17-6-60zM4533 3252c4-79 9-145 12-148 9-10 3 187-8 238-6 32-8-2-4-90zM5428 3359c0-12 8-30 19-40 14-15 15-23 3-36-13-14-12-14 7 0 22 16 21 26-15 78-12 17-13 17-14-2zM14643 3330c0-11 6-20 13-20 8 0 13 5 13 12s-5 16-13 20c-7 4-13-1-13-12zM3515 3305c1-17 4-22 10-13 5 8 21 17 35 20 22 4 20 7-9 13-30 6-36 3-36-20zM3626 3266c11 5 17 17 13 27s-7 24-7 31c0 31-21 7-24-27-2-30 2-37 18-31zM5892 3207c-10-33-10-69-1-118l12-70 2 94c1 52 7 93 14 93s14-13 14-29c1-24 3-23 13 9 7 25 6 44-3 55-8 9-19 36-24 59l-10 42-1-44c-1-24-8-65-16-91zM14565 3288c0-37 4-44 13-30 16 25 16 61 0 71-8 5-13-12-13-41zM4767 3301c9-4 20-3 24 1 5 4-3 7-17 7-15-1-18-4-7-8zM5273 3290c0-10 8-19 18-19s25 9 34 19c13 17 11 20-18 20-22 0-34-7-34-20zM5882 3289c0-15 3-18 7-8s4 21-1 25c-4 4-7-3-6-17zM5389 3258c-7-14-21-26-30-26-27 0-60-44-59-78 0-29 1-30 11-6 14 34 57 72 86 76 13 2 24 16 25 32 2 35-14 36-33 2zM3549 3250c-12-31-9-112 5-134 9-14 13 7 13 68 0 88-4 103-18 66zM5134 3256c8-24 36-28 36-6 0 12-10 21-21 21s-18-7-15-15zM11995 3245c0-18 4-25 7-16 4 9 4 23 0 32-3 9-7 2-7-16zM4918 3245c-5-7 4-13 18-13 15 0 27 6 27 13s-9 13-19 13-22-6-26-13zM5869 3238c0-16 3-19 7-8 4 9 4 20-1 24-4 5-7-3-6-16zM12112 3242c-21-20-20-65 1-58 11 4 26 74 16 74-1 0-9-7-17-16zM4756 3227c0-16 13-21 58-21 32 0 58 6 58 13s-17 13-37 13c-21 0-47 4-59 8-13 5-20 1-20-13zM5201 3123c-6-13-1-20 12-20 14 0 21 11 21 31 0 17 3 39 7 49s-2 29-12 43c-19 24-20 22-20-28 0-30-4-63-8-75zM5043 3221c-15-9-15-12 0-17 23-9 51 2 42 16-9 15-20 15-42 1zM4461 3180c0-18 2-25 6-16 3 9 3 24 0 33-4 8-6 0-6-17zM4947 3167c29 0 56 6 60 12 10 15-17 23-57 17-58-9-60-29-3-29zM3641 3186c-14-15-11-83 3-83 8 0 14-19 14-42 1-23 7-54 13-68 9-18 10-6 5 39-16 123-25 164-35 154zM5086 3137c13-5 27-4 31 2s18 14 30 19c12 4 23 13 23 19 0 20-46 15-77-9-27-20-28-23-7-31zM12019 3173c0-11 6-17 13-12 7 4 10 14 6 20-11 18-19 15-19-8zM12135 3161c0-11 6-19 13-19s13 8 13 19-6 19-13 19-13-8-13-19zM3671 3147c1-15 4-18 8-8s3 21-1 25-7-3-7-17zM4494 3135c3-18 9-32 12-32 2 0 4 14 4 32s-5 32-11 32-9-14-5-32zM4801 3155c-4-8 7-13 25-13 19 0 33 5 33 13 0 7-12 12-25 12-14 0-28-5-33-12zM5341 3134c4-4 10 3 14 14 9 22 1 26-11 6-5-8-6-17-3-20zM5986 3135c1-21 4-28 7-16 3 13 3 30-1 39-3 9-6-1-6-23zM4908 3146c9-4 23-4 32 0s2 7-16 7-25-3-16-7zM4999 3146c10-4 21-4 25 1 4 4-3 7-17 7-15-1-18-4-8-8zM14422 3107c-16 4-21 0-16-12 4-10 12-18 19-18 21 0 52 38 46 55-4 11-10 8-16-8-6-14-19-21-33-17zM5066 3124c0-3 10-13 23-23 20-16 21-15 5 5-17 22-28 28-28 18zM12195 3093c19-19 20-19 16 3s-37 45-37 26c0-4 9-17 21-29zM14591 3116c0-7 9-13 20-13s17 6 12 13c-4 7-13 13-20 13s-12-6-12-13zM5125 3104c-13-21 15-28 32-7 13 15 12 19-4 19-12 0-24-6-28-12zM3593 3074c0-16 4-52 9-80 11-67 25-29 19 51-5 58-28 83-28 29zM4685 3090c4-7 14-13 21-13s9 6 5 13c-5 7-14 13-21 13s-9-6-5-13zM5936 3051c0-32 2-45 5-29s3 42 0 58-5 3-5-29zM4549 3078c0-7-8-10-19-6-14 6-20-1-20-19 0-15 5-28 11-28 18 0 53 51 41 59-7 4-13 1-13-6zM5872 3012c0-47 2-65 5-42s3 61 0 84c-3 24-5 4-5-42zM4595 3057c-32-24-11-24 32 1 19 10 24 18 13 18s-31-8-45-19zM5158 3043c-13-30-13-33 3-19 15 12 20 12 26-1 5-12 7-12 7 2 1 11-4 27-9 36-8 12-15 7-27-18zM14464 3038c0-18 3-25 6-16 4 9 4 23 0 32-3 8-6 2-6-16zM3698 3025c0-18 3-25 7-16 3 9 3 23 0 32-4 8-7 1-7-16zM5234 3011c-11-20-11-31 0-42s12-9 5 10c-6 17-5 22 6 15 10-6 12-2 6 13-6 17-4 20 9 12 11-7 14-6 8 4-13 21-18 19-34-12zM12246 2987c10 9 15 21 11 27-10 17-15 14-22-15-6-22-4-24 11-12zM14347 2986c-15-21-24-38-18-38 13 1 59 64 52 72-3 3-18-12-34-34zM14410 2968c0-11 6-20 13-20s13 5 13 12-6 16-13 20-13-1-13-12zM3544 2928c0-21 3-28 6-16 3 13 3 31 0 39-4 9-7-1-6-23zM12252 2934c0-8 5-11 12-6 8 4 13 11 13 14s-5 6-13 6c-7 0-12-7-12-14zM5156 2883c-10-6-14-15-9-20 13-14 36 7 36 33 0 13-6 28-13 32-8 5-10-1-5-13s1-26-9-32zM5432 2828c183-135 279-212 280-224 0-7-23-45-51-83-29-38-52-78-52-87 0-10-14-44-31-78-36-72-85-226-85-266 1-23 4-21 18 11 21 49 124 179 133 170 4-4-1-18-10-31-17-20-16-21 4-5 13 10 23 34 23 53 0 41 21 65 57 65 21 1 23 3 9 12-15 10-13 19 15 52 21 24 35 33 39 23 3-8 4-5 1 9-2 14 14 45 35 68 44 51 51 119 15 154-33 33-326 251-338 251-5 0-26-18-46-39-34-35-36-40-16-55zM14249 2873c5-5 12-2 15 7s15 16 25 16c11 0 16 6 11 13-11 18-23 16-43-8-10-11-13-24-8-28zM5985 2876c1-15 4-19 8-8 3 9 3 20-1 25-5 4-8-4-7-17zM12236 2828c7-75 12-88 27-63 11 18-10 131-25 131-5 0-6-30-2-68zM12316 2858c0-25 11-46 34-64 50-40 64-33 25 13-18 21-33 51-33 64 0 14-6 25-13 25s-13-17-13-38zM3725 2851c0-21 3-29 6-16s3 30 0 39c-4 8-7-2-6-23zM5871 2831c0-32 3-45 6-29s3 43 0 59-6 2-6-30zM5026 2840c-14-29-4-47 29-54 22-5 42-5 47-1 4 4-7 8-24 9-17 0-24 4-15 7 24 10 19 27-10 34-14 4-26 6-27 5zM5101 2824c4-10 15-18 25-18 27 0 22 21-7 29-18 5-23 1-18-11zM5273 2731c0-42 14-34 76 46 54 68 56 79 8 52-50-27-84-67-84-98zM14197 2831c-4-8 1-12 12-12s20 4 20 12c0 7-5 13-12 13s-15-6-20-13zM5934 2806c0-18 3-26 7-17 3 8 3 24 0 33-4 9-7 1-7-16zM4998 2768c14 0 17 3 7 7-9 4-13 12-9 19 8 14 1 16-12 3-15-16-8-30 14-29zM3722 2704c0-17-10-39-23-48-21-16-20-18 5-18 24 0 29 9 34 74 7 81 5 98-8 52-4-16-8-43-8-60zM14139 2770c0-14 27-42 41-42 20 0 10 25-16 39-14 7-25 9-25 3zM12445 2735c9-11 22-20 29-20 8 0 6 9-3 20-9 10-22 19-29 19s-6-9 3-19zM5982 2709c-9-39-5-56 9-42 4 4 6 24 3 44l-4 36zM12509 2712c15-20 14-23-7-23-19 0-14-10 25-46 50-47 88-54 93-18 2 14-7 20-30 19-22 0-39 10-49 30-8 17-23 37-32 45-14 13-14 11 0-7zM12290 2702c0-7 10-13 20-13 11 0 19 6 19 13s-8 13-19 13c-10 0-20-6-20-13zM12407 2702c0-7 6-13 13-13 8 0 10 6 6 13s-11 13-14 13-5-6-5-13zM14002 2701c-15-25 14-39 40-19 24 18 24 19-6 11-21-5-28-3-21 7 5 8 6 15 2 15-3 0-10-6-15-14zM14240 2693c9-3 20-3 24 1 5 5-3 8-17 7-15 0-18-4-7-8zM3560 2675c-16-25 5-28 55-7l49 20-48 1c-26 0-51-6-56-14zM3750 2662c-2-23-13-38-38-49-87-39-223-144-306-237-170-190-269-387-332-663-43-186-43-491 0-659 33-127 104-282 178-386 72-102 245-260 364-333 73-44 104-70 95-79-15-15 12-48 38-48 9 0 6 8-8 18-49 35-5 38 63 4 95-48 293-121 411-152 307-79 606-49 846 86 69 38 88 44 97 29 9-13 11-11 11 10 1 18 25 46 72 82 92 71 200 190 275 303 32 49 62 83 64 74 8-22 29-18 29 5 0 10-7 19-16 19s4 13 28 29 65 48 93 72c27 24 55 39 63 35 7-5 13 1 13 12s18 52 39 90c57 100 64 210 26 378-16 70-38 153-50 185-24 67-107 156-183 195-28 15-49 31-46 36 2 5-8 9-23 10s-72 14-125 29c-132 37-375 56-545 44l-139-10-34 97c-45 127-87 208-136 264-47 54-93 63-84 17 21-100 20-166 0-207-56-108-126-164-172-140-40 22-76 130-98 293-27 204-54 327-85 388-33 65-32 78 8 104s36 59-7 71c-77 21-252 4-352-34-15-6-23 0-27 22-5 28-6 28-7-4zM5884 2618c0-28 3-38 6-22s3 39-1 51c-3 13-5 0-5-29zM12407 2639c0-16 8-27 19-27s19 5 19 11-8 19-19 27c-16 14-19 12-19-11zM3515 2618c0-11 6-19 13-19s13 8 13 19c0 10-6 20-13 20s-13-10-13-20zM3631 2618c-13-16-12-19 5-19 24 0 40 21 23 31-6 4-19-1-28-12zM13898 2612c1-14-9-18-34-16-20 3-36-2-36-9 0-23 55-16 101 12 51 31 52 38 5 35-24-2-37-10-36-22zM14031 2616c-15-15-10-30 11-30 10 0 19 9 19 19 0 20-15 26-30 11zM5919 2586c0-7 12-13 26-13s26 6 26 13-12 13-26 13-26-6-26-13zM12495 2576c2 14-4 23-17 23s-20-9-17-20c5-28 28-30 34-3zM3554 2566c0-16 5-17 26-6 14 8 26 17 26 20s-12 6-26 6c-15 0-26-9-26-20zM12607 2571c-7-6-27-23-45-36-30-24-30-26-7-26 29 0 44 8 69 40 18 23 4 41-17 22zM12743 2573c-12-8-14-13-4-13 8 0 19 6 23 13 10 16 6 16-19 0zM13698 2517c23-11 33-10 45 5 8 11 29 26 47 34 45 22 4 17-65-6-55-19-56-21-27-33zM5893 2547c0-7 6-13 13-13s13 6 13 13-6 13-13 13-13-6-13-13zM5971 2547c0-7 6-13 13-13s13 6 13 13-6 13-13 13-13-6-13-13zM12811 2550c-44-7-35-25 16-34 25-4 65-11 90-16 36-6 44-4 39 11-5 12-20 17-44 13-20-3-44 3-54 12-10 10-31 16-47 14zM12665 2537c0-18 82-43 96-29 8 9 3 13-15 13-15 0-31 6-36 13-9 15-45 18-45 3zM13847 2517c13-5 16-1 12 11-9 22-13 24-23 8-4-7 1-15 11-19zM12407 2515c0-11 2-20 5-20s8 9 12 20c4 10 2 19-5 19s-12-9-12-19zM13599 2524c5-3 8-11 3-17-4-7 4-12 19-12 14 0 26 6 26 13s-4 13-11 13c-6 0-20 2-30 5-9 2-12 1-7-2zM13529 2512c9-3 20-3 24 1 5 5-3 8-17 7-15 0-18-3-7-8zM5869 2482c30 0 51 4 46 9-13 13-86 16-94 3-3-6 18-12 48-12zM13033 2495l-64-8 68-2c38-2 68 3 68 10 0 8-2 12-4 11-1-1-32-6-68-11zM13440 2491c5-6 33-8 60-6l50 4-60 7c-34 3-56 1-50-5zM13951 2495c-5-7 9-13 32-13 24 0 37 6 33 13-5 8-19 13-33 13-13 0-27-5-32-13zM3308 2469c0-8 6-10 13-6s13 11 13 14-6 5-13 5-13-6-13-13zM3412 2436c0-12 6-17 13-12 7 4 13 13 13 20 0 6-6 13-13 13s-13-10-13-21zM3308 2383c0-15 9-30 20-35 17-6 17-3 5 22-22 41-25 42-25 13zM5787 2364c3 10 0 23-8 31-9 10-11 5-5-17 4-17 10-23 13-14zM5746 2343c-5-10-8-21-3-25 4-4 2-15-6-25-11-13-11-17 0-17 19 0 31 29 25 60-4 18-7 20-16 7zM5676 2290c2-7 15 2 27 19 25 33 10 44-16 12-9-10-14-25-11-31zM3192 2266c0-11 47-55 59-55 3 0-3 15-15 32-20 31-44 43-44 23zM3140 2204c0-11 6-17 14-12 7 4 9 13 5 20-11 18-19 15-19-8zM5622 2166c-10-12-11-20-2-20 15 0 34 25 25 34-4 3-14-3-23-14zM3103 2152c0-15 3-18 7-8 4 9 4 20-1 25-4 4-7-4-6-17zM5543 2112c-21-23-26-36-15-40 12-4 16-42 16-129 0-111 2-121 21-106 12 10 16 19 10 21-14 5-14 250 0 272 16 27 2 19-32-18zM3149 2099c-5-5-9-22-9-38s-5-33-11-36c-16-10-27-60-14-60 6 0 18 24 27 52 8 29 20 52 26 52s11 9 11 19c0 20-15 26-30 11zM5516 1878c1 45-3 90-10 100-9 14-13-5-13-64 0-111 20-142 23-36zM2898 1823c0-25 3-35 6-22 3 12 3 32 0 45-3 12-6 2-6-23zM2959 1819c0-24-3-71-8-104-5-37-3-60 5-60 7 0 16 25 20 55s12 77 17 104c7 39 5 48-12 48-16 0-22-12-22-43zM3050 1842c0-11 6-17 13-12 7 4 13 13 13 20s-6 12-13 12-13-9-13-20zM5693 1849c4-7 13-13 20-13 6 0 12 6 12 13s-9 13-20 13-16-6-12-13zM5564 1763c11-11 19-14 19-7s-8 20-19 29c-11 8-20 12-20 7s9-19 20-29zM5625 1743c7-21 46-43 56-33 5 5 5 18 1 29-9 23-65 27-57 4zM3037 1708c0-21-6-42-13-46-7-5-12-36-12-69 1-48 3-55 12-32 15 36 32 185 21 185-4 0-8-17-8-38zM5772 1683c-6-9-7-20-3-24 12-12 25 5 18 24-4 13-7 13-15 0zM5725 1642c26-16 43-16 33 0-5 7-18 13-30 13-19 0-19-2-3-13zM5770 1616c-10-17 12-43 31-37 8 3 7 14-4 29-12 16-20 18-27 8zM2947 1497c0-27 5-49 12-49 17 0 17 53 0 78-9 14-12 7-12-29zM5865 1483c-4-19-3-35 4-35 6 0 12-9 12-20s5-16 12-12c19 11 16 49-4 77-17 23-18 22-24-10zM3002 1358c-1-53 2-120 7-149l10-51 7 42c4 23 1 42-4 42-6 0-12 48-14 106l-4 107zM5945 1429c0-11 6-19 13-19s13 8 13 19-6 19-13 19-13-8-13-19zM5912 1351c-5-18-5-37 0-42 11-11 33 23 33 52 0 35-24 27-33-10zM5987 1332c0-25 3-35 6-22 3 12 3 32 0 45-3 12-6 2-6-23zM5893 1257c0-23 6-41 14-41 7 0 9 14 4 35-12 51-18 53-18 6zM2897 1209c1-21 4-28 7-16 3 13 3 30-1 39-3 9-6-1-6-23zM5963 1138c0-61 2-85 5-55 2 31 2 80 0 110-3 30-5 5-5-55zM2921 1087c0-29 6-52 13-52s13 23 13 52c0 28-6 51-13 51s-13-23-13-51zM3037 1054c0-11-11-19-26-19-29 0-31-5-12-40 18-35 38-31 38 8 0 17 6 32 13 32s13 8 13 19c0 10-6 20-13 20s-13-9-13-20zM5926 984c11 18-4 77-20 77-7 0-13-17-13-38 0-41 19-62 33-39zM2895 952c0-28 4-35 14-24 10 10 10 21 1 38-13 21-14 19-15-14zM5946 911c1-15 4-18 8-8s3 21-1 25-7-3-7-17zM5857 893c0-18 2-25 6-16 3 8 3 23 0 32-4 9-6 1-6-16zM3103 846c0-15 3-18 7-7 4 9 4 20-1 24-4 5-7-3-6-17zM2959 841c0-7 5-13 13-13 7 0 13 6 13 13s-6 13-13 13c-8 0-13-6-13-13zM3103 769c0-15 3-18 7-8 4 9 4 20-1 25-4 4-7-4-6-17zM5764 744c23-21 26-21 26-2 0 12-8 21-18 21s-22 8-25 17c-4 9-7 10-8 2 0-8 11-25 25-38zM5641 706c-25-19-25-19 4-20 17 0 29 8 29 19 0 24-2 24-33 1zM5680 660c5-7 11-13 14-13s6 6 6 13-7 13-14 13c-8 0-10-6-6-13zM3140 634c0-7 9-13 20-13 10 0 19 6 19 13s-9 13-19 13c-11 0-20-6-20-13zM3231 634c0-7 6-13 13-13s13 6 13 13-6 13-13 13-13-6-13-13zM5712 634c0-7 10-13 21-13s16 6 12 13c-5 7-14 13-20 13-7 0-13-6-13-13zM5557 608c0-8 6-11 13-6 7 4 13 10 13 14 0 3-6 5-13 5s-13-6-13-13zM5506 544c0-7 6-13 13-13s13 6 13 13-6 13-13 13-13-6-13-13zM5557 500c0-18 6-36 13-40 8-5 13 6 13 24s-6 36-13 40c-7 5-13-6-13-24zM5463 483c-5-4-9-17-9-29 1-16 3-16 14 3 14 24 10 42-5 26zM3314 439c-4-7-5-16-1-20 9-9 34 7 34 22 0 17-22 15-33-2zM5422 427c-5-8 1-13 13-13 11 0 17 5 13 13-5 7-11 13-13 13-3 0-9-6-13-13zM5493 427c0-8 11-13 26-13 14 0 25 5 25 13 0 7-11 13-25 13-15 0-26-6-26-13zM3544 320c40-11 41-5 4 30-32 29-33 29-33 4 0-17 11-30 29-34zM5365 355c0-15 3-18 7-8s4 21-1 25c-4 4-7-3-6-17zM5336 310c11 7 13 14 4 19-7 5-17 2-22-6-12-19-3-26 18-13zM3606 285c0-7 11-13 26-13 14 0 23 6 19 13s-17 13-27 13c-11 0-18-6-18-13zM5278 210c14 3 11 10-12 27-17 12-33 17-37 11-10-16 26-43 49-38zM3515 221c0-8 9-13 20-13s17 5 13 13c-5 7-15 13-21 13-7 0-12-6-12-13zM5357 221c-4-8-2-13 6-13 7 0 13 5 13 13 0 7-2 13-5 13s-10-6-14-13zM3641 212c9-4 24-4 33 0 8 4 0 7-17 7-18 0-25-3-16-7zM3793 182c16-13 20-12 20 5 0 11-9 21-20 21s-19-3-19-5c0-3 8-12 19-21zM5082 120c19 2 38 10 42 19 8 23-21 21-52-2-24-18-24-19 10-17zM3864 125c0-13 37-17 53-7 13 9 9 12-17 12-20 0-36-2-36-5zM3968 117c0-7 19-13 42-13 32 1 37 4 22 13-25 17-64 17-64 0zM4950 91c-15-9-9-12 23-12 23 0 42 5 42 12 0 17-40 17-65 0zM4084 65c11-1 37-4 58-8 37-6 38-5 13 14-29 22-30 22-65 7-18-7-20-11-6-13zM4847 53c0-8 11-13 25-13 13 0 28 5 33 13 4 7-7 12-25 12-19 0-33-5-33-12zM3929 43c0-5 14-10 32-10s32 5 32 10-14 10-32 10-32-5-32-10zM4291 31c10-3 31-12 46-19s47-11 71-8c41 5 40 6-11 8-30 1-55 8-55 15s-16 12-35 12c-20-1-27-4-16-8zM4748 5c13 5 31 9 41 9s19 6 19 13c0 20-44 14-64-10-17-19-17-20 4-12zM4963 13c0-7 10-12 22-12 19 0 18 2-4 19-13 10-33 18-44 18-14-1-13-3 3-7 13-4 23-12 23-18zM3822 5c9-4 24-4 33 0 8 3 0 7-17 7-18 0-25-4-16-7zM4139 5c20-3 49-3 65 0s0 5-36 5-49-3-29-5zM4591 5c13-3 33-3 45 0 13 3 3 6-22 6s-35-3-23-6zM4675 5c9-4 24-4 33 0 8 3 0 7-17 7-18 0-25-4-16-7zM4837 5c12-3 33-3 45 0 13 3 1 6-23 6-25 0-35-3-22-6z">
          <text:p/>
        </draw:path>
        <draw:path draw:style-name="gr8" draw:text-style-name="P6" draw:layer="layout" svg:width="13.303cm" svg:height="16.197cm" svg:x="3.321cm" svg:y="5.417cm" svg:viewBox="0 0 13304 16198" svg:d="M1610 16181c-235-46-422-162-564-349-112-147-171-319-174-507-1-76 1-148 4-158 3-11 16-60 28-110 59-245 235-468 460-582 131-66 206-86 359-93l146-7-8 95c-4 53-13 145-19 206-7 60-13 117-13 126 0 11-24 16-77 16-210 0-397 164-440 387-18 94 3 222 50 301 35 60 124 165 140 165 5 0 18 8 29 18 36 31 152 61 238 61h82l9 106c4 58 8 133 8 165v60l87 9c48 4 110 11 137 15 48 8 49 8 19 24-42 21-79 32-191 53-115 22-196 21-310-1zM11994 16182c-87-16-217-58-235-76-5-5-18-9-31-9-12 0-25-4-27-9-2-6-42-40-88-77-170-136-266-272-317-450-64-220-54-417 31-626 106-260 353-473 622-537 107-25 305-25 413 0 270 63 519 283 624 549 60 150 79 262 69 408-9 135-54 295-92 324-11 8-19 26-19 40 0 28-66 122-147 209-59 62-214 169-246 169-12 0-21 5-21 11 0 16-155 65-253 79-112 16-169 15-283-5zM12367 15698c332-163 335-659 4-832-75-39-88-42-216-42-118 0-144 5-200 32-87 43-181 140-224 230-30 64-34 91-34 197 0 100 5 134 29 186 60 130 153 214 296 265 92 33 236 18 345-36zM11964 15683l-81-41 33-43 33-44-45-59c-25-33-46-67-46-75 0-11-3-11-10-1-5 8-28 24-51 36l-41 21-20-67c-32-107-29-114 38-114 55 0 58-2 59-36 0-19 8-55 16-80 16-45 16-46-34-68l-50-23 22-34c12-19 37-51 56-72l34-38 34 42 34 42 58-28c31-16 64-28 73-28s14-10 10-23c-24-90-24-92 24-101 25-4 66-4 91 0 48 9 48 10 24 100-4 14 5 24 29 30 20 5 51 20 71 34l35 25 38-46 37-45 33 36c37 41 75 95 75 108 0 5-21 17-46 26-40 15-45 21-39 49 5 18 12 55 16 81 7 46 11 49 55 50 25 1 52 1 58 0 12-2 2 70-20 138l-13 41-49-25-50-25-36 48c-20 27-44 54-53 61-14 10-9 23 21 60l39 46-63 34c-34 19-72 35-84 35-21 0-25-7-38-66-7-30-12-32-85-32l-78 1-16 55-16 56zM2831 15800c-4-7 1-9 12-5 23 9 27 18 8 18-7 0-16-6-20-13zM2749 15698c36 2 44 4 24 8-18 3-36 12-40 18-4 7-15 4-24-7-15-18-10-20 40-19zM1623 15695c0-7-6-9-12-5-13 7-105-41-105-55 0-5 16-24 35-44l35-37-33-35c-18-20-41-48-52-64-17-27-21-27-55-10-20 11-44 19-53 19-19 0-45-76-45-132 0-33 4-36 50-36h50l19-79 19-78-43-21c-24-11-43-27-43-35 0-24 78-123 98-123 9 0 30 16 44 36l27 37 71-34 70-33-7-53c-6-47-4-54 23-61 41-11 98-10 105 2 4 5-1 68-10 139-9 70-14 135-11 144 3 8 0 69-8 135-7 67-17 172-21 235l-9 114-37-8c-34-8-37-6-45 41-11 66-9 64-35 58-12-2-22-10-22-17zM4200 15632c11 0 16 66 6 72-6 4-11-11-11-32 0-22 2-40 5-40zM2904 15609c2-90 7-80 14 26 2 34-1 62-6 62s-9-40-8-88zM3178 15651c-4-11-4-24 0-28 5-5 8 1 8 12 0 12 14 24 30 27l29 5-30 2c-16 1-33-7-37-18zM3189 15561c0-21 3-29 6-16 4 13 3 30 0 39-4 9-6-2-6-23zM4211 15542c0-32 3-46 6-30s3 43 0 59-6 3-6-29zM3212 15328c7-16 9 6 4 58-9 102-17 118-16 32 1-35 6-76 12-90zM4230 15355c4-71 11-158 17-194 13-86 0 141-14 247-8 54-9 40-3-53zM2936 14961c8-9 3 213-8 354-7 91-8 57-4-110 4-131 9-241 12-244zM3225 15183c0-30 40-399 45-411 11-27 6 50-14 228-11 102-22 189-25 191-3 3-6 0-6-8zM4267 14889c5-50 11-93 13-96 12-13 3 150-8 167-9 13-11-9-5-71zM2946 14785c0-71 2-98 4-61 3 38 3 96 0 130-2 33-4 3-4-69zM3280 14701c0-32 3-45 6-29s3 42 0 58-6 3-6-29zM4306 14509c9-11 3 122-8 173-7 36-8 19-3-58 3-61 9-112 11-115zM2959 14520c0-75 1-105 4-67 2 37 2 97 0 135-3 37-4 6-4-68zM3293 14585c0-25 3-35 6-23 3 13 3 33 0 46-3 12-6 2-6-23zM3316 14359c8-38 9-27 4 45-8 105-18 139-16 57 0-28 5-74 12-102zM4320 14346c4-57 9-106 12-109 9-9 3 94-8 154-8 44-9 33-4-45zM2971 14223c-1-67 3-187 8-265 9-141 9-141 10-32 0 60-4 180-9 265l-9 155zM3332 14210c0-32 3-45 6-29s3 42 0 58-6 3-6-29zM4358 13940c8-10 3 120-8 186-8 46-9 30-4-58 4-67 9-125 12-128zM3345 14100c0-28 3-38 6-22s3 39-1 52c-3 12-5-1-5-30zM3355 13983c1-28 6-77 12-109 9-44 10-32 4 45-7 110-17 150-16 64zM1919 13790c8-37 10-22 4 52-7 114-17 147-15 57 0-31 5-80 11-109zM4367 13855c0-43 2-59 5-35 3 23 3 58 0 77s-5 0-5-42zM2996 13719c0-39 3-55 6-35 3 19 3 51 0 71-3 19-6 3-6-36zM3381 13737c0-27 5-58 11-68 7-11 9 7 5 45-9 79-17 90-16 23zM4379 13713c0-36 3-49 6-29 3 19 3 48 0 64s-6 0-6-35zM3086 11451c0-29 3-39 6-23s3 40 0 52-6-1-6-29zM3074 11237c0-31 2-45 5-29s3 43 0 59-5 2-5-30zM3059 11108c0-18 3-25 7-16 3 9 3 24 0 32-4 9-7 2-7-16zM3047 10998c0-21 3-28 6-16 4 13 3 31 0 39-4 9-6-1-6-23zM3034 10901c0-24 3-35 6-22 4 12 4 33 0 45-3 13-6 2-6-23zM3021 10798c0-25 3-35 6-23 4 13 4 33 0 46-3 12-6 2-6-23zM2996 10617c0-25 2-35 6-23 3 13 3 33 0 46-4 12-6 2-6-23zM32 8669l-32-36 36 31c33 30 41 40 31 40-2 0-18-16-35-35zM6525 8191c12-3 30-3 38 1 9 3-1 6-22 6-22-1-29-4-16-7zM6130 8165c16-3 40-3 52 0 12 4-1 6-29 6-29 0-39-3-23-6zM1694 8123c4-7 13-13 21-13 7 0 8 6 4 13-5 8-13 12-20 12-8 0-10-4-5-12zM5717 8036c8-3 23-3 32 0 9 4 1 7-16 7-18 0-25-3-16-7zM5206 7948c1-35 3-48 6-29 3 20 3 49 0 65s-6 0-6-36zM5219 7806c0-36 3-49 6-29s3 49 0 65-6-1-6-36zM5232 7657c0-32 3-45 6-29s3 42 0 58-6 3-6-29zM5245 7522c0-29 3-39 6-23s3 39-1 52c-3 12-5-1-5-29zM5322 7426c71 2 64 7-19 15-27 2-49 0-49-6s31-10 68-9zM5390 7311c-2-3-32-9-66-16-45-7-26-8 66-3 71 4 131 8 134 10 2 2-26 6-63 8-37 3-68 3-71 1zM5498 7170c9-4 20-3 24 1 5 5-3 8-17 7-15-1-18-4-7-8zM5410 7153c32-6 75-11 97-10 28 0 23 3-20 11-32 6-75 10-97 10-28-1-23-4 20-11zM5394 7131c10-3 21-3 25 1 4 5-3 8-17 7-15 0-18-3-8-8zM5599 7069c-13-33-9-41 6-15 8 13 11 27 8 30-4 4-10-4-14-15zM5419 7002c16-3 42-3 58 0s3 5-29 5-45-2-29-5zM5310 6837c0-36 2-49 5-29 3 19 3 48 0 64s-5 0-5-35zM5321 6692c-3-45 12-69 41-68 27 1 27 1 2 11-14 6-29 27-34 48-6 28-8 30-9 9zM5448 6621c21-3 35-1 31 5-6 10-69 15-69 5 0-3 17-7 38-10zM1199 6591c0-21 3-29 6-16s3 30 0 39c-4 9-7-2-6-23zM5501 6614c0-6 19-24 42-42l41-31-38 41c-39 43-46 48-45 32zM402 6554c11-5 17-3 12 5-8 12-32 18-32 7 0-2 9-8 20-12zM5585 6516c5-13 12-20 16-16s0 15-9 23c-13 13-14 11-7-7zM5606 6449c0-22 3-29 6-16 4 12 3 30 0 39-4 8-6-2-6-23zM790 6424c11-4 16-2 12 6-8 12-32 18-32 7 0-3 9-8 20-13zM5620 6326c0-32 2-45 5-29 4 16 4 42 0 58-3 16-5 3-5-29zM5633 6190c0-35 3-48 6-29 3 20 2 49-1 65s-5 0-5-36zM5645 6042c0-25 3-35 6-23s3 33 0 45c-3 13-6 3-6-22zM5658 5899c0-24 3-35 6-22 3 12 3 33 0 45-3 13-6 2-6-23zM5672 5777c0-36 2-49 5-29 3 19 3 48 0 64s-5 0-5-35zM5685 5634c0-35 2-48 5-28 3 19 3 48 0 64s-5 0-5-36zM11192 5628c-4-7-1-13 6-13 8 0 14 6 14 13s-3 13-6 13-9-6-14-13zM5697 5505c0-28 3-38 6-22s3 39 0 51c-3 13-6 0-6-29zM5675 5425c-7-18-5-20 8-7 8 9 12 19 8 23s-11-3-16-16zM5636 5370c-13-14-18-26-12-26 7 0 19 12 28 26 9 15 14 25 12 25-3 0-15-10-28-25zM5500 5305c-45-10-45-10-6-11 21-1 47 4 58 11 21 14 14 14-52 0zM5335 5283c13-3 33-3 45 0 13 3 3 6-22 6s-35-3-23-6zM5206 5270c20-3 49-3 65 0s0 5-36 5c-35 0-48-2-29-5zM4983 5253c-52-8-54-9-13-10 25 0 74 4 110 10 61 9 62 10 13 9-29 0-78-4-110-9zM4825 5231c16-3 39-3 52 0 12 4-1 6-30 6-28 0-38-3-22-6zM4683 5218c16-3 42-3 58 0s3 6-29 6-45-3-29-6zM4534 5206c12-4 33-4 45 0 13 3 2 5-22 5-25 0-36-2-23-5zM4411 5192c16-3 42-3 58 0s3 6-29 6-45-3-29-6zM4269 5179c16-3 42-3 58 0 16 4 3 6-29 6s-45-2-29-6zM4169 5163c0-7 8-9 19-5s20 10 20 13c0 2-9 5-20 5s-19-6-19-13zM12010 5025c9-4 23-4 32 0s2 6-16 6-25-2-16-6zM4211 4999c13-4 30-3 39 0 9 4-2 6-23 6s-29-3-16-6zM4347 4973c10-4 21-3 25 1s-3 7-17 7c-15-1-18-4-8-8zM4489 4947c9-3 23-3 32 0 9 4 2 7-16 7s-25-3-16-7zM4625 4921c12-3 30-3 38 1 9 3-1 6-22 6-22-1-29-4-16-7zM4850 4839c9-9 20-13 24-9s-4 11-16 16c-19 7-20 6-8-7zM12362 4810c0-3 10-13 23-23 20-16 21-15 5 5-17 22-28 29-28 18zM4920 4767c9-16 20-26 23-22 3 3-4 16-17 28-22 21-23 21-6-6zM4973 4614c0-21 3-28 6-15 3 12 3 30 0 38-4 9-7-1-6-23zM10436 4531c0-7-42-14-92-17l-94-4 100-3c81-2 99 1 99 17 0 11-2 19-6 19-3 0-7-5-7-12zM4939 4485c-12-33-8-41 7-15 7 13 11 26 8 30-4 3-10-4-15-15zM3882 4405c9-3 20-3 25 1 4 5-4 8-17 7-15-1-18-4-8-8zM3978 4392c13-3 30-3 39 1 9 3-1 6-23 6-21-1-28-4-16-7zM4115 4379c9-3 20-3 24 1 5 5-3 8-17 7-15 0-18-3-7-8zM4192 4366c16-3 39-3 51 0 13 4-1 6-29 6s-39-3-22-6zM4366 4285l5-58 2 68c2 56-1 67-20 67-15 0-18-3-7-10 8-5 17-36 20-67zM13060 4324c8-15 17-26 20-26 4 0 1 11-7 26-8 14-17 25-20 25-4 0 0-11 7-25zM4351 4083c0-15 3-18 8-7 3 9 3 20-1 24-5 5-8-3-7-17zM4340 3942c1-35 3-48 6-29 3 20 3 49 0 65s-6 0-6-36zM4784 3981c-12-33-8-41 7-15 7 13 10 26 7 30-4 3-9-4-14-15zM11567 3975c5-7 14-13 21-13s10 6 5 13c-4 7-14 13-21 13s-9-6-5-13zM4756 3888c-7-22-7-22 7 0 8 13 12 30 9 39-5 11-7 11-8 0 0-8-4-26-8-39zM13268 3877c1-15 4-19 8-8 4 9 3 20-1 25-5 4-8-4-7-17zM4327 3742c0-32 3-45 6-29s3 42 0 58-6 3-6-29zM4707 3761c-13-33-9-41 6-15 8 13 11 26 8 30-3 3-10-4-14-15zM13295 3664c0-18 3-25 6-16 4 9 4 24 0 33-3 8-6 0-6-17zM4312 3592c1-15 4-18 8-8s3 21-1 25c-5 5-8-3-7-17zM4289 3527c3-3 9 3 13 14 9 23 2 27-11 6-5-7-6-16-2-20zM3137 3438c1-21 3-28 7-16 3 13 3 30-1 39-3 9-6-1-6-23zM4583 3373c1-16 4-19 8-8 4 9 3 20-1 25-4 4-7-4-7-17zM3124 3328c0-18 2-25 6-16 3 9 3 24 0 33-4 8-6 0-6-17zM2288 3290c5-8 11-13 14-13s6 5 6 13c0 7-7 13-14 13-8 0-10-6-6-13zM3124 3244c1-21 4-28 7-16 3 13 3 30-1 39-3 9-6-1-6-23zM4128 3254c-16-20-15-21 5-5 22 17 29 28 18 28-3 0-13-11-23-23zM4558 3256c0-15 3-18 7-8s4 21-1 25c-4 4-7-3-6-17zM4545 3205c0-16 3-19 7-8 4 9 4 20-1 24-4 5-7-3-6-16zM3137 3147c0-18 2-25 6-16 3 9 3 24 0 33-4 8-6 0-6-17zM2347 3114c1-15 4-18 8-8s3 21-1 25-7-3-7-17zM4017 3101c4-4 10 3 14 14 9 22 1 26-11 6-5-8-6-17-3-20zM3584 3113c9-4 23-4 32 0s2 7-16 7-25-3-16-7zM3675 3113c10-4 21-4 25 1 4 4-3 7-17 7-15-1-18-4-8-8zM3742 3091c0-3 10-13 23-23 20-16 21-15 5 5-17 22-28 28-28 18zM4548 2979c0-47 2-65 5-42s3 61 0 84c-3 24-5 4-5-42zM2374 2992c0-18 3-25 7-16 3 9 3 23 0 32-4 8-7 1-7-16zM4108 2795c183-135 279-212 280-224 0-7-23-45-51-83-29-38-52-78-52-87 0-10-14-44-31-78-36-72-85-226-85-266 1-23 4-21 18 11 21 49 124 179 133 170 4-4-1-18-10-31-17-20-16-21 4-5 13 10 23 34 23 53 0 41 21 65 57 65 21 1 23 3 9 12-15 10-13 19 15 52 21 24 35 33 39 23 3-8 4-5 1 9-2 14 14 45 35 68 44 51 51 119 15 154-33 33-326 251-338 251-5 0-26-18-46-39-34-35-36-40-16-55zM2401 2818c0-21 3-29 6-16s3 30 0 39c-4 8-7-2-6-23zM4547 2798c0-32 3-45 6-29s3 43 0 59-6 2-6-30zM3949 2698c0-42 14-34 76 46 54 68 56 79 8 52-50-27-84-67-84-98zM3674 2735c14 0 17 3 7 7-9 4-13 12-9 19 8 14 1 16-12 3-15-16-8-30 14-29zM2412 2739c1-15 4-18 8-8s3 21-1 25c-5 4-8-3-7-17zM3739 2751c9-4 23-4 32 0 9 3 2 7-16 7s-25-4-16-7zM11173 2690c0-3 10-13 23-22 20-17 21-16 5 4-17 22-28 29-28 18zM2426 2629c-2-23-13-38-38-49-87-39-223-144-306-237-170-190-269-387-332-663-43-186-43-491 0-659 109-421 427-728 952-915 337-121 590-137 853-54 113 36 259 112 333 174 109 91 237 230 306 333 46 67 91 118 125 140 30 18 66 48 83 65 16 17 36 31 44 32 7 0 33 38 56 85 60 117 68 219 29 388-16 70-38 153-50 185-27 76-122 171-206 207-17 7-28 17-24 23 3 5-7 10-22 11s-72 14-125 29c-132 37-375 56-545 44l-139-10-34 97c-45 127-87 208-136 264-47 54-93 63-84 17 21-100 20-166 0-207-56-108-126-164-172-140-40 22-76 130-98 293-27 204-54 327-85 388-33 65-32 78 8 104s36 59-7 71c-77 21-253 4-352-34-15-6-23 0-27 22-5 28-6 28-7-4zM4560 2585c0-28 3-38 6-22s3 39-1 51c-3 13-5 0-5-29zM12205 2479c9-3 20-3 24 1 5 5-3 8-17 7-15 0-18-3-7-8z">
          <text:p/>
        </draw:path>
        <draw:path draw:style-name="gr9" draw:text-style-name="P7" draw:layer="layout" svg:width="11.91cm" svg:height="16.052cm" svg:x="4.327cm" svg:y="5.421cm" svg:viewBox="0 0 11911 16053" svg:d="M668 16035c0-23 22-26 29-4 3 10 14 9 36-3 18-10 37-16 42-15 5 2 10-9 10-24 0-25-5-26-55-17-31 5-77 9-103 9-27 0-46 4-44 8 3 4-3 15-13 24-11 10-18 11-18 3s-7-13-16-12c-41 7-167-58-265-136-45-35-81-68-81-73 0-6-15-28-33-49-18-22-30-46-25-53 4-7 0-13-10-13-27 0-63-84-44-104 12-13 10-15-7-9-13 5-22 4-21-1s-5-26-13-46c-9-21-13-41-9-44 3-4 10 3 14 14 14 37 47-9 37-52-5-25-4-31 5-19 10 15 13 15 18 0 4-9 9-3 12 15s-1 47-10 65c-10 18-17 24-17 13-1-17-3-17-12-1-8 11-6 24 5 35 22 22 34 22 32 1-5-36 1-62 13-55 8 5 10 24 6 43-5 22-3 29 4 19 8-12 17-4 33 29 18 37 19 45 3 45-26 0-38 25-21 42 10 11 19 9 31-8 16-22 18-22 36 0 11 14 12 19 2 13-9-5-16-3-16 5s-6 11-13 6c-27-16-12 13 20 39 19 15 33 41 35 65 3 43 60 102 80 83 19-19 46-15 38 6-4 11 6 20 28 26 28 7 31 12 18 27-23 28 6 24 41-6 22-18 25-26 11-26-10-1-33-12-51-26s-48-26-67-26-39-6-43-14c-16-25 77-4 132 31 30 19 62 35 71 35 12 0 11 4-3 14-15 11-13 12 10 7 16-3 32-1 36 6 4 6 24 11 45 11 20 0 46 9 57 21 11 11 20 14 20 7 0-6 45-12 100-11 56 0 92 3 84 6-9 3-16 15-16 27 0 18-2 18-12 2-14-22-20-18-32 23-6 17-4 29 5 29 7 0 13-6 13-13s12-13 26-13 26 8 26 18c0 15-22 19-97 19-77 1-97-3-97-18zM574 15968c18-7 14-11-19-18-25-5-56-2-74 6-30 14-29 15 23 29 30 8 56 15 58 16 3 1 1-4-4-11-4-7 3-17 16-22zM474 15938c0-7-2-13-5-13s-10 6-14 13-2 13 6 13c7 0 13-6 13-13zM350 15906c-4-11-14-19-21-19s-6 8 3 19 18 19 21 19c2 0 1-8-3-19zM210 15744c-10 0-27-12-38-28s-24-24-29-20c-4 5 7 26 25 47 17 21 36 35 40 31 4-5 8-1 8 7s2 15 6 15c3 0 7-12 7-26s-9-26-19-26zM150 15615c6 0 8-13 4-29-7-28-8-27-24 10-9 21-16 47-16 58s5 6 12-10c6-16 17-29 24-29zM124 15571c0-8-4-7-7 2-4 9-12 14-18 10-6-3-15 0-20 8-6 10-4 12 8 5 13-8 15-5 8 14-8 24-8 24 11-1 11-13 19-31 18-38zM10978 16040l37-19c20-11 50-16 65-12 16 4 32 1 37-5 13-22-43-41-92-32-33 6-50 3-58-9-20-33-12-36 63-18 40 9 77 15 82 12s23 0 39 7c28 12 27 13-8 6-30-6-35-4-24 8 10 9 56 16 114 16 59 1 89 6 75 11-18 8-16 10 9 7 18-1 33-11 33-21s8-21 18-24c11-4 14-1 9 8-5 8-2 15 6 15 9 0 11-9 7-19-9-24 6-26 30-4 14 13 16 12 10-6-6-15-2-19 11-14 10 4 19 12 19 19s13 3 29-8 29-27 29-35 7-17 16-20 16 2 16 12c0 22-85 80-103 69-7-5-13-1-13 8-1 13-4 12-13-2-10-16-13-16-20 3-11 29-107 56-127 37-7-8-25-14-40-13-15 0-19 4-10 7 9 4 16 11 16 16 0 9-161 12-225 4zM11085 16029c0-7-6-13-13-13s-13 6-13 13 6 13 13 13 13-6 13-13zM11172 16021c-5-4-16-5-25-1-10 4-7 7 8 8 13 0 21-3 17-7zM591 16029c-18-11-18-13 0-12 10 0 31 6 45 12 26 11 26 11 0 12-14 0-35-5-45-12zM10968 16011c18-10 47-22 65-26l32-9-32 18c-18 10-47 22-65 27l-32 9zM10901 16007c10-4 21-3 25 1s-3 7-17 7c-15-1-18-4-8-8zM10813 15977c-16-10-15-13 7-13s23-2 6-14c-16-12-15-13 5-7 13 5 34 8 48 8s25 6 25 13-8 9-18 5-22 0-27 7c-10 17-21 17-46 1zM11280 15947c26-3 66-15 90-26 23-12 54-18 68-14 16 5 22 3 16-6-4-7 3-19 17-27 35-18 52 10 20 34-16 12-18 17-5 17 14 0 14 4 1 16-12 13-18 13-26 0-5-9-21-14-35-12-56 11-96 26-96 35 0 6-11 8-25 4s-42-1-63 6c-27 10-37 9-37-3 0-16 1-17 75-24zM10917 15957c0-12 7-19 15-16 24 8 28 36 5 36-11 0-20-9-20-20zM10781 15952c8-13 5-16-11-10-13 5-26-1-35-18-8-15-17-24-21-20-12 12-133-95-133-116 0-12-7-16-16-10-9 5-12 5-7-1 5-5-2-19-16-31-49-42-97-157-66-157 16 0 29 38 20 56-4 9 1 4 13-10 22-27 23-37 6-85-9-26-10-22-6 20l6 52-16-50c-9-27-20-44-25-39s-10-2-10-16c0-23-1-24-18-2-15 21-18 21-25 3-5-12-3-17 5-13 7 5 13-8 14-28 0-20 4-29 7-20 4 9 15 16 24 16 10 0 20-7 24-16 3-9 7-6 7 7 1 27 100 222 125 247 10 10 12 23 4 34-7 12-15 14-21 6-14-19-46-23-40-6 3 8 10 13 15 12 6-1 19 9 28 22 14 19 21 20 34 7s13-16-2-16c-14 0-15-3-1-16 13-13 24-7 57 29 22 25 45 44 51 42s14 5 18 16 12 17 18 13 15 0 20 8c6 10 4 12-6 6-8-5-14-2-14 5 0 8 13 13 29 12s49 7 74 19c25 11 38 21 30 21s-25 4-38 9c-14 6-19 4-13-6 4-7 2-18-5-22s-13 0-13 9c0 13-3 13-12-1-10-16-15-16-32 2-12 12-21 25-20 29 1 5-3 12-8 17s-5 0 1-10zM10782 15907c-14 6-18 0-14-19 3-15-1-27-8-27s-10-6-6-12c5-7-6-10-23-8-19 2-30-3-27-11s-6-29-20-47-23-23-19-12c5 13-3 25-21 33-25 11-25 14-6 30 18 15 20 14 13-4-5-11-3-21 4-21s16 12 20 28c6 20 14 25 35 20 16-4 25-4 21 0s2 16 15 26c12 10 15 15 6 10-25-12-73-20-62-9 5 5 13 9 18 10 26 4 52 23 46 34-5 7 4 6 19-2s27-17 27-20-8-2-18 1zM10599 15691c-10-20-22-37-26-37s-3 7 2 15c6 9 4 11-6 5-9-5-13-17-10-26 4-9 2-23-4-33-7-12-13-8-20 15-5 16-16 35-24 41-9 6-5 8 10 6 14-2 27 4 30 12 4 11-2 14-18 9-19-7-20-5-4 6 11 8 15 14 9 14s-7 7-2 14c5 8 14 9 23 2 8-7 25-11 38-9 20 4 20 1 2-34zM10542 15727c0-3 10-13 23-23 20-16 21-16 4 5-16 21-27 28-27 18zM11522 15870c-2-3-2-6-2-10l40 14c23 8 42 21 42 27 0 7-2 11-3 11-2-1-18-7-36-14-17-7-36-20-41-28zM11521 15857l-3 3h2c0-1 0-2 1-3zM11568 15809c8 0 0 12-18 26l-29 22c4-20 29-48 47-48zM11571 15833c12-13 17-24 11-24s3-14 19-32c17-17 35-29 41-25 7 4 12 1 13-7 3-29 6-34 36-74 17-23 37-39 43-35 7 4 10 0 9-10-2-10 4-34 12-54s15-41 15-48c0-6 10-12 22-13 17 0 19-2 6-10-18-12-8-54 13-54 7 0 10 8 7 18-4 9 4 34 17 55 14 20 25 43 25 50 0 25-70 123-88 123-12 0-16 9-11 26 4 17-2 30-19 39-13 7-22 18-18 24 3 5-10 25-29 43-35 32-97 51-130 39-13-5-11-12 6-31zM11629 15816c17-25 36-46 42-46s5 8-3 18c-8 9-10 22-5 27 6 6 2 6-8 0-13-7-15-5-8 7 7 11 5 14-4 8s-15-4-15 4 5 14 11 14c17 0 41-34 32-43-8-8 14-14 37-11 6 1 9-2 8-8-4-17 17-55 27-49 5 3 7-11 4-32-7-43-12-45-48-18-24 18-41 64-18 50 6-4 9-12 6-17s5-16 18-24c20-13 22-11 17 10-8 30-30 49-63 55-36 5-59 22-50 37 5 7-2 24-14 38-13 13-17 25-10 25s27-21 44-46zM11793 15653c4-15 2-15-8-1-10 15-13 15-18 0-4-10-11-14-16-9-13 12 5 39 22 33 8-2 17-13 20-23zM11832 15547c-15-27-16-27-21-4-4 17-8 19-15 8s-12-10-18 6c-5 12-3 17 5 13 7-5 13-2 13 5s-10 18-21 25c-15 8-17 14-7 20 9 6 21-4 30-24 15-34 45-47 31-13-20 49-20 61-1 29 17-29 17-41 4-65zM312 15804c-14-11-22-22-17-26 4-5 18 4 31 18 27 30 21 33-14 8zM257 15758c5-17 23-20 24-4 1 5-6 11-14 14-9 3-13-2-10-10zM229 15712c-14-17-13-19 4-12 12 5 22 14 22 20 0 16-8 14-26-8zM676 15470l-44-21-38 47-38 47-41-57-42-58 52-25c45-22 51-30 45-58-14-63-17-66-71-66h-54l7-53c10-73 23-82 78-55 46 22 47 21 73-9 33-41 33-44-6-96l-33-43 56-27c31-15 60-27 64-27s14 26 22 58c13 53 17 58 46 51 27-7 31-3 35 35 3 32-33 466-40 486-1 2-13 3-28 3-19 0-25-6-21-22 24-85 23-89-22-110zM11057 15469c-39-22-41-22-57 0-55 77-49 75-94 24-22-26-41-52-41-59s21-21 47-32c43-18 46-23 39-60-5-22-8-45-8-52 0-6-27-11-59-11-38 0-58-6-58-16 0-23 26-113 33-113 3 0 26 10 51 22l47 22 30-38 31-39-31-41c-17-22-31-44-31-48 0-12 103-60 115-53 6 4 15 29 20 57 8 48 10 50 58 50s51-2 59-50c4-28 12-53 17-56 11-6 118 40 118 51 0 5-14 28-33 51l-32 43 31 37 32 37 47-23c25-12 49-22 51-22 4 0 34 106 34 122 0 4-25 7-56 7-54 0-56 2-69 51-13 50-13 50 36 73 27 12 50 27 50 33 0 5-19 31-41 56l-41 47-37-45c-36-44-37-45-76-25-38 19-40 23-32 77l9 56h-67-67l8-55c8-51 6-56-33-78zM11843 15507c-12-19-16-34-9-34 21 0 16-52-6-60-11-4-17-11-14-16 3-4 8-63 12-131 4-67 3-111-3-97-8 20-12 14-21-33-6-31-12-63-13-70 0-7-11-33-24-56-13-24-20-47-16-50 4-4-6-19-22-33-15-13-20-21-11-16 10 5 23 2 29-8 17-27 14-43-4-29-9 7-23 12-32 12-20-1-108-105-114-134-2-12-5-25-5-29-1-3-7 3-14 13-9 14-16 15-23 5-5-8-49-35-98-60-55-28-82-48-71-53 10-5 2-5-17-2-19 4-39 1-43-7-5-7-21-10-37-6-25 7-25 6-5-6 13-8 50-17 84-20 41-3 54-1 42 8-13 7-14 12-4 12s13 9 8 21c-5 14-3 19 5 14 7-5 29 6 48 23 19 18 38 32 43 32 8 0-46-64-68-80-7-5-13-17-13-26 0-20-84-23-146-5-34 10-46 9-55-6-10-16-12-16-12 1 0 15-19 20-87 21-58 1-79-2-62-10 23-9 22-10-6-7-18 2-31 10-29 20 2 9-4 15-13 13-15-2-28 1-94 27-14 5-39 9-55 7-20-1-28 4-23 15 5 15-11 25-22 14-2-2-17 10-34 25-18 17-39 25-51 21s-17-3-12 3-20 41-55 79c-64 67-88 81-80 46 3-10-1-15-8-10-14 9-49-28-37-40 5-4 17-1 27 8 16 13 22 11 36-11 21-34 41-35 30-1-12 38 5 31 20-7 7-21 18-30 28-25 9 4 5-1-9-12-19-17-10-31 11-18 3 2 18-8 34-22s31-25 34-23c2 2 12 3 21 3 11 0 10-4-3-13-16-10-17-12-1-12 10 0 14-4 10-8s-23 3-43 16c-34 22-36 22-28 1 5-12 6-22 3-22-4 0-12 14-19 33-8 20-21 31-35 29-16-3-22 3-19 18 3 23-16 32-27 13-3-5-3-2-1 7 4 17-39 45-52 33-8-8 90-112 98-105 3 2 30-18 61-44 31-27 61-45 67-41 6 3 11 1 11-5 0-16 64-44 79-35 7 4 12 2 12-6s17-14 38-14 42-6 46-13c12-19 67-15 75 6 4 10 1 21-8 24-8 3 16 9 54 14s73 6 76 2c4-4-6-7-24-7-17 0-38-5-48-11s10-10 49-9c36 1 65-3 65-8s10-8 23-8c12 1 37-2 55-8 21-6 26-5 14 3-14 10-14 14 0 22 9 7 18 5 21-4 8-22 29-19 29 4 0 10 6 19 13 19s13-6 13-13c0-13 128 30 141 48 4 6 23 18 41 27 18 10 65 47 103 83 39 36 62 61 53 55-12-6-16-4-12 8 4 10 13 17 21 15 7-1 26 15 41 36s21 38 13 38c-9 0-12 11-7 25 4 14 3 28-4 32-9 6-10 36-3 73 1 3 8-2 14-13 7-10 9-29 5-41-3-12 0-25 7-30 8-5 12-14 7-21-4-6-4-12 0-12 13 0 72 143 64 156-4 7 0 12 10 13 12 0 11 3-3 12-11 8-13 13-4 13 22 0 34 46 20 74-14 27-33 154-21 143 4-5 15-39 24-77l16-69v104c-1 74-3 90-10 58l-8-45-5 38c-2 22-2 56-1 76 1 21-3 33-11 28-17-11-16 33 1 58 11 15 12 13 6-10-5-17-3-29 5-29 18 0 17 36-3 83l-16 37zM11859 15353c-1-28-1-28-12-3-15 36-15 48 0 39 7-4 13-21 12-36zM11885 15106c0-8-6-3-12 11-10 24-11 24-14-6-1-18-4-38-6-45-1-7-3-28-4-45-2-26-5-29-15-13-9 14-12 8-13-26v-45l-19 32c-20 36-26 69-6 39 9-15 13-11 14 19 2 21 2 51 0 67-1 18 7 31 24 36 21 7 25 16 19 43-6 30-4 28 13-9 11-23 20-50 19-58zM11744 14865c4-1 10-2 15-2 22 3-8-45-37-59-34-16-56-12-56 11 0 7 7 9 16 4 10-7 12-2 6 13-14 37 9 51 56 33zM11697 14850c4-20 34-30 34-11 0 8-5 12-12 8-6-4-15-2-18 6-4 7-5 6-4-3zM10625 14826c-4-6-13-9-20-5-6 4-8 14-4 20 4 7 13 9 20 4 6-4 8-12 4-19zM11640 14794c-13-16-11-19 14-16 16 2 32-5 36-16 5-16 3-17-14-3-16 13-22 14-30 2-6-10-4-13 4-8s17 0 21-10c5-13 1-16-14-10-13 5-17 2-12-7 5-7-3-22-18-33-21-15-35-16-64-4-23 8-32 17-23 23 8 5 21 6 30 3 9-4 20 0 25 8 5 7 15 10 21 6 7-4 12 2 12 14s-6 17-15 11c-10-6-12-3-5 9 16 28 35 51 42 51 4 0-1-9-10-20zM11595 14698c-4-8 1-10 13-6 22 9 26 18 7 18-6 0-15-5-20-12zM10821 14654c-1-21 8-26 57-27 92-3 182-59 109-68-25-4-25-3 0 7 37 16 3 24-86 20-50-2-78 3-88 15-9 10-21 15-27 12-6-4-6 7 1 24 6 18 9 34 6 38-3 3 2 5 11 5 10 0 17-11 17-26zM10852 14607c-12-8-13-13-4-13s19 6 24 13c9 16 5 16-20 0zM10899 14609c-3-5 5-10 19-12 29-2 32 4 6 14-11 4-21 3-25-2zM11568 14665c5-14-4-24-26-33-45-17-64-3-36 28 27 30 52 32 62 5zM10745 14644c-12 13-11 14 8 7 12-5 19-12 15-16s-14 0-23 9zM11447 14593c0 10 9 16 35 26 1 0-1-8-5-19-8-21-30-26-30-7zM11275 14560c-4-4-15-4-25-1-10 4-7 8 8 8 14 1 21-2 17-7zM29 15456c-16-24-20-40-11-46 14-8 24-137 18-215-4-38-4-38-14-6-6 17-11 44-11 58 0 26 0 26 12 0 8-18 9-11 4 26-5 28-13 57-20 64-15 17-2-201 15-241 12-28 12-27 10 11-4 59 16 59 36 1 15-41 14-49-1-49-29 0-34-22-13-67 16-34 19-36 14-10-6 30-5 31 13 7 12-16 14-29 5-40-8-10-5-25 11-46 12-17 31-47 41-67 15-29 20-32 29-17 6 11 11 25 12 30 0 5 10 21 22 35 14 16 15 21 3 14-14-8-16-6-10 10 5 13 2 20-6 19-8-2-15 8-17 23-3 34-32 85-32 57 0-11 6-27 15-35 11-12 9-22-9-42-26-28-53-36-37-10 15 25 17 48 3 56-6 4-11 13-11 20s6 9 14 4c10-6 12-4 5 7-5 9-3 21 6 26 12 7 12 13 2 19-9 5-20-4-27-21-6-16-12-22-13-13 0 9-6 13-13 9s-13-2-13 4c0 7 8 16 19 20 15 6 17 15 6 43-8 20-16 68-18 107-2 40-8 89-13 110-8 39-8 39 12-4 11-24 20-77 20-117s6-81 14-92c10-15 11-10 6 19-4 22-9 88-10 147-2 59-7 96-12 84-7-20-9-19-16 9-4 17-9 55-11 84l-4 51zM57 15173c-4-10-8-7-8 8-1 14 2 21 7 17 4-4 4-15 1-25zM179 14883c-7 5-17 2-22-6s-2-19 7-24c10-7 11-13 2-18-7-5-17 4-22 19-5 17-2 31 8 37 8 6 11 17 7 25-5 8-7 14-3 14 3 0 14-12 22-27 9-17 9-25 1-20zM10400 15441c-8-22-11-58-7-83 5-26 3-47-5-52s-10-29-6-56c5-27 14-45 21-40s7-2-1-17c-16-30 13-175 29-148 6 10 23 13 40 9 30-8 52 7 36 23-4 4-10 29-13 55s-11 58-17 71c-12 21-9 82 8 164l6 31-33-33c-18-18-33-46-33-63-1-16-7-41-13-55-8-18-10-3-4 44 4 39 14 80 21 92 9 14 9 33 0 59l-13 37zM10414 15392c-10-11-14-9-14 5 0 11 4 24 9 29 5 6 12 3 15-5 2-8-2-21-10-29zM10442 15121c-3 16-11 26-18 21-7-4-10 5-6 23 3 16 10 58 14 91 5 34 11 62 14 62s5-51 4-113-5-100-8-84zM10473 15114c-3-12-6-5-6 16 0 22 2 32 6 23 3-8 4-26 0-39zM10466 15434c0-18 3-25 7-16s4 23 0 32-7 2-7-16zM11900 15388c1-15 4-18 8-8 4 9 3 20-1 25-4 4-7-4-7-17zM10435 15024c-7-29 80-200 98-194 8 3 16 12 19 22 4 9 0 13-7 9-16-10-55 24-54 47 0 9 11 1 25-17 14-17 25-27 26-20 0 6-10 23-22 36-20 22-20 23 10 19 22-4 30-12 27-30-3-19-1-21 11-9s12 24-1 54c-10 21-23 35-30 31s-9 2-4 14c5 14 2 22-10 22-21 0-13-37 12-56 8-7 1-9-16-5-16 4-26 1-22-5 4-7 2-12-6-12s-14 12-14 27c0 14-6 23-13 18-7-4-12 7-11 29 1 20 4 26 7 14 5-18 11-20 37-8 17 8 28 20 24 26s-15 5-25-3c-14-11-19-12-19-1 0 23-36 16-42-8zM211 14849c-16-12-21-25-14-35 6-11 5-14-5-8-9 6-15 1-15-11 0-26 34-26 44 0 4 11 13 17 20 13 6-4 14-3 17 2 3 6 4 3 2-6-5-19 16-34 26-17 4 6-5 27-21 46-27 30-32 32-54 16zM247 14842c4-6-2-11-12-11s-15 5-11 11c3 6 8 11 11 11 2 0 8-5 12-11zM252 14707c27-25 56-42 66-39 10 4 14 1 9-7-11-19 17-34 34-18 7 8 22 10 33 6 14-5 17-3 9 9-7 13-2 16 24 11 45-9 44 7-1 28-37 17-48 15-49-6 0-21-19-45-34-45-9 0-8 7 2 19 9 11 13 24 9 28-5 5-4 15 3 23 6 8 0 25-18 43-27 28-29 29-47 8-16-20-15-22 6-14 19 8 22 6 11-7-7-9-13-22-14-29 0-7-7-15-15-18-9-3-13 1-8 7 4 7-4 22-18 34s-21 30-17 41c10 27 1 25-17-4-13-21-8-31 32-70zM342 14707c0-21-8-30-24-30-29 0-32 18-5 29 10 4 16 12 12 19-4 6-2 11 5 11 6 0 12-13 12-29zM468 14656c-5-13-17-19-30-14-18 6-19 4-6-10 12-13 12-21 1-35-8-9-9-16-3-14 7 2 31-7 54-19s42-16 42-9-15 16-33 21c-26 7-30 11-17 21 13 9 12 10-6 5-13-5-20-2-15 5 4 7 25 13 46 13 40 0 51 18 19 30-11 4-20 1-21-8 0-9-5-4-11 10-10 23-12 24-20 4zM385 14621c-13-8-12-12 4-18 11-4 23-3 27 4 10 16-11 26-31 14zM560 14614c-10 4-22 1-27-6-5-8-14-11-21-7-6 4-12 1-12-7 0-10 14-12 39-6 24 5 39 3 39-5s-9-11-20-7c-10 4-19 1-19-6 0-8 6-15 14-15 7 0 10-5 7-11-4-5 0-11 9-12 8 0 30-5 48-10 27-9 30-7 16 9-14 17-10 19 26 16 39-4 40-3 9 8-27 11-24 12 20 7 28-4 58-7 67-7 8 0 17-10 21-22 4-17 6-16 7 6s-6 29-28 30c-17 1-8 7 22 14 79 18 72 25-24 22-54-1-81-6-70-12 13-9 10-12-10-12-16 0-37-3-47-7-11-4-23 2-27 13-6 16-1 19 28 13 30-6 29-5-9 13-51 23-57 24-47 7 5-7 0-10-11-6zM797 14542c0-39 28-54 47-23 6 10 2 12-12 7-25-10-27-4-8 30 10 20 9 25-7 25-13 0-20-12-20-39zM11078 14516c-21-9-21-11-4-12 12 0 26 5 30 12 9 15 9 15-26 0zM717 14508c9-3 23-3 32 0 9 4 2 6-16 6s-25-2-16-6zM11133 14508c9-3 25-3 33 0 9 4 1 6-17 6-17 0-25-2-16-6zM3084 2808l149-112c82-61 148-120 148-130s-24-50-53-89-50-74-47-78c4-4-12-49-35-100-43-94-78-201-68-211 12-11 346 451 346 480 0 42-25 66-201 198l-156 116-41-37zM2947 2685c7-19 16-13 55 38 25 33 43 63 39 67-3 4-28-13-55-38-35-32-46-50-39-67zM1554 2631c-258-58-480-239-651-528-105-179-178-439-191-685-36-628 311-1084 1008-1324 205-71 324-94 492-94 400-1 746 201 988 576 38 58 75 98 111 119 30 18 82 61 115 97 120 127 147 258 98 473-35 159-48 192-92 254-70 98-204 170-397 213-76 17-162 22-366 22h-266l-15 58c-39 146-162 349-211 349-7 0-9-41-3-103 8-95 6-106-25-160-38-65-103-125-136-125-41 0-78 58-104 161-14 56-26 118-26 137 0 81-53 342-77 381-37 59-34 107 6 125 37 17 42 43 12 55-23 8-230 8-270-1z">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ndré Santanchè</meta:initial-creator>
    <meta:creation-date>2019-01-14T22:57:49.424975026</meta:creation-date>
    <dc:date>2019-01-15T11:12:35.511544762</dc:date>
    <dc:creator>André Santanchè</dc:creator>
    <meta:editing-duration>PT5M31S</meta:editing-duration>
    <meta:editing-cycles>2</meta:editing-cycles>
    <meta:generator>LibreOffice/6.0.7.3$Linux_X86_64 LibreOffice_project/00m0$Build-3</meta:generator>
    <meta:document-statistic meta:object-count="33"/>
  </office:meta>
</office:document-meta>
</file>